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6.33mm"/>
    </style:style>
    <style:style style:name="co2" style:family="table-column">
      <style:table-column-properties fo:break-before="auto" style:column-width="32.49mm"/>
    </style:style>
    <style:style style:name="co3" style:family="table-column">
      <style:table-column-properties fo:break-before="auto" style:column-width="32.76mm"/>
    </style:style>
    <style:style style:name="co4" style:family="table-column">
      <style:table-column-properties fo:break-before="auto" style:column-width="30.85mm"/>
    </style:style>
    <style:style style:name="co5" style:family="table-column">
      <style:table-column-properties fo:break-before="auto" style:column-width="32.21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ta_extref" style:family="table">
      <style:table-properties table:display="fals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iário PM2.5" table:style-name="ta1">
        <table:shapes>
          <draw:frame draw:z-index="0" draw:style-name="gr1" draw:text-style-name="P1" svg:width="296.09mm" svg:height="90.05mm" svg:x="5.2mm" svg:y="151.15mm">
            <draw:object draw:notify-on-update-of-ranges="'Diário PM2.5'.A1:'Diário PM2.5'.A1 'Diário PM2.5'.A2:'Diário PM2.5'.A32 'Diário PM2.5'.B1:'Diário PM2.5'.B1 'Diário PM2.5'.B2:'Diário PM2.5'.B32 'Diário PM2.5'.C1:'Diário PM2.5'.C1 'Diário PM2.5'.C2:'Diário PM2.5'.C32 'Diário PM2.5'.D1:'Diário PM2.5'.D1 'Diário PM2.5'.D2:'Diário PM2.5'.D32 'Diário PM2.5'.E1:'Diário PM2.5'.E1 'Diário PM2.5'.E2:'Diário PM2.5'.E32 'Diário PM2.5'.F1:'Diário PM2.5'.F1 'Diário PM2.5'.F2:'Diário PM2.5'.F32 'Diário PM2.5'.G1:'Diário PM2.5'.G1 'Diário PM2.5'.G2:'Diário PM2.5'.G32 'Diário PM2.5'.H1:'Diário PM2.5'.H1 'Diário PM2.5'.H2:'Diário PM2.5'.H32 'Diário PM2.5'.I1:'Diário PM2.5'.I1 'Diário PM2.5'.I2:'Diário PM2.5'.I32 'Diário PM2.5'.J1:'Diário PM2.5'.J1 'Diário PM2.5'.J2:'Diário PM2.5'.J32 'Diário PM2.5'.K1:'Diário PM2.5'.K1 'Diário PM2.5'.K2:'Diário PM2.5'.K32 'Diário PM2.5'.L1:'Diário PM2.5'.L1 'Diário PM2.5'.L2:'Diário PM2.5'.L32 'Diário PM2.5'.M1:'Diário PM2.5'.M1 'Diário PM2.5'.M2:'Diário PM2.5'.M32 'Diário PM2.5'.N1:'Diário PM2.5'.N1 'Diário PM2.5'.N2:'Diário PM2.5'.N3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3" table:default-cell-style-name="Default"/>
        <table:table-column table:style-name="co6" table:number-columns-repeated="1010" table:default-cell-style-name="Default"/>
        <table:table-row table:style-name="ro1">
          <table:table-cell table:style-name="ce1" office:value-type="string" calcext:value-type="string">
            <text:p>Dia</text:p>
          </table:table-cell>
          <table:table-cell table:style-name="ce1" office:value-type="string" calcext:value-type="string">
            <text:p>Aotizhongxin</text:p>
          </table:table-cell>
          <table:table-cell table:style-name="ce1" office:value-type="string" calcext:value-type="string">
            <text:p>Changping</text:p>
          </table:table-cell>
          <table:table-cell table:style-name="ce1" office:value-type="string" calcext:value-type="string">
            <text:p>Dingling</text:p>
          </table:table-cell>
          <table:table-cell table:style-name="ce1" office:value-type="string" calcext:value-type="string">
            <text:p>Dongsi</text:p>
          </table:table-cell>
          <table:table-cell table:style-name="ce1" office:value-type="string" calcext:value-type="string">
            <text:p>Guanyuan</text:p>
          </table:table-cell>
          <table:table-cell table:style-name="ce1" office:value-type="string" calcext:value-type="string">
            <text:p>Gucheng</text:p>
          </table:table-cell>
          <table:table-cell table:style-name="ce1" office:value-type="string" calcext:value-type="string">
            <text:p>Huairou</text:p>
          </table:table-cell>
          <table:table-cell table:style-name="ce1" office:value-type="string" calcext:value-type="string">
            <text:p>Nongzhanguan</text:p>
          </table:table-cell>
          <table:table-cell table:style-name="ce1" office:value-type="string" calcext:value-type="string">
            <text:p>Shunyi</text:p>
          </table:table-cell>
          <table:table-cell table:style-name="ce1" office:value-type="string" calcext:value-type="string">
            <text:p>Tiantan</text:p>
          </table:table-cell>
          <table:table-cell table:style-name="ce1" office:value-type="string" calcext:value-type="string">
            <text:p>Wanliu</text:p>
          </table:table-cell>
          <table:table-cell table:style-name="ce1" office:value-type="string" calcext:value-type="string">
            <text:p>Wanshouxigong</text:p>
          </table:table-cell>
          <table:table-cell table:style-name="ce1" office:value-type="string" calcext:value-type="string">
            <text:p>Geral</text:p>
          </table:table-cell>
          <table:table-cell table:style-name="ce1"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0.6767379679144" calcext:value-type="float">
            <text:p>90,6767379679144</text:p>
          </table:table-cell>
          <table:table-cell office:value-type="float" office:value="81.5817941952507" calcext:value-type="float">
            <text:p>81,5817941952507</text:p>
          </table:table-cell>
          <table:table-cell office:value-type="float" office:value="75.1646833013436" calcext:value-type="float">
            <text:p>75,1646833013436</text:p>
          </table:table-cell>
          <table:table-cell office:value-type="float" office:value="94.8945566286216" calcext:value-type="float">
            <text:p>94,8945566286216</text:p>
          </table:table-cell>
          <table:table-cell office:value-type="float" office:value="90.9821773485514" calcext:value-type="float">
            <text:p>90,9821773485514</text:p>
          </table:table-cell>
          <table:table-cell office:value-type="float" office:value="96.2020140105079" calcext:value-type="float">
            <text:p>96,2020140105079</text:p>
          </table:table-cell>
          <table:table-cell office:value-type="float" office:value="81.495045045045" calcext:value-type="float">
            <text:p>81,495045045045</text:p>
          </table:table-cell>
          <table:table-cell office:value-type="float" office:value="91.5679543459175" calcext:value-type="float">
            <text:p>91,5679543459175</text:p>
          </table:table-cell>
          <table:table-cell office:value-type="float" office:value="90.0909090909091" calcext:value-type="float">
            <text:p>90,0909090909091</text:p>
          </table:table-cell>
          <table:table-cell office:value-type="float" office:value="88.6262093227792" calcext:value-type="float">
            <text:p>88,6262093227792</text:p>
          </table:table-cell>
          <table:table-cell office:value-type="float" office:value="93.2012237762238" calcext:value-type="float">
            <text:p>93,2012237762238</text:p>
          </table:table-cell>
          <table:table-cell office:value-type="float" office:value="93.4633125556545" calcext:value-type="float">
            <text:p>93,4633125556545</text:p>
          </table:table-cell>
          <table:table-cell office:value-type="float" office:value="89.1057916203189" calcext:value-type="float">
            <text:p>89,1057916203189</text:p>
          </table:table-cell>
          <table:table-cell table:number-columns-repeated="1010"/>
        </table:table-row>
        <table:table-row table:style-name="ro1">
          <table:table-cell table:formula="of:=[.A2]+1" office:value-type="float" office:value="2" calcext:value-type="float">
            <text:p>2</text:p>
          </table:table-cell>
          <table:table-cell office:value-type="float" office:value="74.8261180679785" calcext:value-type="float">
            <text:p>74,8261180679785</text:p>
          </table:table-cell>
          <table:table-cell office:value-type="float" office:value="66.9805457746479" calcext:value-type="float">
            <text:p>66,9805457746479</text:p>
          </table:table-cell>
          <table:table-cell office:value-type="float" office:value="58.9472095150961" calcext:value-type="float">
            <text:p>58,9472095150961</text:p>
          </table:table-cell>
          <table:table-cell office:value-type="float" office:value="79.8735915492958" calcext:value-type="float">
            <text:p>79,8735915492958</text:p>
          </table:table-cell>
          <table:table-cell office:value-type="float" office:value="76.739241622575" calcext:value-type="float">
            <text:p>76,739241622575</text:p>
          </table:table-cell>
          <table:table-cell office:value-type="float" office:value="76.8819700967458" calcext:value-type="float">
            <text:p>76,8819700967458</text:p>
          </table:table-cell>
          <table:table-cell office:value-type="float" office:value="62.3387241689129" calcext:value-type="float">
            <text:p>62,3387241689129</text:p>
          </table:table-cell>
          <table:table-cell office:value-type="float" office:value="78.5149384885765" calcext:value-type="float">
            <text:p>78,5149384885765</text:p>
          </table:table-cell>
          <table:table-cell office:value-type="float" office:value="74.4463661453542" calcext:value-type="float">
            <text:p>74,4463661453542</text:p>
          </table:table-cell>
          <table:table-cell office:value-type="float" office:value="77.1504811898513" calcext:value-type="float">
            <text:p>77,1504811898513</text:p>
          </table:table-cell>
          <table:table-cell office:value-type="float" office:value="77.834238178634" calcext:value-type="float">
            <text:p>77,834238178634</text:p>
          </table:table-cell>
          <table:table-cell office:value-type="float" office:value="81.3528947368421" calcext:value-type="float">
            <text:p>81,3528947368421</text:p>
          </table:table-cell>
          <table:table-cell office:value-type="float" office:value="73.8933565140194" calcext:value-type="float">
            <text:p>73,8933565140194</text:p>
          </table:table-cell>
          <table:table-cell table:number-columns-repeated="1010"/>
        </table:table-row>
        <table:table-row table:style-name="ro1">
          <table:table-cell table:formula="of:=[.A3]+1" office:value-type="float" office:value="3" calcext:value-type="float">
            <text:p>3</text:p>
          </table:table-cell>
          <table:table-cell office:value-type="float" office:value="86.922192749779" calcext:value-type="float">
            <text:p>86,922192749779</text:p>
          </table:table-cell>
          <table:table-cell office:value-type="float" office:value="72.9831261101243" calcext:value-type="float">
            <text:p>72,9831261101243</text:p>
          </table:table-cell>
          <table:table-cell office:value-type="float" office:value="68.4397379912664" calcext:value-type="float">
            <text:p>68,4397379912664</text:p>
          </table:table-cell>
          <table:table-cell office:value-type="float" office:value="91.8851268591426" calcext:value-type="float">
            <text:p>91,8851268591426</text:p>
          </table:table-cell>
          <table:table-cell office:value-type="float" office:value="83.910777385159" calcext:value-type="float">
            <text:p>83,910777385159</text:p>
          </table:table-cell>
          <table:table-cell office:value-type="float" office:value="87.3540925266904" calcext:value-type="float">
            <text:p>87,3540925266904</text:p>
          </table:table-cell>
          <table:table-cell office:value-type="float" office:value="68.7176834659593" calcext:value-type="float">
            <text:p>68,7176834659593</text:p>
          </table:table-cell>
          <table:table-cell office:value-type="float" office:value="88.9737072743208" calcext:value-type="float">
            <text:p>88,9737072743208</text:p>
          </table:table-cell>
          <table:table-cell office:value-type="float" office:value="84.5112522686025" calcext:value-type="float">
            <text:p>84,5112522686025</text:p>
          </table:table-cell>
          <table:table-cell office:value-type="float" office:value="86.8620071684588" calcext:value-type="float">
            <text:p>86,8620071684588</text:p>
          </table:table-cell>
          <table:table-cell office:value-type="float" office:value="85.7968476357268" calcext:value-type="float">
            <text:p>85,7968476357268</text:p>
          </table:table-cell>
          <table:table-cell office:value-type="float" office:value="90.7948943661972" calcext:value-type="float">
            <text:p>90,7948943661972</text:p>
          </table:table-cell>
          <table:table-cell office:value-type="float" office:value="83.0923649495173" calcext:value-type="float">
            <text:p>83,0923649495173</text:p>
          </table:table-cell>
          <table:table-cell table:number-columns-repeated="1010"/>
        </table:table-row>
        <table:table-row table:style-name="ro1">
          <table:table-cell table:formula="of:=[.A4]+1" office:value-type="float" office:value="4" calcext:value-type="float">
            <text:p>4</text:p>
          </table:table-cell>
          <table:table-cell office:value-type="float" office:value="94.0208877284595" calcext:value-type="float">
            <text:p>94,0208877284595</text:p>
          </table:table-cell>
          <table:table-cell office:value-type="float" office:value="75.6025408348457" calcext:value-type="float">
            <text:p>75,6025408348457</text:p>
          </table:table-cell>
          <table:table-cell office:value-type="float" office:value="67.7962962962963" calcext:value-type="float">
            <text:p>67,7962962962963</text:p>
          </table:table-cell>
          <table:table-cell office:value-type="float" office:value="97.5704099821747" calcext:value-type="float">
            <text:p>97,5704099821747</text:p>
          </table:table-cell>
          <table:table-cell office:value-type="float" office:value="89.1128888888889" calcext:value-type="float">
            <text:p>89,1128888888889</text:p>
          </table:table-cell>
          <table:table-cell office:value-type="float" office:value="93.2156914893617" calcext:value-type="float">
            <text:p>93,2156914893617</text:p>
          </table:table-cell>
          <table:table-cell office:value-type="float" office:value="77.7635555555556" calcext:value-type="float">
            <text:p>77,7635555555556</text:p>
          </table:table-cell>
          <table:table-cell office:value-type="float" office:value="94.5079086115993" calcext:value-type="float">
            <text:p>94,5079086115993</text:p>
          </table:table-cell>
          <table:table-cell office:value-type="float" office:value="90.2171171171171" calcext:value-type="float">
            <text:p>90,2171171171171</text:p>
          </table:table-cell>
          <table:table-cell office:value-type="float" office:value="94.3736559139785" calcext:value-type="float">
            <text:p>94,3736559139785</text:p>
          </table:table-cell>
          <table:table-cell office:value-type="float" office:value="94.062335381914" calcext:value-type="float">
            <text:p>94,062335381914</text:p>
          </table:table-cell>
          <table:table-cell office:value-type="float" office:value="97.3880994671403" calcext:value-type="float">
            <text:p>97,3880994671403</text:p>
          </table:table-cell>
          <table:table-cell office:value-type="float" office:value="88.8256844753589" calcext:value-type="float">
            <text:p>88,8256844753589</text:p>
          </table:table-cell>
          <table:table-cell table:number-columns-repeated="1010"/>
        </table:table-row>
        <table:table-row table:style-name="ro1">
          <table:table-cell table:formula="of:=[.A5]+1" office:value-type="float" office:value="5" calcext:value-type="float">
            <text:p>5</text:p>
          </table:table-cell>
          <table:table-cell office:value-type="float" office:value="78.9737762237762" calcext:value-type="float">
            <text:p>78,9737762237762</text:p>
          </table:table-cell>
          <table:table-cell office:value-type="float" office:value="67.188919164396" calcext:value-type="float">
            <text:p>67,188919164396</text:p>
          </table:table-cell>
          <table:table-cell office:value-type="float" office:value="63.4447368421053" calcext:value-type="float">
            <text:p>63,4447368421053</text:p>
          </table:table-cell>
          <table:table-cell office:value-type="float" office:value="80.7728531855956" calcext:value-type="float">
            <text:p>80,7728531855956</text:p>
          </table:table-cell>
          <table:table-cell office:value-type="float" office:value="78.9726555652936" calcext:value-type="float">
            <text:p>78,9726555652936</text:p>
          </table:table-cell>
          <table:table-cell office:value-type="float" office:value="81.5756161971831" calcext:value-type="float">
            <text:p>81,5756161971831</text:p>
          </table:table-cell>
          <table:table-cell office:value-type="float" office:value="69.6165031222123" calcext:value-type="float">
            <text:p>69,6165031222123</text:p>
          </table:table-cell>
          <table:table-cell office:value-type="float" office:value="81.0759717314488" calcext:value-type="float">
            <text:p>81,0759717314488</text:p>
          </table:table-cell>
          <table:table-cell office:value-type="float" office:value="77.3363476733977" calcext:value-type="float">
            <text:p>77,3363476733977</text:p>
          </table:table-cell>
          <table:table-cell office:value-type="float" office:value="77.5309187279152" calcext:value-type="float">
            <text:p>77,5309187279152</text:p>
          </table:table-cell>
          <table:table-cell office:value-type="float" office:value="79.6958808063103" calcext:value-type="float">
            <text:p>79,6958808063103</text:p>
          </table:table-cell>
          <table:table-cell office:value-type="float" office:value="80.4907488986784" calcext:value-type="float">
            <text:p>80,4907488986784</text:p>
          </table:table-cell>
          <table:table-cell office:value-type="float" office:value="76.4017644887412" calcext:value-type="float">
            <text:p>76,4017644887412</text:p>
          </table:table-cell>
          <table:table-cell table:number-columns-repeated="1010"/>
        </table:table-row>
        <table:table-row table:style-name="ro1">
          <table:table-cell table:formula="of:=[.A6]+1" office:value-type="float" office:value="6" calcext:value-type="float">
            <text:p>6</text:p>
          </table:table-cell>
          <table:table-cell office:value-type="float" office:value="89.535495179667" calcext:value-type="float">
            <text:p>89,535495179667</text:p>
          </table:table-cell>
          <table:table-cell office:value-type="float" office:value="76.5237242614145" calcext:value-type="float">
            <text:p>76,5237242614145</text:p>
          </table:table-cell>
          <table:table-cell office:value-type="float" office:value="72.3705357142857" calcext:value-type="float">
            <text:p>72,3705357142857</text:p>
          </table:table-cell>
          <table:table-cell office:value-type="float" office:value="93.7490909090909" calcext:value-type="float">
            <text:p>93,7490909090909</text:p>
          </table:table-cell>
          <table:table-cell office:value-type="float" office:value="89.4986760812004" calcext:value-type="float">
            <text:p>89,4986760812004</text:p>
          </table:table-cell>
          <table:table-cell office:value-type="float" office:value="89.0004389815628" calcext:value-type="float">
            <text:p>89,0004389815628</text:p>
          </table:table-cell>
          <table:table-cell office:value-type="float" office:value="75.9664607237423" calcext:value-type="float">
            <text:p>75,9664607237423</text:p>
          </table:table-cell>
          <table:table-cell office:value-type="float" office:value="89.7669902912621" calcext:value-type="float">
            <text:p>89,7669902912621</text:p>
          </table:table-cell>
          <table:table-cell office:value-type="float" office:value="85.538256227758" calcext:value-type="float">
            <text:p>85,538256227758</text:p>
          </table:table-cell>
          <table:table-cell office:value-type="float" office:value="88.6095406360424" calcext:value-type="float">
            <text:p>88,6095406360424</text:p>
          </table:table-cell>
          <table:table-cell office:value-type="float" office:value="90.1363636363636" calcext:value-type="float">
            <text:p>90,1363636363636</text:p>
          </table:table-cell>
          <table:table-cell office:value-type="float" office:value="90.8917480035492" calcext:value-type="float">
            <text:p>90,8917480035492</text:p>
          </table:table-cell>
          <table:table-cell office:value-type="float" office:value="85.9755962489847" calcext:value-type="float">
            <text:p>85,9755962489847</text:p>
          </table:table-cell>
          <table:table-cell table:number-columns-repeated="1010"/>
        </table:table-row>
        <table:table-row table:style-name="ro1">
          <table:table-cell table:formula="of:=[.A7]+1" office:value-type="float" office:value="7" calcext:value-type="float">
            <text:p>7</text:p>
          </table:table-cell>
          <table:table-cell office:value-type="float" office:value="88.4832155477032" calcext:value-type="float">
            <text:p>88,4832155477032</text:p>
          </table:table-cell>
          <table:table-cell office:value-type="float" office:value="74.1633752244165" calcext:value-type="float">
            <text:p>74,1633752244165</text:p>
          </table:table-cell>
          <table:table-cell office:value-type="float" office:value="68.8159784560144" calcext:value-type="float">
            <text:p>68,8159784560144</text:p>
          </table:table-cell>
          <table:table-cell office:value-type="float" office:value="94.0097431355182" calcext:value-type="float">
            <text:p>94,0097431355182</text:p>
          </table:table-cell>
          <table:table-cell office:value-type="float" office:value="87.6381288614298" calcext:value-type="float">
            <text:p>87,6381288614298</text:p>
          </table:table-cell>
          <table:table-cell office:value-type="float" office:value="87.8016014234875" calcext:value-type="float">
            <text:p>87,8016014234875</text:p>
          </table:table-cell>
          <table:table-cell office:value-type="float" office:value="74.7572463768116" calcext:value-type="float">
            <text:p>74,7572463768116</text:p>
          </table:table-cell>
          <table:table-cell office:value-type="float" office:value="89.6860670194004" calcext:value-type="float">
            <text:p>89,6860670194004</text:p>
          </table:table-cell>
          <table:table-cell office:value-type="float" office:value="87.1460923623446" calcext:value-type="float">
            <text:p>87,1460923623446</text:p>
          </table:table-cell>
          <table:table-cell office:value-type="float" office:value="87.0194690265487" calcext:value-type="float">
            <text:p>87,0194690265487</text:p>
          </table:table-cell>
          <table:table-cell office:value-type="float" office:value="89.7009674582234" calcext:value-type="float">
            <text:p>89,7009674582234</text:p>
          </table:table-cell>
          <table:table-cell office:value-type="float" office:value="88.5882874889086" calcext:value-type="float">
            <text:p>88,5882874889086</text:p>
          </table:table-cell>
          <table:table-cell office:value-type="float" office:value="84.8700755331754" calcext:value-type="float">
            <text:p>84,8700755331754</text:p>
          </table:table-cell>
          <table:table-cell table:number-columns-repeated="1010"/>
        </table:table-row>
        <table:table-row table:style-name="ro1">
          <table:table-cell table:formula="of:=[.A8]+1" office:value-type="float" office:value="8" calcext:value-type="float">
            <text:p>8</text:p>
          </table:table-cell>
          <table:table-cell office:value-type="float" office:value="85.1965065502183" calcext:value-type="float">
            <text:p>85,1965065502183</text:p>
          </table:table-cell>
          <table:table-cell office:value-type="float" office:value="73.3381037567084" calcext:value-type="float">
            <text:p>73,3381037567084</text:p>
          </table:table-cell>
          <table:table-cell office:value-type="float" office:value="66.2122775800712" calcext:value-type="float">
            <text:p>66,2122775800712</text:p>
          </table:table-cell>
          <table:table-cell office:value-type="float" office:value="87.9965004374453" calcext:value-type="float">
            <text:p>87,9965004374453</text:p>
          </table:table-cell>
          <table:table-cell office:value-type="float" office:value="84.8056537102474" calcext:value-type="float">
            <text:p>84,8056537102474</text:p>
          </table:table-cell>
          <table:table-cell office:value-type="float" office:value="81.5388788426763" calcext:value-type="float">
            <text:p>81,5388788426763</text:p>
          </table:table-cell>
          <table:table-cell office:value-type="float" office:value="68.6995433789954" calcext:value-type="float">
            <text:p>68,6995433789954</text:p>
          </table:table-cell>
          <table:table-cell office:value-type="float" office:value="87.0755555555555" calcext:value-type="float">
            <text:p>87,0755555555555</text:p>
          </table:table-cell>
          <table:table-cell office:value-type="float" office:value="82.1662174303684" calcext:value-type="float">
            <text:p>82,1662174303684</text:p>
          </table:table-cell>
          <table:table-cell office:value-type="float" office:value="83.6421145374449" calcext:value-type="float">
            <text:p>83,6421145374449</text:p>
          </table:table-cell>
          <table:table-cell office:value-type="float" office:value="85.0131118881119" calcext:value-type="float">
            <text:p>85,0131118881119</text:p>
          </table:table-cell>
          <table:table-cell office:value-type="float" office:value="89.1844405594406" calcext:value-type="float">
            <text:p>89,1844405594406</text:p>
          </table:table-cell>
          <table:table-cell office:value-type="float" office:value="81.3057823129252" calcext:value-type="float">
            <text:p>81,3057823129252</text:p>
          </table:table-cell>
          <table:table-cell table:number-columns-repeated="1010"/>
        </table:table-row>
        <table:table-row table:style-name="ro1">
          <table:table-cell table:formula="of:=[.A9]+1" office:value-type="float" office:value="9" calcext:value-type="float">
            <text:p>9</text:p>
          </table:table-cell>
          <table:table-cell office:value-type="float" office:value="73.7205357142857" calcext:value-type="float">
            <text:p>73,7205357142857</text:p>
          </table:table-cell>
          <table:table-cell office:value-type="float" office:value="65.2453166815343" calcext:value-type="float">
            <text:p>65,2453166815343</text:p>
          </table:table-cell>
          <table:table-cell office:value-type="float" office:value="59.4760180995475" calcext:value-type="float">
            <text:p>59,4760180995475</text:p>
          </table:table-cell>
          <table:table-cell office:value-type="float" office:value="76.7661996497373" calcext:value-type="float">
            <text:p>76,7661996497373</text:p>
          </table:table-cell>
          <table:table-cell office:value-type="float" office:value="75.2121478873239" calcext:value-type="float">
            <text:p>75,2121478873239</text:p>
          </table:table-cell>
          <table:table-cell office:value-type="float" office:value="72.3218806509946" calcext:value-type="float">
            <text:p>72,3218806509946</text:p>
          </table:table-cell>
          <table:table-cell office:value-type="float" office:value="60.1799460431655" calcext:value-type="float">
            <text:p>60,1799460431655</text:p>
          </table:table-cell>
          <table:table-cell office:value-type="float" office:value="78.5681003584229" calcext:value-type="float">
            <text:p>78,5681003584229</text:p>
          </table:table-cell>
          <table:table-cell office:value-type="float" office:value="68.2802893309222" calcext:value-type="float">
            <text:p>68,2802893309222</text:p>
          </table:table-cell>
          <table:table-cell office:value-type="float" office:value="71.448" calcext:value-type="float">
            <text:p>71,448</text:p>
          </table:table-cell>
          <table:table-cell office:value-type="float" office:value="73.1466198419666" calcext:value-type="float">
            <text:p>73,1466198419666</text:p>
          </table:table-cell>
          <table:table-cell office:value-type="float" office:value="74.1865148861646" calcext:value-type="float">
            <text:p>74,1865148861646</text:p>
          </table:table-cell>
          <table:table-cell office:value-type="float" office:value="70.7541276911656" calcext:value-type="float">
            <text:p>70,7541276911656</text:p>
          </table:table-cell>
          <table:table-cell table:number-columns-repeated="1010"/>
        </table:table-row>
        <table:table-row table:style-name="ro1">
          <table:table-cell table:formula="of:=[.A10]+1" office:value-type="float" office:value="10" calcext:value-type="float">
            <text:p>10</text:p>
          </table:table-cell>
          <table:table-cell office:value-type="float" office:value="64.3544131028207" calcext:value-type="float">
            <text:p>64,3544131028207</text:p>
          </table:table-cell>
          <table:table-cell office:value-type="float" office:value="60.2489006156552" calcext:value-type="float">
            <text:p>60,2489006156552</text:p>
          </table:table-cell>
          <table:table-cell office:value-type="float" office:value="52.2604278074866" calcext:value-type="float">
            <text:p>52,2604278074866</text:p>
          </table:table-cell>
          <table:table-cell office:value-type="float" office:value="69.3938864628821" calcext:value-type="float">
            <text:p>69,3938864628821</text:p>
          </table:table-cell>
          <table:table-cell office:value-type="float" office:value="69.0845814977974" calcext:value-type="float">
            <text:p>69,0845814977974</text:p>
          </table:table-cell>
          <table:table-cell office:value-type="float" office:value="67.6390845070423" calcext:value-type="float">
            <text:p>67,6390845070423</text:p>
          </table:table-cell>
          <table:table-cell office:value-type="float" office:value="57.0471849865952" calcext:value-type="float">
            <text:p>57,0471849865952</text:p>
          </table:table-cell>
          <table:table-cell office:value-type="float" office:value="70.9910474485228" calcext:value-type="float">
            <text:p>70,9910474485228</text:p>
          </table:table-cell>
          <table:table-cell office:value-type="float" office:value="64.039440433213" calcext:value-type="float">
            <text:p>64,039440433213</text:p>
          </table:table-cell>
          <table:table-cell office:value-type="float" office:value="67.3444347063979" calcext:value-type="float">
            <text:p>67,3444347063979</text:p>
          </table:table-cell>
          <table:table-cell office:value-type="float" office:value="67.9136878814298" calcext:value-type="float">
            <text:p>67,9136878814298</text:p>
          </table:table-cell>
          <table:table-cell office:value-type="float" office:value="70.544502617801" calcext:value-type="float">
            <text:p>70,544502617801</text:p>
          </table:table-cell>
          <table:table-cell office:value-type="float" office:value="65.1002951593861" calcext:value-type="float">
            <text:p>65,1002951593861</text:p>
          </table:table-cell>
          <table:table-cell table:number-columns-repeated="1010"/>
        </table:table-row>
        <table:table-row table:style-name="ro1">
          <table:table-cell table:formula="of:=[.A11]+1" office:value-type="float" office:value="11" calcext:value-type="float">
            <text:p>11</text:p>
          </table:table-cell>
          <table:table-cell office:value-type="float" office:value="69.2840809146878" calcext:value-type="float">
            <text:p>69,2840809146878</text:p>
          </table:table-cell>
          <table:table-cell office:value-type="float" office:value="56.9290096406661" calcext:value-type="float">
            <text:p>56,9290096406661</text:p>
          </table:table-cell>
          <table:table-cell office:value-type="float" office:value="51.667264573991" calcext:value-type="float">
            <text:p>51,667264573991</text:p>
          </table:table-cell>
          <table:table-cell office:value-type="float" office:value="70.4742547425474" calcext:value-type="float">
            <text:p>70,4742547425474</text:p>
          </table:table-cell>
          <table:table-cell office:value-type="float" office:value="70.891265597148" calcext:value-type="float">
            <text:p>70,891265597148</text:p>
          </table:table-cell>
          <table:table-cell office:value-type="float" office:value="68.4288256227758" calcext:value-type="float">
            <text:p>68,4288256227758</text:p>
          </table:table-cell>
          <table:table-cell office:value-type="float" office:value="55.8502242152466" calcext:value-type="float">
            <text:p>55,8502242152466</text:p>
          </table:table-cell>
          <table:table-cell office:value-type="float" office:value="72.0212201591512" calcext:value-type="float">
            <text:p>72,0212201591512</text:p>
          </table:table-cell>
          <table:table-cell office:value-type="float" office:value="65.2232142857143" calcext:value-type="float">
            <text:p>65,2232142857143</text:p>
          </table:table-cell>
          <table:table-cell office:value-type="float" office:value="68.8185840707965" calcext:value-type="float">
            <text:p>68,8185840707965</text:p>
          </table:table-cell>
          <table:table-cell office:value-type="float" office:value="68.3839441535777" calcext:value-type="float">
            <text:p>68,3839441535777</text:p>
          </table:table-cell>
          <table:table-cell office:value-type="float" office:value="72.9159369527145" calcext:value-type="float">
            <text:p>72,9159369527145</text:p>
          </table:table-cell>
          <table:table-cell office:value-type="float" office:value="65.9269770879527" calcext:value-type="float">
            <text:p>65,9269770879527</text:p>
          </table:table-cell>
          <table:table-cell table:number-columns-repeated="1010"/>
        </table:table-row>
        <table:table-row table:style-name="ro1">
          <table:table-cell table:formula="of:=[.A12]+1" office:value-type="float" office:value="12" calcext:value-type="float">
            <text:p>12</text:p>
          </table:table-cell>
          <table:table-cell office:value-type="float" office:value="63.2419928825623" calcext:value-type="float">
            <text:p>63,2419928825623</text:p>
          </table:table-cell>
          <table:table-cell office:value-type="float" office:value="57.3532513181019" calcext:value-type="float">
            <text:p>57,3532513181019</text:p>
          </table:table-cell>
          <table:table-cell office:value-type="float" office:value="52.4215053763441" calcext:value-type="float">
            <text:p>52,4215053763441</text:p>
          </table:table-cell>
          <table:table-cell office:value-type="float" office:value="67.6782449725777" calcext:value-type="float">
            <text:p>67,6782449725777</text:p>
          </table:table-cell>
          <table:table-cell office:value-type="float" office:value="64.1738738738739" calcext:value-type="float">
            <text:p>64,1738738738739</text:p>
          </table:table-cell>
          <table:table-cell office:value-type="float" office:value="65.6620087336245" calcext:value-type="float">
            <text:p>65,6620087336245</text:p>
          </table:table-cell>
          <table:table-cell office:value-type="float" office:value="53.0351351351351" calcext:value-type="float">
            <text:p>53,0351351351351</text:p>
          </table:table-cell>
          <table:table-cell office:value-type="float" office:value="65.9458259325044" calcext:value-type="float">
            <text:p>65,9458259325044</text:p>
          </table:table-cell>
          <table:table-cell office:value-type="float" office:value="62.8194122885129" calcext:value-type="float">
            <text:p>62,8194122885129</text:p>
          </table:table-cell>
          <table:table-cell office:value-type="float" office:value="63.1432337434095" calcext:value-type="float">
            <text:p>63,1432337434095</text:p>
          </table:table-cell>
          <table:table-cell office:value-type="float" office:value="63.0736196319018" calcext:value-type="float">
            <text:p>63,0736196319018</text:p>
          </table:table-cell>
          <table:table-cell office:value-type="float" office:value="66.0288461538462" calcext:value-type="float">
            <text:p>66,0288461538462</text:p>
          </table:table-cell>
          <table:table-cell office:value-type="float" office:value="62.0580057739285" calcext:value-type="float">
            <text:p>62,0580057739285</text:p>
          </table:table-cell>
          <table:table-cell table:number-columns-repeated="1010"/>
        </table:table-row>
        <table:table-row table:style-name="ro1">
          <table:table-cell table:formula="of:=[.A13]+1" office:value-type="float" office:value="13" calcext:value-type="float">
            <text:p>13</text:p>
          </table:table-cell>
          <table:table-cell office:value-type="float" office:value="72.3833625218914" calcext:value-type="float">
            <text:p>72,3833625218914</text:p>
          </table:table-cell>
          <table:table-cell office:value-type="float" office:value="61.2272727272727" calcext:value-type="float">
            <text:p>61,2272727272727</text:p>
          </table:table-cell>
          <table:table-cell office:value-type="float" office:value="55.7029333333333" calcext:value-type="float">
            <text:p>55,7029333333333</text:p>
          </table:table-cell>
          <table:table-cell office:value-type="float" office:value="76.4093043478261" calcext:value-type="float">
            <text:p>76,4093043478261</text:p>
          </table:table-cell>
          <table:table-cell office:value-type="float" office:value="74.0286738351255" calcext:value-type="float">
            <text:p>74,0286738351255</text:p>
          </table:table-cell>
          <table:table-cell office:value-type="float" office:value="76.1825857519789" calcext:value-type="float">
            <text:p>76,1825857519789</text:p>
          </table:table-cell>
          <table:table-cell office:value-type="float" office:value="61.7823529411765" calcext:value-type="float">
            <text:p>61,7823529411765</text:p>
          </table:table-cell>
          <table:table-cell office:value-type="float" office:value="74.6639718804921" calcext:value-type="float">
            <text:p>74,6639718804921</text:p>
          </table:table-cell>
          <table:table-cell office:value-type="float" office:value="70.98" calcext:value-type="float">
            <text:p>70,98</text:p>
          </table:table-cell>
          <table:table-cell office:value-type="float" office:value="73.4714666666667" calcext:value-type="float">
            <text:p>73,4714666666667</text:p>
          </table:table-cell>
          <table:table-cell office:value-type="float" office:value="73.3168865435356" calcext:value-type="float">
            <text:p>73,3168865435356</text:p>
          </table:table-cell>
          <table:table-cell office:value-type="float" office:value="76.8805944055944" calcext:value-type="float">
            <text:p>76,8805944055944</text:p>
          </table:table-cell>
          <table:table-cell office:value-type="float" office:value="70.6161290322581" calcext:value-type="float">
            <text:p>70,6161290322581</text:p>
          </table:table-cell>
          <table:table-cell table:number-columns-repeated="1010"/>
        </table:table-row>
        <table:table-row table:style-name="ro1">
          <table:table-cell table:formula="of:=[.A14]+1" office:value-type="float" office:value="14" calcext:value-type="float">
            <text:p>14</text:p>
          </table:table-cell>
          <table:table-cell office:value-type="float" office:value="80.0078602620087" calcext:value-type="float">
            <text:p>80,0078602620087</text:p>
          </table:table-cell>
          <table:table-cell office:value-type="float" office:value="72.8831282952548" calcext:value-type="float">
            <text:p>72,8831282952548</text:p>
          </table:table-cell>
          <table:table-cell office:value-type="float" office:value="66.204010462075" calcext:value-type="float">
            <text:p>66,204010462075</text:p>
          </table:table-cell>
          <table:table-cell office:value-type="float" office:value="84.5271453590193" calcext:value-type="float">
            <text:p>84,5271453590193</text:p>
          </table:table-cell>
          <table:table-cell office:value-type="float" office:value="82.713268032057" calcext:value-type="float">
            <text:p>82,713268032057</text:p>
          </table:table-cell>
          <table:table-cell office:value-type="float" office:value="86.2876344086022" calcext:value-type="float">
            <text:p>86,2876344086022</text:p>
          </table:table-cell>
          <table:table-cell office:value-type="float" office:value="72.6426523297491" calcext:value-type="float">
            <text:p>72,6426523297491</text:p>
          </table:table-cell>
          <table:table-cell office:value-type="float" office:value="82.5075154730327" calcext:value-type="float">
            <text:p>82,5075154730327</text:p>
          </table:table-cell>
          <table:table-cell office:value-type="float" office:value="78.9475587703436" calcext:value-type="float">
            <text:p>78,9475587703436</text:p>
          </table:table-cell>
          <table:table-cell office:value-type="float" office:value="80.6894409937888" calcext:value-type="float">
            <text:p>80,6894409937888</text:p>
          </table:table-cell>
          <table:table-cell office:value-type="float" office:value="82.748031496063" calcext:value-type="float">
            <text:p>82,748031496063</text:p>
          </table:table-cell>
          <table:table-cell office:value-type="float" office:value="85.9395017793594" calcext:value-type="float">
            <text:p>85,9395017793594</text:p>
          </table:table-cell>
          <table:table-cell office:value-type="float" office:value="79.6588877415548" calcext:value-type="float">
            <text:p>79,6588877415548</text:p>
          </table:table-cell>
          <table:table-cell table:number-columns-repeated="1010"/>
        </table:table-row>
        <table:table-row table:style-name="ro1">
          <table:table-cell table:formula="of:=[.A15]+1" office:value-type="float" office:value="15" calcext:value-type="float">
            <text:p>15</text:p>
          </table:table-cell>
          <table:table-cell office:value-type="float" office:value="95.3852242744063" calcext:value-type="float">
            <text:p>95,3852242744063</text:p>
          </table:table-cell>
          <table:table-cell office:value-type="float" office:value="84.5570175438597" calcext:value-type="float">
            <text:p>84,5570175438597</text:p>
          </table:table-cell>
          <table:table-cell office:value-type="float" office:value="81.0841367221735" calcext:value-type="float">
            <text:p>81,0841367221735</text:p>
          </table:table-cell>
          <table:table-cell office:value-type="float" office:value="99.0848056537103" calcext:value-type="float">
            <text:p>99,0848056537103</text:p>
          </table:table-cell>
          <table:table-cell office:value-type="float" office:value="94.4179236912156" calcext:value-type="float">
            <text:p>94,4179236912156</text:p>
          </table:table-cell>
          <table:table-cell office:value-type="float" office:value="94.8359649122807" calcext:value-type="float">
            <text:p>94,8359649122807</text:p>
          </table:table-cell>
          <table:table-cell office:value-type="float" office:value="80.9548272807795" calcext:value-type="float">
            <text:p>80,9548272807795</text:p>
          </table:table-cell>
          <table:table-cell office:value-type="float" office:value="101.020426287744" calcext:value-type="float">
            <text:p>101,020426287744</text:p>
          </table:table-cell>
          <table:table-cell office:value-type="float" office:value="94.5890410958904" calcext:value-type="float">
            <text:p>94,5890410958904</text:p>
          </table:table-cell>
          <table:table-cell office:value-type="float" office:value="93.3538873994638" calcext:value-type="float">
            <text:p>93,3538873994638</text:p>
          </table:table-cell>
          <table:table-cell office:value-type="float" office:value="95.6409807355517" calcext:value-type="float">
            <text:p>95,6409807355517</text:p>
          </table:table-cell>
          <table:table-cell office:value-type="float" office:value="99.157382847038" calcext:value-type="float">
            <text:p>99,157382847038</text:p>
          </table:table-cell>
          <table:table-cell office:value-type="float" office:value="92.824323327679" calcext:value-type="float">
            <text:p>92,824323327679</text:p>
          </table:table-cell>
          <table:table-cell table:number-columns-repeated="1010"/>
        </table:table-row>
        <table:table-row table:style-name="ro1">
          <table:table-cell table:formula="of:=[.A16]+1" office:value-type="float" office:value="16" calcext:value-type="float">
            <text:p>16</text:p>
          </table:table-cell>
          <table:table-cell office:value-type="float" office:value="98.5772285966461" calcext:value-type="float">
            <text:p>98,5772285966461</text:p>
          </table:table-cell>
          <table:table-cell office:value-type="float" office:value="80.1745851528384" calcext:value-type="float">
            <text:p>80,1745851528384</text:p>
          </table:table-cell>
          <table:table-cell office:value-type="float" office:value="75.6402116402117" calcext:value-type="float">
            <text:p>75,6402116402117</text:p>
          </table:table-cell>
          <table:table-cell office:value-type="float" office:value="102.577127659574" calcext:value-type="float">
            <text:p>102,577127659574</text:p>
          </table:table-cell>
          <table:table-cell office:value-type="float" office:value="96.3540753724803" calcext:value-type="float">
            <text:p>96,3540753724803</text:p>
          </table:table-cell>
          <table:table-cell office:value-type="float" office:value="95.5605263157895" calcext:value-type="float">
            <text:p>95,5605263157895</text:p>
          </table:table-cell>
          <table:table-cell office:value-type="float" office:value="83.0944881889764" calcext:value-type="float">
            <text:p>83,0944881889764</text:p>
          </table:table-cell>
          <table:table-cell office:value-type="float" office:value="101.449288256228" calcext:value-type="float">
            <text:p>101,449288256228</text:p>
          </table:table-cell>
          <table:table-cell office:value-type="float" office:value="95.7329079307202" calcext:value-type="float">
            <text:p>95,7329079307202</text:p>
          </table:table-cell>
          <table:table-cell office:value-type="float" office:value="96.5759493670886" calcext:value-type="float">
            <text:p>96,5759493670886</text:p>
          </table:table-cell>
          <table:table-cell office:value-type="float" office:value="94.655293088364" calcext:value-type="float">
            <text:p>94,655293088364</text:p>
          </table:table-cell>
          <table:table-cell office:value-type="float" office:value="99.7221223021583" calcext:value-type="float">
            <text:p>99,7221223021583</text:p>
          </table:table-cell>
          <table:table-cell office:value-type="float" office:value="93.2946921600472" calcext:value-type="float">
            <text:p>93,2946921600472</text:p>
          </table:table-cell>
          <table:table-cell table:number-columns-repeated="1010"/>
        </table:table-row>
        <table:table-row table:style-name="ro1">
          <table:table-cell table:formula="of:=[.A17]+1" office:value-type="float" office:value="17" calcext:value-type="float">
            <text:p>17</text:p>
          </table:table-cell>
          <table:table-cell office:value-type="float" office:value="89.4475088967972" calcext:value-type="float">
            <text:p>89,4475088967972</text:p>
          </table:table-cell>
          <table:table-cell office:value-type="float" office:value="78.5761531766754" calcext:value-type="float">
            <text:p>78,5761531766754</text:p>
          </table:table-cell>
          <table:table-cell office:value-type="float" office:value="76.703768624014" calcext:value-type="float">
            <text:p>76,703768624014</text:p>
          </table:table-cell>
          <table:table-cell office:value-type="float" office:value="93.6220264317181" calcext:value-type="float">
            <text:p>93,6220264317181</text:p>
          </table:table-cell>
          <table:table-cell office:value-type="float" office:value="91.5396126760563" calcext:value-type="float">
            <text:p>91,5396126760563</text:p>
          </table:table-cell>
          <table:table-cell office:value-type="float" office:value="91.6979806848113" calcext:value-type="float">
            <text:p>91,6979806848113</text:p>
          </table:table-cell>
          <table:table-cell office:value-type="float" office:value="79.4049079754601" calcext:value-type="float">
            <text:p>79,4049079754601</text:p>
          </table:table-cell>
          <table:table-cell office:value-type="float" office:value="91.4165202108963" calcext:value-type="float">
            <text:p>91,4165202108963</text:p>
          </table:table-cell>
          <table:table-cell office:value-type="float" office:value="87.9586762075134" calcext:value-type="float">
            <text:p>87,9586762075134</text:p>
          </table:table-cell>
          <table:table-cell office:value-type="float" office:value="90.0455357142857" calcext:value-type="float">
            <text:p>90,0455357142857</text:p>
          </table:table-cell>
          <table:table-cell office:value-type="float" office:value="90.8168273444347" calcext:value-type="float">
            <text:p>90,8168273444347</text:p>
          </table:table-cell>
          <table:table-cell office:value-type="float" office:value="91.2735849056604" calcext:value-type="float">
            <text:p>91,2735849056604</text:p>
          </table:table-cell>
          <table:table-cell office:value-type="float" office:value="87.6842442074292" calcext:value-type="float">
            <text:p>87,6842442074292</text:p>
          </table:table-cell>
          <table:table-cell table:number-columns-repeated="1010"/>
        </table:table-row>
        <table:table-row table:style-name="ro1">
          <table:table-cell table:formula="of:=[.A18]+1" office:value-type="float" office:value="18" calcext:value-type="float">
            <text:p>18</text:p>
          </table:table-cell>
          <table:table-cell office:value-type="float" office:value="79.6596067917784" calcext:value-type="float">
            <text:p>79,6596067917784</text:p>
          </table:table-cell>
          <table:table-cell office:value-type="float" office:value="70.8877748460862" calcext:value-type="float">
            <text:p>70,8877748460862</text:p>
          </table:table-cell>
          <table:table-cell office:value-type="float" office:value="65.9066259808195" calcext:value-type="float">
            <text:p>65,9066259808195</text:p>
          </table:table-cell>
          <table:table-cell office:value-type="float" office:value="83.4070866141732" calcext:value-type="float">
            <text:p>83,4070866141732</text:p>
          </table:table-cell>
          <table:table-cell office:value-type="float" office:value="82.2554385964912" calcext:value-type="float">
            <text:p>82,2554385964912</text:p>
          </table:table-cell>
          <table:table-cell office:value-type="float" office:value="83.0543209876543" calcext:value-type="float">
            <text:p>83,0543209876543</text:p>
          </table:table-cell>
          <table:table-cell office:value-type="float" office:value="69.378640776699" calcext:value-type="float">
            <text:p>69,378640776699</text:p>
          </table:table-cell>
          <table:table-cell office:value-type="float" office:value="82.895701754386" calcext:value-type="float">
            <text:p>82,895701754386</text:p>
          </table:table-cell>
          <table:table-cell office:value-type="float" office:value="74.102559576346" calcext:value-type="float">
            <text:p>74,102559576346</text:p>
          </table:table-cell>
          <table:table-cell office:value-type="float" office:value="80.2295636687444" calcext:value-type="float">
            <text:p>80,2295636687444</text:p>
          </table:table-cell>
          <table:table-cell office:value-type="float" office:value="83.303690685413" calcext:value-type="float">
            <text:p>83,303690685413</text:p>
          </table:table-cell>
          <table:table-cell office:value-type="float" office:value="82.4015859030837" calcext:value-type="float">
            <text:p>82,4015859030837</text:p>
          </table:table-cell>
          <table:table-cell office:value-type="float" office:value="78.1170900014682" calcext:value-type="float">
            <text:p>78,1170900014682</text:p>
          </table:table-cell>
          <table:table-cell table:number-columns-repeated="1010"/>
        </table:table-row>
        <table:table-row table:style-name="ro1">
          <table:table-cell table:formula="of:=[.A19]+1" office:value-type="float" office:value="19" calcext:value-type="float">
            <text:p>19</text:p>
          </table:table-cell>
          <table:table-cell office:value-type="float" office:value="84.5898576512456" calcext:value-type="float">
            <text:p>84,5898576512456</text:p>
          </table:table-cell>
          <table:table-cell office:value-type="float" office:value="72.0159716060337" calcext:value-type="float">
            <text:p>72,0159716060337</text:p>
          </table:table-cell>
          <table:table-cell office:value-type="float" office:value="66.7629046369204" calcext:value-type="float">
            <text:p>66,7629046369204</text:p>
          </table:table-cell>
          <table:table-cell office:value-type="float" office:value="87.1000875656743" calcext:value-type="float">
            <text:p>87,1000875656743</text:p>
          </table:table-cell>
          <table:table-cell office:value-type="float" office:value="83.6777583187391" calcext:value-type="float">
            <text:p>83,6777583187391</text:p>
          </table:table-cell>
          <table:table-cell office:value-type="float" office:value="84.5781802120141" calcext:value-type="float">
            <text:p>84,5781802120141</text:p>
          </table:table-cell>
          <table:table-cell office:value-type="float" office:value="73.5969202898551" calcext:value-type="float">
            <text:p>73,5969202898551</text:p>
          </table:table-cell>
          <table:table-cell office:value-type="float" office:value="85.3906772207564" calcext:value-type="float">
            <text:p>85,3906772207564</text:p>
          </table:table-cell>
          <table:table-cell office:value-type="float" office:value="77.947146619842" calcext:value-type="float">
            <text:p>77,947146619842</text:p>
          </table:table-cell>
          <table:table-cell office:value-type="float" office:value="82.6101398601399" calcext:value-type="float">
            <text:p>82,6101398601399</text:p>
          </table:table-cell>
          <table:table-cell office:value-type="float" office:value="83.2949061662199" calcext:value-type="float">
            <text:p>83,2949061662199</text:p>
          </table:table-cell>
          <table:table-cell office:value-type="float" office:value="86.167519858782" calcext:value-type="float">
            <text:p>86,167519858782</text:p>
          </table:table-cell>
          <table:table-cell office:value-type="float" office:value="80.655424701899" calcext:value-type="float">
            <text:p>80,655424701899</text:p>
          </table:table-cell>
          <table:table-cell table:number-columns-repeated="1010"/>
        </table:table-row>
        <table:table-row table:style-name="ro1">
          <table:table-cell table:formula="of:=[.A20]+1" office:value-type="float" office:value="20" calcext:value-type="float">
            <text:p>20</text:p>
          </table:table-cell>
          <table:table-cell office:value-type="float" office:value="81.6639314697926" calcext:value-type="float">
            <text:p>81,6639314697926</text:p>
          </table:table-cell>
          <table:table-cell office:value-type="float" office:value="72.1152482269504" calcext:value-type="float">
            <text:p>72,1152482269504</text:p>
          </table:table-cell>
          <table:table-cell office:value-type="float" office:value="67.34986760812" calcext:value-type="float">
            <text:p>67,34986760812</text:p>
          </table:table-cell>
          <table:table-cell office:value-type="float" office:value="84.4494293239684" calcext:value-type="float">
            <text:p>84,4494293239684</text:p>
          </table:table-cell>
          <table:table-cell office:value-type="float" office:value="81.7870598591549" calcext:value-type="float">
            <text:p>81,7870598591549</text:p>
          </table:table-cell>
          <table:table-cell office:value-type="float" office:value="87.1227915194346" calcext:value-type="float">
            <text:p>87,1227915194346</text:p>
          </table:table-cell>
          <table:table-cell office:value-type="float" office:value="67.5231464737794" calcext:value-type="float">
            <text:p>67,5231464737794</text:p>
          </table:table-cell>
          <table:table-cell office:value-type="float" office:value="83.2772039180766" calcext:value-type="float">
            <text:p>83,2772039180766</text:p>
          </table:table-cell>
          <table:table-cell office:value-type="float" office:value="73.1213157894737" calcext:value-type="float">
            <text:p>73,1213157894737</text:p>
          </table:table-cell>
          <table:table-cell office:value-type="float" office:value="80.1388059701493" calcext:value-type="float">
            <text:p>80,1388059701493</text:p>
          </table:table-cell>
          <table:table-cell office:value-type="float" office:value="80.8438958707361" calcext:value-type="float">
            <text:p>80,8438958707361</text:p>
          </table:table-cell>
          <table:table-cell office:value-type="float" office:value="83.5807282415631" calcext:value-type="float">
            <text:p>83,5807282415631</text:p>
          </table:table-cell>
          <table:table-cell office:value-type="float" office:value="78.5914232902033" calcext:value-type="float">
            <text:p>78,5914232902033</text:p>
          </table:table-cell>
          <table:table-cell table:number-columns-repeated="1010"/>
        </table:table-row>
        <table:table-row table:style-name="ro1">
          <table:table-cell table:formula="of:=[.A21]+1" office:value-type="float" office:value="21" calcext:value-type="float">
            <text:p>21</text:p>
          </table:table-cell>
          <table:table-cell office:value-type="float" office:value="88.293321299639" calcext:value-type="float">
            <text:p>88,293321299639</text:p>
          </table:table-cell>
          <table:table-cell office:value-type="float" office:value="77.8858917480035" calcext:value-type="float">
            <text:p>77,8858917480035</text:p>
          </table:table-cell>
          <table:table-cell office:value-type="float" office:value="74.2793987621574" calcext:value-type="float">
            <text:p>74,2793987621574</text:p>
          </table:table-cell>
          <table:table-cell office:value-type="float" office:value="90.2357644991213" calcext:value-type="float">
            <text:p>90,2357644991213</text:p>
          </table:table-cell>
          <table:table-cell office:value-type="float" office:value="87.3691968225949" calcext:value-type="float">
            <text:p>87,3691968225949</text:p>
          </table:table-cell>
          <table:table-cell office:value-type="float" office:value="90.3178191489362" calcext:value-type="float">
            <text:p>90,3178191489362</text:p>
          </table:table-cell>
          <table:table-cell office:value-type="float" office:value="73.6648263579697" calcext:value-type="float">
            <text:p>73,6648263579697</text:p>
          </table:table-cell>
          <table:table-cell office:value-type="float" office:value="86.5040035587189" calcext:value-type="float">
            <text:p>86,5040035587189</text:p>
          </table:table-cell>
          <table:table-cell office:value-type="float" office:value="82.5888888888889" calcext:value-type="float">
            <text:p>82,5888888888889</text:p>
          </table:table-cell>
          <table:table-cell office:value-type="float" office:value="86.8259589652096" calcext:value-type="float">
            <text:p>86,8259589652096</text:p>
          </table:table-cell>
          <table:table-cell office:value-type="float" office:value="90.0812444444444" calcext:value-type="float">
            <text:p>90,0812444444444</text:p>
          </table:table-cell>
          <table:table-cell office:value-type="float" office:value="89.4308377896613" calcext:value-type="float">
            <text:p>89,4308377896613</text:p>
          </table:table-cell>
          <table:table-cell office:value-type="float" office:value="84.7860811010804" calcext:value-type="float">
            <text:p>84,7860811010804</text:p>
          </table:table-cell>
          <table:table-cell table:number-columns-repeated="1010"/>
        </table:table-row>
        <table:table-row table:style-name="ro1">
          <table:table-cell table:formula="of:=[.A22]+1" office:value-type="float" office:value="22" calcext:value-type="float">
            <text:p>22</text:p>
          </table:table-cell>
          <table:table-cell office:value-type="float" office:value="81.3775401069519" calcext:value-type="float">
            <text:p>81,3775401069519</text:p>
          </table:table-cell>
          <table:table-cell office:value-type="float" office:value="70.3617283950617" calcext:value-type="float">
            <text:p>70,3617283950617</text:p>
          </table:table-cell>
          <table:table-cell office:value-type="float" office:value="64.0525991189427" calcext:value-type="float">
            <text:p>64,0525991189427</text:p>
          </table:table-cell>
          <table:table-cell office:value-type="float" office:value="83.3589519650655" calcext:value-type="float">
            <text:p>83,3589519650655</text:p>
          </table:table-cell>
          <table:table-cell office:value-type="float" office:value="80.1776605101143" calcext:value-type="float">
            <text:p>80,1776605101143</text:p>
          </table:table-cell>
          <table:table-cell office:value-type="float" office:value="76.6984834968778" calcext:value-type="float">
            <text:p>76,6984834968778</text:p>
          </table:table-cell>
          <table:table-cell office:value-type="float" office:value="67.743838028169" calcext:value-type="float">
            <text:p>67,743838028169</text:p>
          </table:table-cell>
          <table:table-cell office:value-type="float" office:value="81.1719298245614" calcext:value-type="float">
            <text:p>81,1719298245614</text:p>
          </table:table-cell>
          <table:table-cell office:value-type="float" office:value="78.9700265251989" calcext:value-type="float">
            <text:p>78,9700265251989</text:p>
          </table:table-cell>
          <table:table-cell office:value-type="float" office:value="80.0884479717813" calcext:value-type="float">
            <text:p>80,0884479717813</text:p>
          </table:table-cell>
          <table:table-cell office:value-type="float" office:value="82.1262697022767" calcext:value-type="float">
            <text:p>82,1262697022767</text:p>
          </table:table-cell>
          <table:table-cell office:value-type="float" office:value="81.4700967458223" calcext:value-type="float">
            <text:p>81,4700967458223</text:p>
          </table:table-cell>
          <table:table-cell office:value-type="float" office:value="77.3050242397532" calcext:value-type="float">
            <text:p>77,3050242397532</text:p>
          </table:table-cell>
          <table:table-cell table:number-columns-repeated="1010"/>
        </table:table-row>
        <table:table-row table:style-name="ro1">
          <table:table-cell table:formula="of:=[.A23]+1" office:value-type="float" office:value="23" calcext:value-type="float">
            <text:p>23</text:p>
          </table:table-cell>
          <table:table-cell office:value-type="float" office:value="81.2594254937163" calcext:value-type="float">
            <text:p>81,2594254937163</text:p>
          </table:table-cell>
          <table:table-cell office:value-type="float" office:value="70.6921708185053" calcext:value-type="float">
            <text:p>70,6921708185053</text:p>
          </table:table-cell>
          <table:table-cell office:value-type="float" office:value="64.0647163120567" calcext:value-type="float">
            <text:p>64,0647163120567</text:p>
          </table:table-cell>
          <table:table-cell office:value-type="float" office:value="84.5176991150442" calcext:value-type="float">
            <text:p>84,5176991150442</text:p>
          </table:table-cell>
          <table:table-cell office:value-type="float" office:value="80.9428571428571" calcext:value-type="float">
            <text:p>80,9428571428571</text:p>
          </table:table-cell>
          <table:table-cell office:value-type="float" office:value="84.1840490797546" calcext:value-type="float">
            <text:p>84,1840490797546</text:p>
          </table:table-cell>
          <table:table-cell office:value-type="float" office:value="68.0132042253521" calcext:value-type="float">
            <text:p>68,0132042253521</text:p>
          </table:table-cell>
          <table:table-cell office:value-type="float" office:value="84.9332740213523" calcext:value-type="float">
            <text:p>84,9332740213523</text:p>
          </table:table-cell>
          <table:table-cell office:value-type="float" office:value="77.8434476693052" calcext:value-type="float">
            <text:p>77,8434476693052</text:p>
          </table:table-cell>
          <table:table-cell office:value-type="float" office:value="80.7369353410097" calcext:value-type="float">
            <text:p>80,7369353410097</text:p>
          </table:table-cell>
          <table:table-cell office:value-type="float" office:value="85.2283464566929" calcext:value-type="float">
            <text:p>85,2283464566929</text:p>
          </table:table-cell>
          <table:table-cell office:value-type="float" office:value="84.0709849157054" calcext:value-type="float">
            <text:p>84,0709849157054</text:p>
          </table:table-cell>
          <table:table-cell office:value-type="float" office:value="78.8764849110898" calcext:value-type="float">
            <text:p>78,8764849110898</text:p>
          </table:table-cell>
          <table:table-cell table:number-columns-repeated="1010"/>
        </table:table-row>
        <table:table-row table:style-name="ro1">
          <table:table-cell table:formula="of:=[.A24]+1" office:value-type="float" office:value="24" calcext:value-type="float">
            <text:p>24</text:p>
          </table:table-cell>
          <table:table-cell office:value-type="float" office:value="81.8161434977579" calcext:value-type="float">
            <text:p>81,8161434977579</text:p>
          </table:table-cell>
          <table:table-cell office:value-type="float" office:value="68.8653846153846" calcext:value-type="float">
            <text:p>68,8653846153846</text:p>
          </table:table-cell>
          <table:table-cell office:value-type="float" office:value="64.6033274956217" calcext:value-type="float">
            <text:p>64,6033274956217</text:p>
          </table:table-cell>
          <table:table-cell office:value-type="float" office:value="84.7028725314183" calcext:value-type="float">
            <text:p>84,7028725314183</text:p>
          </table:table-cell>
          <table:table-cell office:value-type="float" office:value="81.2442067736185" calcext:value-type="float">
            <text:p>81,2442067736185</text:p>
          </table:table-cell>
          <table:table-cell office:value-type="float" office:value="80.4410983170948" calcext:value-type="float">
            <text:p>80,4410983170948</text:p>
          </table:table-cell>
          <table:table-cell office:value-type="float" office:value="67.9645390070922" calcext:value-type="float">
            <text:p>67,9645390070922</text:p>
          </table:table-cell>
          <table:table-cell office:value-type="float" office:value="83.489417989418" calcext:value-type="float">
            <text:p>83,489417989418</text:p>
          </table:table-cell>
          <table:table-cell office:value-type="float" office:value="77.3409490333919" calcext:value-type="float">
            <text:p>77,3409490333919</text:p>
          </table:table-cell>
          <table:table-cell office:value-type="float" office:value="80.7156690140845" calcext:value-type="float">
            <text:p>80,7156690140845</text:p>
          </table:table-cell>
          <table:table-cell office:value-type="float" office:value="83.7242582897033" calcext:value-type="float">
            <text:p>83,7242582897033</text:p>
          </table:table-cell>
          <table:table-cell office:value-type="float" office:value="82.3252470799641" calcext:value-type="float">
            <text:p>82,3252470799641</text:p>
          </table:table-cell>
          <table:table-cell office:value-type="float" office:value="78.0724872796991" calcext:value-type="float">
            <text:p>78,0724872796991</text:p>
          </table:table-cell>
          <table:table-cell table:number-columns-repeated="1010"/>
        </table:table-row>
        <table:table-row table:style-name="ro1">
          <table:table-cell table:formula="of:=[.A25]+1" office:value-type="float" office:value="25" calcext:value-type="float">
            <text:p>25</text:p>
          </table:table-cell>
          <table:table-cell office:value-type="float" office:value="96.4538878842676" calcext:value-type="float">
            <text:p>96,4538878842676</text:p>
          </table:table-cell>
          <table:table-cell office:value-type="float" office:value="81.7850133809099" calcext:value-type="float">
            <text:p>81,7850133809099</text:p>
          </table:table-cell>
          <table:table-cell office:value-type="float" office:value="79.944014084507" calcext:value-type="float">
            <text:p>79,944014084507</text:p>
          </table:table-cell>
          <table:table-cell office:value-type="float" office:value="98.3235031277927" calcext:value-type="float">
            <text:p>98,3235031277927</text:p>
          </table:table-cell>
          <table:table-cell office:value-type="float" office:value="95.533273381295" calcext:value-type="float">
            <text:p>95,533273381295</text:p>
          </table:table-cell>
          <table:table-cell office:value-type="float" office:value="96.7222222222222" calcext:value-type="float">
            <text:p>96,7222222222222</text:p>
          </table:table-cell>
          <table:table-cell office:value-type="float" office:value="81.4542157751587" calcext:value-type="float">
            <text:p>81,4542157751587</text:p>
          </table:table-cell>
          <table:table-cell office:value-type="float" office:value="94.3873552983081" calcext:value-type="float">
            <text:p>94,3873552983081</text:p>
          </table:table-cell>
          <table:table-cell office:value-type="float" office:value="86.904" calcext:value-type="float">
            <text:p>86,904</text:p>
          </table:table-cell>
          <table:table-cell office:value-type="float" office:value="90.6295313881521" calcext:value-type="float">
            <text:p>90,6295313881521</text:p>
          </table:table-cell>
          <table:table-cell office:value-type="float" office:value="96.4854497354497" calcext:value-type="float">
            <text:p>96,4854497354497</text:p>
          </table:table-cell>
          <table:table-cell office:value-type="float" office:value="94.3879387938794" calcext:value-type="float">
            <text:p>94,3879387938794</text:p>
          </table:table-cell>
          <table:table-cell office:value-type="float" office:value="91.0741906675597" calcext:value-type="float">
            <text:p>91,0741906675597</text:p>
          </table:table-cell>
          <table:table-cell table:number-columns-repeated="1010"/>
        </table:table-row>
        <table:table-row table:style-name="ro1">
          <table:table-cell table:formula="of:=[.A26]+1" office:value-type="float" office:value="26" calcext:value-type="float">
            <text:p>26</text:p>
          </table:table-cell>
          <table:table-cell office:value-type="float" office:value="87.2470046082949" calcext:value-type="float">
            <text:p>87,2470046082949</text:p>
          </table:table-cell>
          <table:table-cell office:value-type="float" office:value="74.3209428830462" calcext:value-type="float">
            <text:p>74,3209428830462</text:p>
          </table:table-cell>
          <table:table-cell office:value-type="float" office:value="69.2448979591837" calcext:value-type="float">
            <text:p>69,2448979591837</text:p>
          </table:table-cell>
          <table:table-cell office:value-type="float" office:value="89.168430335097" calcext:value-type="float">
            <text:p>89,168430335097</text:p>
          </table:table-cell>
          <table:table-cell office:value-type="float" office:value="86.6498673740053" calcext:value-type="float">
            <text:p>86,6498673740053</text:p>
          </table:table-cell>
          <table:table-cell office:value-type="float" office:value="88.5247349823321" calcext:value-type="float">
            <text:p>88,5247349823321</text:p>
          </table:table-cell>
          <table:table-cell office:value-type="float" office:value="73.0581045172719" calcext:value-type="float">
            <text:p>73,0581045172719</text:p>
          </table:table-cell>
          <table:table-cell office:value-type="float" office:value="88.1308993766696" calcext:value-type="float">
            <text:p>88,1308993766696</text:p>
          </table:table-cell>
          <table:table-cell office:value-type="float" office:value="83.4317375886525" calcext:value-type="float">
            <text:p>83,4317375886525</text:p>
          </table:table-cell>
          <table:table-cell office:value-type="float" office:value="85.037037037037" calcext:value-type="float">
            <text:p>85,037037037037</text:p>
          </table:table-cell>
          <table:table-cell office:value-type="float" office:value="86.4064969271291" calcext:value-type="float">
            <text:p>86,4064969271291</text:p>
          </table:table-cell>
          <table:table-cell office:value-type="float" office:value="89.8178832116788" calcext:value-type="float">
            <text:p>89,8178832116788</text:p>
          </table:table-cell>
          <table:table-cell office:value-type="float" office:value="83.4157937746081" calcext:value-type="float">
            <text:p>83,4157937746081</text:p>
          </table:table-cell>
          <table:table-cell table:number-columns-repeated="1010"/>
        </table:table-row>
        <table:table-row table:style-name="ro1">
          <table:table-cell table:formula="of:=[.A27]+1" office:value-type="float" office:value="27" calcext:value-type="float">
            <text:p>27</text:p>
          </table:table-cell>
          <table:table-cell office:value-type="float" office:value="66.4011039558418" calcext:value-type="float">
            <text:p>66,4011039558418</text:p>
          </table:table-cell>
          <table:table-cell office:value-type="float" office:value="58.9779816513761" calcext:value-type="float">
            <text:p>58,9779816513761</text:p>
          </table:table-cell>
          <table:table-cell office:value-type="float" office:value="56.0983318700615" calcext:value-type="float">
            <text:p>56,0983318700615</text:p>
          </table:table-cell>
          <table:table-cell office:value-type="float" office:value="71.3896021699819" calcext:value-type="float">
            <text:p>71,3896021699819</text:p>
          </table:table-cell>
          <table:table-cell office:value-type="float" office:value="68.5043859649123" calcext:value-type="float">
            <text:p>68,5043859649123</text:p>
          </table:table-cell>
          <table:table-cell office:value-type="float" office:value="72.3452797202797" calcext:value-type="float">
            <text:p>72,3452797202797</text:p>
          </table:table-cell>
          <table:table-cell office:value-type="float" office:value="57.609691629956" calcext:value-type="float">
            <text:p>57,609691629956</text:p>
          </table:table-cell>
          <table:table-cell office:value-type="float" office:value="72.0159574468085" calcext:value-type="float">
            <text:p>72,0159574468085</text:p>
          </table:table-cell>
          <table:table-cell office:value-type="float" office:value="69.0487588652482" calcext:value-type="float">
            <text:p>69,0487588652482</text:p>
          </table:table-cell>
          <table:table-cell office:value-type="float" office:value="69.7453580901857" calcext:value-type="float">
            <text:p>69,7453580901857</text:p>
          </table:table-cell>
          <table:table-cell office:value-type="float" office:value="69.42405618964" calcext:value-type="float">
            <text:p>69,42405618964</text:p>
          </table:table-cell>
          <table:table-cell office:value-type="float" office:value="68.154478976234" calcext:value-type="float">
            <text:p>68,154478976234</text:p>
          </table:table-cell>
          <table:table-cell office:value-type="float" office:value="66.6518015006315" calcext:value-type="float">
            <text:p>66,6518015006315</text:p>
          </table:table-cell>
          <table:table-cell table:number-columns-repeated="1010"/>
        </table:table-row>
        <table:table-row table:style-name="ro1">
          <table:table-cell table:formula="of:=[.A28]+1" office:value-type="float" office:value="28" calcext:value-type="float">
            <text:p>28</text:p>
          </table:table-cell>
          <table:table-cell office:value-type="float" office:value="87.6741788321168" calcext:value-type="float">
            <text:p>87,6741788321168</text:p>
          </table:table-cell>
          <table:table-cell office:value-type="float" office:value="73.6382165605095" calcext:value-type="float">
            <text:p>73,6382165605095</text:p>
          </table:table-cell>
          <table:table-cell office:value-type="float" office:value="70.9088927637315" calcext:value-type="float">
            <text:p>70,9088927637315</text:p>
          </table:table-cell>
          <table:table-cell office:value-type="float" office:value="89.036246550138" calcext:value-type="float">
            <text:p>89,036246550138</text:p>
          </table:table-cell>
          <table:table-cell office:value-type="float" office:value="87.4457522123894" calcext:value-type="float">
            <text:p>87,4457522123894</text:p>
          </table:table-cell>
          <table:table-cell office:value-type="float" office:value="88.5562884784521" calcext:value-type="float">
            <text:p>88,5562884784521</text:p>
          </table:table-cell>
          <table:table-cell office:value-type="float" office:value="70.7757922535211" calcext:value-type="float">
            <text:p>70,7757922535211</text:p>
          </table:table-cell>
          <table:table-cell office:value-type="float" office:value="89.8294014084507" calcext:value-type="float">
            <text:p>89,8294014084507</text:p>
          </table:table-cell>
          <table:table-cell office:value-type="float" office:value="82.2101143359719" calcext:value-type="float">
            <text:p>82,2101143359719</text:p>
          </table:table-cell>
          <table:table-cell office:value-type="float" office:value="87.3063922942207" calcext:value-type="float">
            <text:p>87,3063922942207</text:p>
          </table:table-cell>
          <table:table-cell office:value-type="float" office:value="86.8648648648649" calcext:value-type="float">
            <text:p>86,8648648648649</text:p>
          </table:table-cell>
          <table:table-cell office:value-type="float" office:value="84.8695498676081" calcext:value-type="float">
            <text:p>84,8695498676081</text:p>
          </table:table-cell>
          <table:table-cell office:value-type="float" office:value="83.2447623271974" calcext:value-type="float">
            <text:p>83,2447623271974</text:p>
          </table:table-cell>
          <table:table-cell table:number-columns-repeated="1010"/>
        </table:table-row>
        <table:table-row table:style-name="ro1">
          <table:table-cell table:formula="of:=[.A29]+1" office:value-type="float" office:value="29" calcext:value-type="float">
            <text:p>29</text:p>
          </table:table-cell>
          <table:table-cell office:value-type="float" office:value="82.125" calcext:value-type="float">
            <text:p>82,125</text:p>
          </table:table-cell>
          <table:table-cell office:value-type="float" office:value="66.172281039461" calcext:value-type="float">
            <text:p>66,172281039461</text:p>
          </table:table-cell>
          <table:table-cell office:value-type="float" office:value="61.6200378071834" calcext:value-type="float">
            <text:p>61,6200378071834</text:p>
          </table:table-cell>
          <table:table-cell office:value-type="float" office:value="86.465844402277" calcext:value-type="float">
            <text:p>86,465844402277</text:p>
          </table:table-cell>
          <table:table-cell office:value-type="float" office:value="83.6628491620112" calcext:value-type="float">
            <text:p>83,6628491620112</text:p>
          </table:table-cell>
          <table:table-cell office:value-type="float" office:value="83.611954459203" calcext:value-type="float">
            <text:p>83,611954459203</text:p>
          </table:table-cell>
          <table:table-cell office:value-type="float" office:value="67.1134413727359" calcext:value-type="float">
            <text:p>67,1134413727359</text:p>
          </table:table-cell>
          <table:table-cell office:value-type="float" office:value="86.0260950605778" calcext:value-type="float">
            <text:p>86,0260950605778</text:p>
          </table:table-cell>
          <table:table-cell office:value-type="float" office:value="79.6295603367633" calcext:value-type="float">
            <text:p>79,6295603367633</text:p>
          </table:table-cell>
          <table:table-cell office:value-type="float" office:value="84.8929236499069" calcext:value-type="float">
            <text:p>84,8929236499069</text:p>
          </table:table-cell>
          <table:table-cell office:value-type="float" office:value="81.955223880597" calcext:value-type="float">
            <text:p>81,955223880597</text:p>
          </table:table-cell>
          <table:table-cell office:value-type="float" office:value="84.6595348837209" calcext:value-type="float">
            <text:p>84,6595348837209</text:p>
          </table:table-cell>
          <table:table-cell office:value-type="float" office:value="79.0468070065195" calcext:value-type="float">
            <text:p>79,0468070065195</text:p>
          </table:table-cell>
          <table:table-cell table:number-columns-repeated="1010"/>
        </table:table-row>
        <table:table-row table:style-name="ro1">
          <table:table-cell table:formula="of:=[.A30]+1" office:value-type="float" office:value="30" calcext:value-type="float">
            <text:p>30</text:p>
          </table:table-cell>
          <table:table-cell office:value-type="float" office:value="86.1808406647116" calcext:value-type="float">
            <text:p>86,1808406647116</text:p>
          </table:table-cell>
          <table:table-cell office:value-type="float" office:value="67.7874762808349" calcext:value-type="float">
            <text:p>67,7874762808349</text:p>
          </table:table-cell>
          <table:table-cell office:value-type="float" office:value="60.423031496063" calcext:value-type="float">
            <text:p>60,423031496063</text:p>
          </table:table-cell>
          <table:table-cell office:value-type="float" office:value="88.4596153846154" calcext:value-type="float">
            <text:p>88,4596153846154</text:p>
          </table:table-cell>
          <table:table-cell office:value-type="float" office:value="86.1295238095238" calcext:value-type="float">
            <text:p>86,1295238095238</text:p>
          </table:table-cell>
          <table:table-cell office:value-type="float" office:value="83.8423076923077" calcext:value-type="float">
            <text:p>83,8423076923077</text:p>
          </table:table-cell>
          <table:table-cell office:value-type="float" office:value="67.034749034749" calcext:value-type="float">
            <text:p>67,034749034749</text:p>
          </table:table-cell>
          <table:table-cell office:value-type="float" office:value="86.0582617000955" calcext:value-type="float">
            <text:p>86,0582617000955</text:p>
          </table:table-cell>
          <table:table-cell office:value-type="float" office:value="80.6848137535817" calcext:value-type="float">
            <text:p>80,6848137535817</text:p>
          </table:table-cell>
          <table:table-cell office:value-type="float" office:value="84.0192492781521" calcext:value-type="float">
            <text:p>84,0192492781521</text:p>
          </table:table-cell>
          <table:table-cell office:value-type="float" office:value="84.6861244019139" calcext:value-type="float">
            <text:p>84,6861244019139</text:p>
          </table:table-cell>
          <table:table-cell office:value-type="float" office:value="87.2578496669838" calcext:value-type="float">
            <text:p>87,2578496669838</text:p>
          </table:table-cell>
          <table:table-cell office:value-type="float" office:value="80.2498238308776" calcext:value-type="float">
            <text:p>80,2498238308776</text:p>
          </table:table-cell>
          <table:table-cell table:number-columns-repeated="1010"/>
        </table:table-row>
        <table:table-row table:style-name="ro1">
          <table:table-cell table:formula="of:=[.A31]+1" office:value-type="float" office:value="31" calcext:value-type="float">
            <text:p>31</text:p>
          </table:table-cell>
          <table:table-cell office:value-type="float" office:value="87.8135802469136" calcext:value-type="float">
            <text:p>87,8135802469136</text:p>
          </table:table-cell>
          <table:table-cell office:value-type="float" office:value="73.2754172989378" calcext:value-type="float">
            <text:p>73,2754172989378</text:p>
          </table:table-cell>
          <table:table-cell office:value-type="float" office:value="67.4027906976744" calcext:value-type="float">
            <text:p>67,4027906976744</text:p>
          </table:table-cell>
          <table:table-cell office:value-type="float" office:value="92.3741194486983" calcext:value-type="float">
            <text:p>92,3741194486983</text:p>
          </table:table-cell>
          <table:table-cell office:value-type="float" office:value="87.2249249249249" calcext:value-type="float">
            <text:p>87,2249249249249</text:p>
          </table:table-cell>
          <table:table-cell office:value-type="float" office:value="89.4647951441578" calcext:value-type="float">
            <text:p>89,4647951441578</text:p>
          </table:table-cell>
          <table:table-cell office:value-type="float" office:value="68.9543307086614" calcext:value-type="float">
            <text:p>68,9543307086614</text:p>
          </table:table-cell>
          <table:table-cell office:value-type="float" office:value="87.0246575342466" calcext:value-type="float">
            <text:p>87,0246575342466</text:p>
          </table:table-cell>
          <table:table-cell office:value-type="float" office:value="82.3037593984962" calcext:value-type="float">
            <text:p>82,3037593984962</text:p>
          </table:table-cell>
          <table:table-cell office:value-type="float" office:value="90.0119122257053" calcext:value-type="float">
            <text:p>90,0119122257053</text:p>
          </table:table-cell>
          <table:table-cell office:value-type="float" office:value="86.5155922038981" calcext:value-type="float">
            <text:p>86,5155922038981</text:p>
          </table:table-cell>
          <table:table-cell office:value-type="float" office:value="92.6373292867982" calcext:value-type="float">
            <text:p>92,6373292867982</text:p>
          </table:table-cell>
          <table:table-cell office:value-type="float" office:value="83.7995924086104" calcext:value-type="float">
            <text:p>83,7995924086104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Média</text:p>
          </table:table-cell>
          <table:table-cell table:style-name="ce3" office:value-type="float" office:value="82.7736108263277" calcext:value-type="float">
            <text:p>82,7736108263277</text:p>
          </table:table-cell>
          <table:table-cell table:style-name="ce3" office:value-type="float" office:value="71.0997433654127" calcext:value-type="float">
            <text:p>71,0997433654127</text:p>
          </table:table-cell>
          <table:table-cell table:style-name="ce3" office:value-type="float" office:value="65.989496864518" calcext:value-type="float">
            <text:p>65,989496864518</text:p>
          </table:table-cell>
          <table:table-cell table:style-name="ce3" office:value-type="float" office:value="86.1942967884828" calcext:value-type="float">
            <text:p>86,1942967884828</text:p>
          </table:table-cell>
          <table:table-cell table:style-name="ce3" office:value-type="float" office:value="82.9333720390153" calcext:value-type="float">
            <text:p>82,9333720390153</text:p>
          </table:table-cell>
          <table:table-cell table:style-name="ce3" office:value-type="float" office:value="83.8520890231855" calcext:value-type="float">
            <text:p>83,8520890231855</text:p>
          </table:table-cell>
          <table:table-cell table:style-name="ce3" office:value-type="float" office:value="69.6263668611298" calcext:value-type="float">
            <text:p>69,6263668611298</text:p>
          </table:table-cell>
          <table:table-cell table:style-name="ce3" office:value-type="float" office:value="84.8384829829248" calcext:value-type="float">
            <text:p>84,8384829829248</text:p>
          </table:table-cell>
          <table:table-cell table:style-name="ce3" office:value-type="float" office:value="79.4916020028696" calcext:value-type="float">
            <text:p>79,4916020028696</text:p>
          </table:table-cell>
          <table:table-cell table:style-name="ce3" office:value-type="float" office:value="82.1649111582866" calcext:value-type="float">
            <text:p>82,1649111582866</text:p>
          </table:table-cell>
          <table:table-cell table:style-name="ce3" office:value-type="float" office:value="83.374715991004" calcext:value-type="float">
            <text:p>83,374715991004</text:p>
          </table:table-cell>
          <table:table-cell table:style-name="ce3" office:value-type="float" office:value="85.0241358240224" calcext:value-type="float">
            <text:p>85,0241358240224</text:p>
          </table:table-cell>
          <table:table-cell table:style-name="ce3" office:value-type="float" office:value="79.7934281324858" calcext:value-type="float">
            <text:p>79,7934281324858</text:p>
          </table:table-cell>
          <table:table-cell table:style-name="ce3" table:number-columns-repeated="1010"/>
        </table:table-row>
      </table:table>
      <table:table table:name="Diário PM10" table:style-name="ta1">
        <table:shapes>
          <draw:frame draw:z-index="0" draw:style-name="gr1" draw:text-style-name="P1" svg:width="296.09mm" svg:height="90.05mm" svg:x="4.66mm" svg:y="151.41mm">
            <draw:object draw:notify-on-update-of-ranges="'Diário PM10'.A1:'Diário PM10'.A1 'Diário PM10'.A2:'Diário PM10'.A32 'Diário PM10'.B1:'Diário PM10'.B1 'Diário PM10'.B2:'Diário PM10'.B32 'Diário PM10'.C1:'Diário PM10'.C1 'Diário PM10'.C2:'Diário PM10'.C32 'Diário PM10'.D1:'Diário PM10'.D1 'Diário PM10'.D2:'Diário PM10'.D32 'Diário PM10'.E1:'Diário PM10'.E1 'Diário PM10'.E2:'Diário PM10'.E32 'Diário PM10'.F1:'Diário PM10'.F1 'Diário PM10'.F2:'Diário PM10'.F32 'Diário PM10'.G1:'Diário PM10'.G1 'Diário PM10'.G2:'Diário PM10'.G32 'Diário PM10'.H1:'Diário PM10'.H1 'Diário PM10'.H2:'Diário PM10'.H32 'Diário PM10'.I1:'Diário PM10'.I1 'Diário PM10'.I2:'Diário PM10'.I32 'Diário PM10'.J1:'Diário PM10'.J1 'Diário PM10'.J2:'Diário PM10'.J32 'Diário PM10'.K1:'Diário PM10'.K1 'Diário PM10'.K2:'Diário PM10'.K32 'Diário PM10'.L1:'Diário PM10'.L1 'Diário PM10'.L2:'Diário PM10'.L32 'Diário PM10'.M1:'Diário PM10'.M1 'Diário PM10'.M2:'Diário PM10'.M32 'Diário PM10'.N1:'Diário PM10'.N1 'Diário PM10'.N2:'Diário PM10'.N3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3" table:default-cell-style-name="Default"/>
        <table:table-column table:style-name="co6" table:number-columns-repeated="1010" table:default-cell-style-name="Default"/>
        <table:table-row table:style-name="ro1">
          <table:table-cell table:style-name="ce1" office:value-type="string" calcext:value-type="string">
            <text:p>Dia</text:p>
          </table:table-cell>
          <table:table-cell table:style-name="ce1" office:value-type="string" calcext:value-type="string">
            <text:p>Aotizhongxin</text:p>
          </table:table-cell>
          <table:table-cell table:style-name="ce1" office:value-type="string" calcext:value-type="string">
            <text:p>Changping</text:p>
          </table:table-cell>
          <table:table-cell table:style-name="ce1" office:value-type="string" calcext:value-type="string">
            <text:p>Dingling</text:p>
          </table:table-cell>
          <table:table-cell table:style-name="ce1" office:value-type="string" calcext:value-type="string">
            <text:p>Dongsi</text:p>
          </table:table-cell>
          <table:table-cell table:style-name="ce1" office:value-type="string" calcext:value-type="string">
            <text:p>Guanyuan</text:p>
          </table:table-cell>
          <table:table-cell table:style-name="ce1" office:value-type="string" calcext:value-type="string">
            <text:p>Gucheng</text:p>
          </table:table-cell>
          <table:table-cell table:style-name="ce1" office:value-type="string" calcext:value-type="string">
            <text:p>Huairou</text:p>
          </table:table-cell>
          <table:table-cell table:style-name="ce1" office:value-type="string" calcext:value-type="string">
            <text:p>Nongzhanguan</text:p>
          </table:table-cell>
          <table:table-cell table:style-name="ce1" office:value-type="string" calcext:value-type="string">
            <text:p>Shunyi</text:p>
          </table:table-cell>
          <table:table-cell table:style-name="ce1" office:value-type="string" calcext:value-type="string">
            <text:p>Tiantan</text:p>
          </table:table-cell>
          <table:table-cell table:style-name="ce1" office:value-type="string" calcext:value-type="string">
            <text:p>Wanliu</text:p>
          </table:table-cell>
          <table:table-cell table:style-name="ce1" office:value-type="string" calcext:value-type="string">
            <text:p>Wanshouxigong</text:p>
          </table:table-cell>
          <table:table-cell table:style-name="ce1" office:value-type="string" calcext:value-type="string">
            <text:p>Geral</text:p>
          </table:table-cell>
          <table:table-cell table:style-name="ce1"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3.9730228471" calcext:value-type="float">
            <text:p>113,9730228471</text:p>
          </table:table-cell>
          <table:table-cell office:value-type="float" office:value="101.626754385965" calcext:value-type="float">
            <text:p>101,626754385965</text:p>
          </table:table-cell>
          <table:table-cell office:value-type="float" office:value="92.6991362763916" calcext:value-type="float">
            <text:p>92,6991362763916</text:p>
          </table:table-cell>
          <table:table-cell office:value-type="float" office:value="116.250569675723" calcext:value-type="float">
            <text:p>116,250569675723</text:p>
          </table:table-cell>
          <table:table-cell office:value-type="float" office:value="114.15823117338" calcext:value-type="float">
            <text:p>114,15823117338</text:p>
          </table:table-cell>
          <table:table-cell office:value-type="float" office:value="124.896500437445" calcext:value-type="float">
            <text:p>124,896500437445</text:p>
          </table:table-cell>
          <table:table-cell office:value-type="float" office:value="101.867025089606" calcext:value-type="float">
            <text:p>101,867025089606</text:p>
          </table:table-cell>
          <table:table-cell office:value-type="float" office:value="112.932604895105" calcext:value-type="float">
            <text:p>112,932604895105</text:p>
          </table:table-cell>
          <table:table-cell office:value-type="float" office:value="105.657511111111" calcext:value-type="float">
            <text:p>105,657511111111</text:p>
          </table:table-cell>
          <table:table-cell office:value-type="float" office:value="111.785087719298" calcext:value-type="float">
            <text:p>111,785087719298</text:p>
          </table:table-cell>
          <table:table-cell office:value-type="float" office:value="115.505410122164" calcext:value-type="float">
            <text:p>115,505410122164</text:p>
          </table:table-cell>
          <table:table-cell office:value-type="float" office:value="115.358223394899" calcext:value-type="float">
            <text:p>115,358223394899</text:p>
          </table:table-cell>
          <table:table-cell office:value-type="float" office:value="110.714571344253" calcext:value-type="float">
            <text:p>110,714571344253</text:p>
          </table:table-cell>
          <table:table-cell table:number-columns-repeated="1010"/>
        </table:table-row>
        <table:table-row table:style-name="ro1">
          <table:table-cell table:formula="of:=[.A2]+1" office:value-type="float" office:value="2" calcext:value-type="float">
            <text:p>2</text:p>
          </table:table-cell>
          <table:table-cell office:value-type="float" office:value="93.4783595113438" calcext:value-type="float">
            <text:p>93,4783595113438</text:p>
          </table:table-cell>
          <table:table-cell office:value-type="float" office:value="84.6077396657872" calcext:value-type="float">
            <text:p>84,6077396657872</text:p>
          </table:table-cell>
          <table:table-cell office:value-type="float" office:value="73.5328153564899" calcext:value-type="float">
            <text:p>73,5328153564899</text:p>
          </table:table-cell>
          <table:table-cell office:value-type="float" office:value="97.0656195462478" calcext:value-type="float">
            <text:p>97,0656195462478</text:p>
          </table:table-cell>
          <table:table-cell office:value-type="float" office:value="95.4950920245399" calcext:value-type="float">
            <text:p>95,4950920245399</text:p>
          </table:table-cell>
          <table:table-cell office:value-type="float" office:value="104.16486013986" calcext:value-type="float">
            <text:p>104,16486013986</text:p>
          </table:table-cell>
          <table:table-cell office:value-type="float" office:value="80.5451121076233" calcext:value-type="float">
            <text:p>80,5451121076233</text:p>
          </table:table-cell>
          <table:table-cell office:value-type="float" office:value="96.1104203152364" calcext:value-type="float">
            <text:p>96,1104203152364</text:p>
          </table:table-cell>
          <table:table-cell office:value-type="float" office:value="88.46316262354" calcext:value-type="float">
            <text:p>88,46316262354</text:p>
          </table:table-cell>
          <table:table-cell office:value-type="float" office:value="96.20096069869" calcext:value-type="float">
            <text:p>96,20096069869</text:p>
          </table:table-cell>
          <table:table-cell office:value-type="float" office:value="98.0265911072363" calcext:value-type="float">
            <text:p>98,0265911072363</text:p>
          </table:table-cell>
          <table:table-cell office:value-type="float" office:value="101.468034934498" calcext:value-type="float">
            <text:p>101,468034934498</text:p>
          </table:table-cell>
          <table:table-cell office:value-type="float" office:value="92.5394564818215" calcext:value-type="float">
            <text:p>92,5394564818215</text:p>
          </table:table-cell>
          <table:table-cell table:number-columns-repeated="1010"/>
        </table:table-row>
        <table:table-row table:style-name="ro1">
          <table:table-cell table:formula="of:=[.A3]+1" office:value-type="float" office:value="3" calcext:value-type="float">
            <text:p>3</text:p>
          </table:table-cell>
          <table:table-cell office:value-type="float" office:value="115.832749562172" calcext:value-type="float">
            <text:p>115,832749562172</text:p>
          </table:table-cell>
          <table:table-cell office:value-type="float" office:value="98.0718038528897" calcext:value-type="float">
            <text:p>98,0718038528897</text:p>
          </table:table-cell>
          <table:table-cell office:value-type="float" office:value="85.3630472854641" calcext:value-type="float">
            <text:p>85,3630472854641</text:p>
          </table:table-cell>
          <table:table-cell office:value-type="float" office:value="118.492146596859" calcext:value-type="float">
            <text:p>118,492146596859</text:p>
          </table:table-cell>
          <table:table-cell office:value-type="float" office:value="114.301489921122" calcext:value-type="float">
            <text:p>114,301489921122</text:p>
          </table:table-cell>
          <table:table-cell office:value-type="float" office:value="124.852242744063" calcext:value-type="float">
            <text:p>124,852242744063</text:p>
          </table:table-cell>
          <table:table-cell office:value-type="float" office:value="92.8526501766784" calcext:value-type="float">
            <text:p>92,8526501766784</text:p>
          </table:table-cell>
          <table:table-cell office:value-type="float" office:value="117.078371278459" calcext:value-type="float">
            <text:p>117,078371278459</text:p>
          </table:table-cell>
          <table:table-cell office:value-type="float" office:value="102.339244951712" calcext:value-type="float">
            <text:p>102,339244951712</text:p>
          </table:table-cell>
          <table:table-cell office:value-type="float" office:value="114.201075268817" calcext:value-type="float">
            <text:p>114,201075268817</text:p>
          </table:table-cell>
          <table:table-cell office:value-type="float" office:value="114.62739965096" calcext:value-type="float">
            <text:p>114,62739965096</text:p>
          </table:table-cell>
          <table:table-cell office:value-type="float" office:value="118.514886164623" calcext:value-type="float">
            <text:p>118,514886164623</text:p>
          </table:table-cell>
          <table:table-cell office:value-type="float" office:value="109.71413624058" calcext:value-type="float">
            <text:p>109,71413624058</text:p>
          </table:table-cell>
          <table:table-cell table:number-columns-repeated="1010"/>
        </table:table-row>
        <table:table-row table:style-name="ro1">
          <table:table-cell table:formula="of:=[.A4]+1" office:value-type="float" office:value="4" calcext:value-type="float">
            <text:p>4</text:p>
          </table:table-cell>
          <table:table-cell office:value-type="float" office:value="117.627280625543" calcext:value-type="float">
            <text:p>117,627280625543</text:p>
          </table:table-cell>
          <table:table-cell office:value-type="float" office:value="95.9215509467989" calcext:value-type="float">
            <text:p>95,9215509467989</text:p>
          </table:table-cell>
          <table:table-cell office:value-type="float" office:value="81.5400175901495" calcext:value-type="float">
            <text:p>81,5400175901495</text:p>
          </table:table-cell>
          <table:table-cell office:value-type="float" office:value="121.994661921708" calcext:value-type="float">
            <text:p>121,994661921708</text:p>
          </table:table-cell>
          <table:table-cell office:value-type="float" office:value="117.739894551845" calcext:value-type="float">
            <text:p>117,739894551845</text:p>
          </table:table-cell>
          <table:table-cell office:value-type="float" office:value="127.840333919156" calcext:value-type="float">
            <text:p>127,840333919156</text:p>
          </table:table-cell>
          <table:table-cell office:value-type="float" office:value="100.269026548673" calcext:value-type="float">
            <text:p>100,269026548673</text:p>
          </table:table-cell>
          <table:table-cell office:value-type="float" office:value="116.345614035088" calcext:value-type="float">
            <text:p>116,345614035088</text:p>
          </table:table-cell>
          <table:table-cell office:value-type="float" office:value="106.60873015873" calcext:value-type="float">
            <text:p>106,60873015873</text:p>
          </table:table-cell>
          <table:table-cell office:value-type="float" office:value="119.1" calcext:value-type="float">
            <text:p>119,1</text:p>
          </table:table-cell>
          <table:table-cell office:value-type="float" office:value="118.07180385289" calcext:value-type="float">
            <text:p>118,07180385289</text:p>
          </table:table-cell>
          <table:table-cell office:value-type="float" office:value="122.531746031746" calcext:value-type="float">
            <text:p>122,531746031746</text:p>
          </table:table-cell>
          <table:table-cell office:value-type="float" office:value="112.16367848213" calcext:value-type="float">
            <text:p>112,16367848213</text:p>
          </table:table-cell>
          <table:table-cell table:number-columns-repeated="1010"/>
        </table:table-row>
        <table:table-row table:style-name="ro1">
          <table:table-cell table:formula="of:=[.A5]+1" office:value-type="float" office:value="5" calcext:value-type="float">
            <text:p>5</text:p>
          </table:table-cell>
          <table:table-cell office:value-type="float" office:value="104.075174825175" calcext:value-type="float">
            <text:p>104,075174825175</text:p>
          </table:table-cell>
          <table:table-cell office:value-type="float" office:value="90.7565849227975" calcext:value-type="float">
            <text:p>90,7565849227975</text:p>
          </table:table-cell>
          <table:table-cell office:value-type="float" office:value="83.7157894736842" calcext:value-type="float">
            <text:p>83,7157894736842</text:p>
          </table:table-cell>
          <table:table-cell office:value-type="float" office:value="106.784810126582" calcext:value-type="float">
            <text:p>106,784810126582</text:p>
          </table:table-cell>
          <table:table-cell office:value-type="float" office:value="105.245008756567" calcext:value-type="float">
            <text:p>105,245008756567</text:p>
          </table:table-cell>
          <table:table-cell office:value-type="float" office:value="115.127328646749" calcext:value-type="float">
            <text:p>115,127328646749</text:p>
          </table:table-cell>
          <table:table-cell office:value-type="float" office:value="92.2365384615385" calcext:value-type="float">
            <text:p>92,2365384615385</text:p>
          </table:table-cell>
          <table:table-cell office:value-type="float" office:value="103.434129089302" calcext:value-type="float">
            <text:p>103,434129089302</text:p>
          </table:table-cell>
          <table:table-cell office:value-type="float" office:value="94.1305604203152" calcext:value-type="float">
            <text:p>94,1305604203152</text:p>
          </table:table-cell>
          <table:table-cell office:value-type="float" office:value="101.424669603524" calcext:value-type="float">
            <text:p>101,424669603524</text:p>
          </table:table-cell>
          <table:table-cell office:value-type="float" office:value="106.53415061296" calcext:value-type="float">
            <text:p>106,53415061296</text:p>
          </table:table-cell>
          <table:table-cell office:value-type="float" office:value="107.29458041958" calcext:value-type="float">
            <text:p>107,29458041958</text:p>
          </table:table-cell>
          <table:table-cell office:value-type="float" office:value="100.907737526637" calcext:value-type="float">
            <text:p>100,907737526637</text:p>
          </table:table-cell>
          <table:table-cell table:number-columns-repeated="1010"/>
        </table:table-row>
        <table:table-row table:style-name="ro1">
          <table:table-cell table:formula="of:=[.A6]+1" office:value-type="float" office:value="6" calcext:value-type="float">
            <text:p>6</text:p>
          </table:table-cell>
          <table:table-cell office:value-type="float" office:value="113.825744308231" calcext:value-type="float">
            <text:p>113,825744308231</text:p>
          </table:table-cell>
          <table:table-cell office:value-type="float" office:value="96.0170250896057" calcext:value-type="float">
            <text:p>96,0170250896057</text:p>
          </table:table-cell>
          <table:table-cell office:value-type="float" office:value="87.5026833631485" calcext:value-type="float">
            <text:p>87,5026833631485</text:p>
          </table:table-cell>
          <table:table-cell office:value-type="float" office:value="112.862989323843" calcext:value-type="float">
            <text:p>112,862989323843</text:p>
          </table:table-cell>
          <table:table-cell office:value-type="float" office:value="109.178445229682" calcext:value-type="float">
            <text:p>109,178445229682</text:p>
          </table:table-cell>
          <table:table-cell office:value-type="float" office:value="119.693613298338" calcext:value-type="float">
            <text:p>119,693613298338</text:p>
          </table:table-cell>
          <table:table-cell office:value-type="float" office:value="93.6439929328622" calcext:value-type="float">
            <text:p>93,6439929328622</text:p>
          </table:table-cell>
          <table:table-cell office:value-type="float" office:value="112.902202643172" calcext:value-type="float">
            <text:p>112,902202643172</text:p>
          </table:table-cell>
          <table:table-cell office:value-type="float" office:value="100.926090828139" calcext:value-type="float">
            <text:p>100,926090828139</text:p>
          </table:table-cell>
          <table:table-cell office:value-type="float" office:value="106.326837909655" calcext:value-type="float">
            <text:p>106,326837909655</text:p>
          </table:table-cell>
          <table:table-cell office:value-type="float" office:value="111.157342657343" calcext:value-type="float">
            <text:p>111,157342657343</text:p>
          </table:table-cell>
          <table:table-cell office:value-type="float" office:value="110.572824156306" calcext:value-type="float">
            <text:p>110,572824156306</text:p>
          </table:table-cell>
          <table:table-cell office:value-type="float" office:value="106.268858743733" calcext:value-type="float">
            <text:p>106,268858743733</text:p>
          </table:table-cell>
          <table:table-cell table:number-columns-repeated="1010"/>
        </table:table-row>
        <table:table-row table:style-name="ro1">
          <table:table-cell table:formula="of:=[.A7]+1" office:value-type="float" office:value="7" calcext:value-type="float">
            <text:p>7</text:p>
          </table:table-cell>
          <table:table-cell office:value-type="float" office:value="110.859154929577" calcext:value-type="float">
            <text:p>110,859154929577</text:p>
          </table:table-cell>
          <table:table-cell office:value-type="float" office:value="91.3865470852018" calcext:value-type="float">
            <text:p>91,3865470852018</text:p>
          </table:table-cell>
          <table:table-cell office:value-type="float" office:value="83.1347708894879" calcext:value-type="float">
            <text:p>83,1347708894879</text:p>
          </table:table-cell>
          <table:table-cell office:value-type="float" office:value="111.354295837024" calcext:value-type="float">
            <text:p>111,354295837024</text:p>
          </table:table-cell>
          <table:table-cell office:value-type="float" office:value="106.469603524229" calcext:value-type="float">
            <text:p>106,469603524229</text:p>
          </table:table-cell>
          <table:table-cell office:value-type="float" office:value="116.694468832309" calcext:value-type="float">
            <text:p>116,694468832309</text:p>
          </table:table-cell>
          <table:table-cell office:value-type="float" office:value="92.588768115942" calcext:value-type="float">
            <text:p>92,588768115942</text:p>
          </table:table-cell>
          <table:table-cell office:value-type="float" office:value="109.033450704225" calcext:value-type="float">
            <text:p>109,033450704225</text:p>
          </table:table-cell>
          <table:table-cell office:value-type="float" office:value="100.542365401589" calcext:value-type="float">
            <text:p>100,542365401589</text:p>
          </table:table-cell>
          <table:table-cell office:value-type="float" office:value="104.091872791519" calcext:value-type="float">
            <text:p>104,091872791519</text:p>
          </table:table-cell>
          <table:table-cell office:value-type="float" office:value="112.015817223199" calcext:value-type="float">
            <text:p>112,015817223199</text:p>
          </table:table-cell>
          <table:table-cell office:value-type="float" office:value="110.000884955752" calcext:value-type="float">
            <text:p>110,000884955752</text:p>
          </table:table-cell>
          <table:table-cell office:value-type="float" office:value="104.094497784343" calcext:value-type="float">
            <text:p>104,094497784343</text:p>
          </table:table-cell>
          <table:table-cell table:number-columns-repeated="1010"/>
        </table:table-row>
        <table:table-row table:style-name="ro1">
          <table:table-cell table:formula="of:=[.A8]+1" office:value-type="float" office:value="8" calcext:value-type="float">
            <text:p>8</text:p>
          </table:table-cell>
          <table:table-cell office:value-type="float" office:value="107.782722513089" calcext:value-type="float">
            <text:p>107,782722513089</text:p>
          </table:table-cell>
          <table:table-cell office:value-type="float" office:value="91.8725490196078" calcext:value-type="float">
            <text:p>91,8725490196078</text:p>
          </table:table-cell>
          <table:table-cell office:value-type="float" office:value="80.1449033391916" calcext:value-type="float">
            <text:p>80,1449033391916</text:p>
          </table:table-cell>
          <table:table-cell office:value-type="float" office:value="108.773321708806" calcext:value-type="float">
            <text:p>108,773321708806</text:p>
          </table:table-cell>
          <table:table-cell office:value-type="float" office:value="108.01154855643" calcext:value-type="float">
            <text:p>108,01154855643</text:p>
          </table:table-cell>
          <table:table-cell office:value-type="float" office:value="114.564798598949" calcext:value-type="float">
            <text:p>114,564798598949</text:p>
          </table:table-cell>
          <table:table-cell office:value-type="float" office:value="84.9778280542986" calcext:value-type="float">
            <text:p>84,9778280542986</text:p>
          </table:table-cell>
          <table:table-cell office:value-type="float" office:value="106.597966401415" calcext:value-type="float">
            <text:p>106,597966401415</text:p>
          </table:table-cell>
          <table:table-cell office:value-type="float" office:value="95.4873350923483" calcext:value-type="float">
            <text:p>95,4873350923483</text:p>
          </table:table-cell>
          <table:table-cell office:value-type="float" office:value="104.997715289982" calcext:value-type="float">
            <text:p>104,997715289982</text:p>
          </table:table-cell>
          <table:table-cell office:value-type="float" office:value="107.76501305483" calcext:value-type="float">
            <text:p>107,76501305483</text:p>
          </table:table-cell>
          <table:table-cell office:value-type="float" office:value="110.006968641115" calcext:value-type="float">
            <text:p>110,006968641115</text:p>
          </table:table-cell>
          <table:table-cell office:value-type="float" office:value="101.823787190385" calcext:value-type="float">
            <text:p>101,823787190385</text:p>
          </table:table-cell>
          <table:table-cell table:number-columns-repeated="1010"/>
        </table:table-row>
        <table:table-row table:style-name="ro1">
          <table:table-cell table:formula="of:=[.A9]+1" office:value-type="float" office:value="9" calcext:value-type="float">
            <text:p>9</text:p>
          </table:table-cell>
          <table:table-cell office:value-type="float" office:value="99.5544815465729" calcext:value-type="float">
            <text:p>99,5544815465729</text:p>
          </table:table-cell>
          <table:table-cell office:value-type="float" office:value="88.385370205174" calcext:value-type="float">
            <text:p>88,385370205174</text:p>
          </table:table-cell>
          <table:table-cell office:value-type="float" office:value="79.7330097087379" calcext:value-type="float">
            <text:p>79,7330097087379</text:p>
          </table:table-cell>
          <table:table-cell office:value-type="float" office:value="101.323400525855" calcext:value-type="float">
            <text:p>101,323400525855</text:p>
          </table:table-cell>
          <table:table-cell office:value-type="float" office:value="102.693449781659" calcext:value-type="float">
            <text:p>102,693449781659</text:p>
          </table:table-cell>
          <table:table-cell office:value-type="float" office:value="105.796654929577" calcext:value-type="float">
            <text:p>105,796654929577</text:p>
          </table:table-cell>
          <table:table-cell office:value-type="float" office:value="81.9390484739677" calcext:value-type="float">
            <text:p>81,9390484739677</text:p>
          </table:table-cell>
          <table:table-cell office:value-type="float" office:value="103.806797853309" calcext:value-type="float">
            <text:p>103,806797853309</text:p>
          </table:table-cell>
          <table:table-cell office:value-type="float" office:value="88.0443262411348" calcext:value-type="float">
            <text:p>88,0443262411348</text:p>
          </table:table-cell>
          <table:table-cell office:value-type="float" office:value="96.6170212765958" calcext:value-type="float">
            <text:p>96,6170212765958</text:p>
          </table:table-cell>
          <table:table-cell office:value-type="float" office:value="100.426315789474" calcext:value-type="float">
            <text:p>100,426315789474</text:p>
          </table:table-cell>
          <table:table-cell office:value-type="float" office:value="102.152230971129" calcext:value-type="float">
            <text:p>102,152230971129</text:p>
          </table:table-cell>
          <table:table-cell office:value-type="float" office:value="95.9123739418476" calcext:value-type="float">
            <text:p>95,9123739418476</text:p>
          </table:table-cell>
          <table:table-cell table:number-columns-repeated="1010"/>
        </table:table-row>
        <table:table-row table:style-name="ro1">
          <table:table-cell table:formula="of:=[.A10]+1" office:value-type="float" office:value="10" calcext:value-type="float">
            <text:p>10</text:p>
          </table:table-cell>
          <table:table-cell office:value-type="float" office:value="93.2910856134157" calcext:value-type="float">
            <text:p>93,2910856134157</text:p>
          </table:table-cell>
          <table:table-cell office:value-type="float" office:value="87.5970149253731" calcext:value-type="float">
            <text:p>87,5970149253731</text:p>
          </table:table-cell>
          <table:table-cell office:value-type="float" office:value="73.8943957968476" calcext:value-type="float">
            <text:p>73,8943957968476</text:p>
          </table:table-cell>
          <table:table-cell office:value-type="float" office:value="95.5165794066318" calcext:value-type="float">
            <text:p>95,5165794066318</text:p>
          </table:table-cell>
          <table:table-cell office:value-type="float" office:value="97.5853873239437" calcext:value-type="float">
            <text:p>97,5853873239437</text:p>
          </table:table-cell>
          <table:table-cell office:value-type="float" office:value="105.401402278703" calcext:value-type="float">
            <text:p>105,401402278703</text:p>
          </table:table-cell>
          <table:table-cell office:value-type="float" office:value="80.2563782337199" calcext:value-type="float">
            <text:p>80,2563782337199</text:p>
          </table:table-cell>
          <table:table-cell office:value-type="float" office:value="97.8388444444444" calcext:value-type="float">
            <text:p>97,8388444444444</text:p>
          </table:table-cell>
          <table:table-cell office:value-type="float" office:value="85.3638373121132" calcext:value-type="float">
            <text:p>85,3638373121132</text:p>
          </table:table-cell>
          <table:table-cell office:value-type="float" office:value="93.3863277826468" calcext:value-type="float">
            <text:p>93,3863277826468</text:p>
          </table:table-cell>
          <table:table-cell office:value-type="float" office:value="100.613100436681" calcext:value-type="float">
            <text:p>100,613100436681</text:p>
          </table:table-cell>
          <table:table-cell office:value-type="float" office:value="97.5569070373588" calcext:value-type="float">
            <text:p>97,5569070373588</text:p>
          </table:table-cell>
          <table:table-cell office:value-type="float" office:value="92.3791370595561" calcext:value-type="float">
            <text:p>92,3791370595561</text:p>
          </table:table-cell>
          <table:table-cell table:number-columns-repeated="1010"/>
        </table:table-row>
        <table:table-row table:style-name="ro1">
          <table:table-cell table:formula="of:=[.A11]+1" office:value-type="float" office:value="11" calcext:value-type="float">
            <text:p>11</text:p>
          </table:table-cell>
          <table:table-cell office:value-type="float" office:value="91.1055846422338" calcext:value-type="float">
            <text:p>91,1055846422338</text:p>
          </table:table-cell>
          <table:table-cell office:value-type="float" office:value="76.8803493449782" calcext:value-type="float">
            <text:p>76,8803493449782</text:p>
          </table:table-cell>
          <table:table-cell office:value-type="float" office:value="65.1765789473684" calcext:value-type="float">
            <text:p>65,1765789473684</text:p>
          </table:table-cell>
          <table:table-cell office:value-type="float" office:value="85.7088156723063" calcext:value-type="float">
            <text:p>85,7088156723063</text:p>
          </table:table-cell>
          <table:table-cell office:value-type="float" office:value="92.3558118899734" calcext:value-type="float">
            <text:p>92,3558118899734</text:p>
          </table:table-cell>
          <table:table-cell office:value-type="float" office:value="97.630377524144" calcext:value-type="float">
            <text:p>97,630377524144</text:p>
          </table:table-cell>
          <table:table-cell office:value-type="float" office:value="73.0908928571429" calcext:value-type="float">
            <text:p>73,0908928571429</text:p>
          </table:table-cell>
          <table:table-cell office:value-type="float" office:value="89.9514010507881" calcext:value-type="float">
            <text:p>89,9514010507881</text:p>
          </table:table-cell>
          <table:table-cell office:value-type="float" office:value="79.1781659388646" calcext:value-type="float">
            <text:p>79,1781659388646</text:p>
          </table:table-cell>
          <table:table-cell office:value-type="float" office:value="88.9536628420124" calcext:value-type="float">
            <text:p>88,9536628420124</text:p>
          </table:table-cell>
          <table:table-cell office:value-type="float" office:value="91.7212543554007" calcext:value-type="float">
            <text:p>91,7212543554007</text:p>
          </table:table-cell>
          <table:table-cell office:value-type="float" office:value="91.6666666666667" calcext:value-type="float">
            <text:p>91,6666666666667</text:p>
          </table:table-cell>
          <table:table-cell office:value-type="float" office:value="85.2972828475172" calcext:value-type="float">
            <text:p>85,2972828475172</text:p>
          </table:table-cell>
          <table:table-cell table:number-columns-repeated="1010"/>
        </table:table-row>
        <table:table-row table:style-name="ro1">
          <table:table-cell table:formula="of:=[.A12]+1" office:value-type="float" office:value="12" calcext:value-type="float">
            <text:p>12</text:p>
          </table:table-cell>
          <table:table-cell office:value-type="float" office:value="83.427855887522" calcext:value-type="float">
            <text:p>83,427855887522</text:p>
          </table:table-cell>
          <table:table-cell office:value-type="float" office:value="75.4237140366173" calcext:value-type="float">
            <text:p>75,4237140366173</text:p>
          </table:table-cell>
          <table:table-cell office:value-type="float" office:value="64.6790965456156" calcext:value-type="float">
            <text:p>64,6790965456156</text:p>
          </table:table-cell>
          <table:table-cell office:value-type="float" office:value="83.6001788908766" calcext:value-type="float">
            <text:p>83,6001788908766</text:p>
          </table:table-cell>
          <table:table-cell office:value-type="float" office:value="83.0925266903915" calcext:value-type="float">
            <text:p>83,0925266903915</text:p>
          </table:table-cell>
          <table:table-cell office:value-type="float" office:value="95.2571926765475" calcext:value-type="float">
            <text:p>95,2571926765475</text:p>
          </table:table-cell>
          <table:table-cell office:value-type="float" office:value="68.6345634563456" calcext:value-type="float">
            <text:p>68,6345634563456</text:p>
          </table:table-cell>
          <table:table-cell office:value-type="float" office:value="83.6258741258741" calcext:value-type="float">
            <text:p>83,6258741258741</text:p>
          </table:table-cell>
          <table:table-cell office:value-type="float" office:value="77.4348432055749" calcext:value-type="float">
            <text:p>77,4348432055749</text:p>
          </table:table-cell>
          <table:table-cell office:value-type="float" office:value="81.6026315789474" calcext:value-type="float">
            <text:p>81,6026315789474</text:p>
          </table:table-cell>
          <table:table-cell office:value-type="float" office:value="85.005212858384" calcext:value-type="float">
            <text:p>85,005212858384</text:p>
          </table:table-cell>
          <table:table-cell office:value-type="float" office:value="85.0460869565217" calcext:value-type="float">
            <text:p>85,0460869565217</text:p>
          </table:table-cell>
          <table:table-cell office:value-type="float" office:value="80.6098629735473" calcext:value-type="float">
            <text:p>80,6098629735473</text:p>
          </table:table-cell>
          <table:table-cell table:number-columns-repeated="1010"/>
        </table:table-row>
        <table:table-row table:style-name="ro1">
          <table:table-cell table:formula="of:=[.A13]+1" office:value-type="float" office:value="13" calcext:value-type="float">
            <text:p>13</text:p>
          </table:table-cell>
          <table:table-cell office:value-type="float" office:value="97.7265091863517" calcext:value-type="float">
            <text:p>97,7265091863517</text:p>
          </table:table-cell>
          <table:table-cell office:value-type="float" office:value="80.5182926829268" calcext:value-type="float">
            <text:p>80,5182926829268</text:p>
          </table:table-cell>
          <table:table-cell office:value-type="float" office:value="71.0237168141593" calcext:value-type="float">
            <text:p>71,0237168141593</text:p>
          </table:table-cell>
          <table:table-cell office:value-type="float" office:value="96.6690104166667" calcext:value-type="float">
            <text:p>96,6690104166667</text:p>
          </table:table-cell>
          <table:table-cell office:value-type="float" office:value="96.3459649122807" calcext:value-type="float">
            <text:p>96,3459649122807</text:p>
          </table:table-cell>
          <table:table-cell office:value-type="float" office:value="105.691834942932" calcext:value-type="float">
            <text:p>105,691834942932</text:p>
          </table:table-cell>
          <table:table-cell office:value-type="float" office:value="78.4252252252252" calcext:value-type="float">
            <text:p>78,4252252252252</text:p>
          </table:table-cell>
          <table:table-cell office:value-type="float" office:value="98.1583260680035" calcext:value-type="float">
            <text:p>98,1583260680035</text:p>
          </table:table-cell>
          <table:table-cell office:value-type="float" office:value="89.677212971078" calcext:value-type="float">
            <text:p>89,677212971078</text:p>
          </table:table-cell>
          <table:table-cell office:value-type="float" office:value="93.7416518650089" calcext:value-type="float">
            <text:p>93,7416518650089</text:p>
          </table:table-cell>
          <table:table-cell office:value-type="float" office:value="97.6484375" calcext:value-type="float">
            <text:p>97,6484375</text:p>
          </table:table-cell>
          <table:table-cell office:value-type="float" office:value="100.439130434783" calcext:value-type="float">
            <text:p>100,439130434783</text:p>
          </table:table-cell>
          <table:table-cell office:value-type="float" office:value="92.2272042696301" calcext:value-type="float">
            <text:p>92,2272042696301</text:p>
          </table:table-cell>
          <table:table-cell table:number-columns-repeated="1010"/>
        </table:table-row>
        <table:table-row table:style-name="ro1">
          <table:table-cell table:formula="of:=[.A14]+1" office:value-type="float" office:value="14" calcext:value-type="float">
            <text:p>14</text:p>
          </table:table-cell>
          <table:table-cell office:value-type="float" office:value="105.8" calcext:value-type="float">
            <text:p>105,8</text:p>
          </table:table-cell>
          <table:table-cell office:value-type="float" office:value="94.3236842105263" calcext:value-type="float">
            <text:p>94,3236842105263</text:p>
          </table:table-cell>
          <table:table-cell office:value-type="float" office:value="82.1620209059233" calcext:value-type="float">
            <text:p>82,1620209059233</text:p>
          </table:table-cell>
          <table:table-cell office:value-type="float" office:value="107.723926380368" calcext:value-type="float">
            <text:p>107,723926380368</text:p>
          </table:table-cell>
          <table:table-cell office:value-type="float" office:value="106.118158123371" calcext:value-type="float">
            <text:p>106,118158123371</text:p>
          </table:table-cell>
          <table:table-cell office:value-type="float" office:value="117.208742194469" calcext:value-type="float">
            <text:p>117,208742194469</text:p>
          </table:table-cell>
          <table:table-cell office:value-type="float" office:value="92.5573345259392" calcext:value-type="float">
            <text:p>92,5573345259392</text:p>
          </table:table-cell>
          <table:table-cell office:value-type="float" office:value="105.806451612903" calcext:value-type="float">
            <text:p>105,806451612903</text:p>
          </table:table-cell>
          <table:table-cell office:value-type="float" office:value="97.5916740478299" calcext:value-type="float">
            <text:p>97,5916740478299</text:p>
          </table:table-cell>
          <table:table-cell office:value-type="float" office:value="104.058562555457" calcext:value-type="float">
            <text:p>104,058562555457</text:p>
          </table:table-cell>
          <table:table-cell office:value-type="float" office:value="109.90331010453" calcext:value-type="float">
            <text:p>109,90331010453</text:p>
          </table:table-cell>
          <table:table-cell office:value-type="float" office:value="110.009308510638" calcext:value-type="float">
            <text:p>110,009308510638</text:p>
          </table:table-cell>
          <table:table-cell office:value-type="float" office:value="102.762706149674" calcext:value-type="float">
            <text:p>102,762706149674</text:p>
          </table:table-cell>
          <table:table-cell table:number-columns-repeated="1010"/>
        </table:table-row>
        <table:table-row table:style-name="ro1">
          <table:table-cell table:formula="of:=[.A15]+1" office:value-type="float" office:value="15" calcext:value-type="float">
            <text:p>15</text:p>
          </table:table-cell>
          <table:table-cell office:value-type="float" office:value="133.519754170325" calcext:value-type="float">
            <text:p>133,519754170325</text:p>
          </table:table-cell>
          <table:table-cell office:value-type="float" office:value="115.567543859649" calcext:value-type="float">
            <text:p>115,567543859649</text:p>
          </table:table-cell>
          <table:table-cell office:value-type="float" office:value="105.15701754386" calcext:value-type="float">
            <text:p>105,15701754386</text:p>
          </table:table-cell>
          <table:table-cell office:value-type="float" office:value="132.380616740088" calcext:value-type="float">
            <text:p>132,380616740088</text:p>
          </table:table-cell>
          <table:table-cell office:value-type="float" office:value="128.155399473222" calcext:value-type="float">
            <text:p>128,155399473222</text:p>
          </table:table-cell>
          <table:table-cell office:value-type="float" office:value="140.815720524017" calcext:value-type="float">
            <text:p>140,815720524017</text:p>
          </table:table-cell>
          <table:table-cell office:value-type="float" office:value="108.36958443855" calcext:value-type="float">
            <text:p>108,36958443855</text:p>
          </table:table-cell>
          <table:table-cell office:value-type="float" office:value="134.791481810115" calcext:value-type="float">
            <text:p>134,791481810115</text:p>
          </table:table-cell>
          <table:table-cell office:value-type="float" office:value="122.939256572983" calcext:value-type="float">
            <text:p>122,939256572983</text:p>
          </table:table-cell>
          <table:table-cell office:value-type="float" office:value="124.627345844504" calcext:value-type="float">
            <text:p>124,627345844504</text:p>
          </table:table-cell>
          <table:table-cell office:value-type="float" office:value="135.846019247594" calcext:value-type="float">
            <text:p>135,846019247594</text:p>
          </table:table-cell>
          <table:table-cell office:value-type="float" office:value="134.457193292145" calcext:value-type="float">
            <text:p>134,457193292145</text:p>
          </table:table-cell>
          <table:table-cell office:value-type="float" office:value="126.40194203325" calcext:value-type="float">
            <text:p>126,40194203325</text:p>
          </table:table-cell>
          <table:table-cell table:number-columns-repeated="1010"/>
        </table:table-row>
        <table:table-row table:style-name="ro1">
          <table:table-cell table:formula="of:=[.A16]+1" office:value-type="float" office:value="16" calcext:value-type="float">
            <text:p>16</text:p>
          </table:table-cell>
          <table:table-cell office:value-type="float" office:value="129.365875109938" calcext:value-type="float">
            <text:p>129,365875109938</text:p>
          </table:table-cell>
          <table:table-cell office:value-type="float" office:value="110.303135888502" calcext:value-type="float">
            <text:p>110,303135888502</text:p>
          </table:table-cell>
          <table:table-cell office:value-type="float" office:value="96.8478452066843" calcext:value-type="float">
            <text:p>96,8478452066843</text:p>
          </table:table-cell>
          <table:table-cell office:value-type="float" office:value="129.687390542907" calcext:value-type="float">
            <text:p>129,687390542907</text:p>
          </table:table-cell>
          <table:table-cell office:value-type="float" office:value="125.810148731409" calcext:value-type="float">
            <text:p>125,810148731409</text:p>
          </table:table-cell>
          <table:table-cell office:value-type="float" office:value="135.135371179039" calcext:value-type="float">
            <text:p>135,135371179039</text:p>
          </table:table-cell>
          <table:table-cell office:value-type="float" office:value="108.76352530541" calcext:value-type="float">
            <text:p>108,76352530541</text:p>
          </table:table-cell>
          <table:table-cell office:value-type="float" office:value="128.303056768559" calcext:value-type="float">
            <text:p>128,303056768559</text:p>
          </table:table-cell>
          <table:table-cell office:value-type="float" office:value="119.626666666667" calcext:value-type="float">
            <text:p>119,626666666667</text:p>
          </table:table-cell>
          <table:table-cell office:value-type="float" office:value="124.394973070018" calcext:value-type="float">
            <text:p>124,394973070018</text:p>
          </table:table-cell>
          <table:table-cell office:value-type="float" office:value="126.63612565445" calcext:value-type="float">
            <text:p>126,63612565445</text:p>
          </table:table-cell>
          <table:table-cell office:value-type="float" office:value="133.845607808341" calcext:value-type="float">
            <text:p>133,845607808341</text:p>
          </table:table-cell>
          <table:table-cell office:value-type="float" office:value="122.383156352984" calcext:value-type="float">
            <text:p>122,383156352984</text:p>
          </table:table-cell>
          <table:table-cell table:number-columns-repeated="1010"/>
        </table:table-row>
        <table:table-row table:style-name="ro1">
          <table:table-cell table:formula="of:=[.A17]+1" office:value-type="float" office:value="17" calcext:value-type="float">
            <text:p>17</text:p>
          </table:table-cell>
          <table:table-cell office:value-type="float" office:value="118.763765541741" calcext:value-type="float">
            <text:p>118,763765541741</text:p>
          </table:table-cell>
          <table:table-cell office:value-type="float" office:value="106.453043478261" calcext:value-type="float">
            <text:p>106,453043478261</text:p>
          </table:table-cell>
          <table:table-cell office:value-type="float" office:value="98.3640350877193" calcext:value-type="float">
            <text:p>98,3640350877193</text:p>
          </table:table-cell>
          <table:table-cell office:value-type="float" office:value="117.486533449175" calcext:value-type="float">
            <text:p>117,486533449175</text:p>
          </table:table-cell>
          <table:table-cell office:value-type="float" office:value="117.1393514461" calcext:value-type="float">
            <text:p>117,1393514461</text:p>
          </table:table-cell>
          <table:table-cell office:value-type="float" office:value="129.063867016623" calcext:value-type="float">
            <text:p>129,063867016623</text:p>
          </table:table-cell>
          <table:table-cell office:value-type="float" office:value="101.420454545455" calcext:value-type="float">
            <text:p>101,420454545455</text:p>
          </table:table-cell>
          <table:table-cell office:value-type="float" office:value="114.576889661164" calcext:value-type="float">
            <text:p>114,576889661164</text:p>
          </table:table-cell>
          <table:table-cell office:value-type="float" office:value="108.62591943958" calcext:value-type="float">
            <text:p>108,62591943958</text:p>
          </table:table-cell>
          <table:table-cell office:value-type="float" office:value="113.471479500891" calcext:value-type="float">
            <text:p>113,471479500891</text:p>
          </table:table-cell>
          <table:table-cell office:value-type="float" office:value="118.247826086957" calcext:value-type="float">
            <text:p>118,247826086957</text:p>
          </table:table-cell>
          <table:table-cell office:value-type="float" office:value="116.866931918656" calcext:value-type="float">
            <text:p>116,866931918656</text:p>
          </table:table-cell>
          <table:table-cell office:value-type="float" office:value="113.367708713754" calcext:value-type="float">
            <text:p>113,367708713754</text:p>
          </table:table-cell>
          <table:table-cell table:number-columns-repeated="1010"/>
        </table:table-row>
        <table:table-row table:style-name="ro1">
          <table:table-cell table:formula="of:=[.A18]+1" office:value-type="float" office:value="18" calcext:value-type="float">
            <text:p>18</text:p>
          </table:table-cell>
          <table:table-cell office:value-type="float" office:value="108.573998219056" calcext:value-type="float">
            <text:p>108,573998219056</text:p>
          </table:table-cell>
          <table:table-cell office:value-type="float" office:value="93.17212971078" calcext:value-type="float">
            <text:p>93,17212971078</text:p>
          </table:table-cell>
          <table:table-cell office:value-type="float" office:value="83.2843804537522" calcext:value-type="float">
            <text:p>83,2843804537522</text:p>
          </table:table-cell>
          <table:table-cell office:value-type="float" office:value="108.474410480349" calcext:value-type="float">
            <text:p>108,474410480349</text:p>
          </table:table-cell>
          <table:table-cell office:value-type="float" office:value="106.364448336252" calcext:value-type="float">
            <text:p>106,364448336252</text:p>
          </table:table-cell>
          <table:table-cell office:value-type="float" office:value="117.685475352113" calcext:value-type="float">
            <text:p>117,685475352113</text:p>
          </table:table-cell>
          <table:table-cell office:value-type="float" office:value="92.2901147396293" calcext:value-type="float">
            <text:p>92,2901147396293</text:p>
          </table:table-cell>
          <table:table-cell office:value-type="float" office:value="107.104895104895" calcext:value-type="float">
            <text:p>107,104895104895</text:p>
          </table:table-cell>
          <table:table-cell office:value-type="float" office:value="93.2072246696035" calcext:value-type="float">
            <text:p>93,2072246696035</text:p>
          </table:table-cell>
          <table:table-cell office:value-type="float" office:value="103.63620230701" calcext:value-type="float">
            <text:p>103,63620230701</text:p>
          </table:table-cell>
          <table:table-cell office:value-type="float" office:value="109.134497816594" calcext:value-type="float">
            <text:p>109,134497816594</text:p>
          </table:table-cell>
          <table:table-cell office:value-type="float" office:value="107.940246045694" calcext:value-type="float">
            <text:p>107,940246045694</text:p>
          </table:table-cell>
          <table:table-cell office:value-type="float" office:value="102.564621017942" calcext:value-type="float">
            <text:p>102,564621017942</text:p>
          </table:table-cell>
          <table:table-cell table:number-columns-repeated="1010"/>
        </table:table-row>
        <table:table-row table:style-name="ro1">
          <table:table-cell table:formula="of:=[.A19]+1" office:value-type="float" office:value="19" calcext:value-type="float">
            <text:p>19</text:p>
          </table:table-cell>
          <table:table-cell office:value-type="float" office:value="116.042628774423" calcext:value-type="float">
            <text:p>116,042628774423</text:p>
          </table:table-cell>
          <table:table-cell office:value-type="float" office:value="97.6604774535809" calcext:value-type="float">
            <text:p>97,6604774535809</text:p>
          </table:table-cell>
          <table:table-cell office:value-type="float" office:value="85.3085664335664" calcext:value-type="float">
            <text:p>85,3085664335664</text:p>
          </table:table-cell>
          <table:table-cell office:value-type="float" office:value="116.926573426573" calcext:value-type="float">
            <text:p>116,926573426573</text:p>
          </table:table-cell>
          <table:table-cell office:value-type="float" office:value="111.886264216973" calcext:value-type="float">
            <text:p>111,886264216973</text:p>
          </table:table-cell>
          <table:table-cell office:value-type="float" office:value="122.074430823117" calcext:value-type="float">
            <text:p>122,074430823117</text:p>
          </table:table-cell>
          <table:table-cell office:value-type="float" office:value="97.2023486901536" calcext:value-type="float">
            <text:p>97,2023486901536</text:p>
          </table:table-cell>
          <table:table-cell office:value-type="float" office:value="108.999299474606" calcext:value-type="float">
            <text:p>108,999299474606</text:p>
          </table:table-cell>
          <table:table-cell office:value-type="float" office:value="97.892469352014" calcext:value-type="float">
            <text:p>97,892469352014</text:p>
          </table:table-cell>
          <table:table-cell office:value-type="float" office:value="107.520524017467" calcext:value-type="float">
            <text:p>107,520524017467</text:p>
          </table:table-cell>
          <table:table-cell office:value-type="float" office:value="113.468444444444" calcext:value-type="float">
            <text:p>113,468444444444</text:p>
          </table:table-cell>
          <table:table-cell office:value-type="float" office:value="115.092024539877" calcext:value-type="float">
            <text:p>115,092024539877</text:p>
          </table:table-cell>
          <table:table-cell office:value-type="float" office:value="107.521009389671" calcext:value-type="float">
            <text:p>107,521009389671</text:p>
          </table:table-cell>
          <table:table-cell table:number-columns-repeated="1010"/>
        </table:table-row>
        <table:table-row table:style-name="ro1">
          <table:table-cell table:formula="of:=[.A20]+1" office:value-type="float" office:value="20" calcext:value-type="float">
            <text:p>20</text:p>
          </table:table-cell>
          <table:table-cell office:value-type="float" office:value="107.656951871658" calcext:value-type="float">
            <text:p>107,656951871658</text:p>
          </table:table-cell>
          <table:table-cell office:value-type="float" office:value="93.070947741364" calcext:value-type="float">
            <text:p>93,070947741364</text:p>
          </table:table-cell>
          <table:table-cell office:value-type="float" office:value="83.426102292769" calcext:value-type="float">
            <text:p>83,426102292769</text:p>
          </table:table-cell>
          <table:table-cell office:value-type="float" office:value="107.739702015776" calcext:value-type="float">
            <text:p>107,739702015776</text:p>
          </table:table-cell>
          <table:table-cell office:value-type="float" office:value="103.046965699208" calcext:value-type="float">
            <text:p>103,046965699208</text:p>
          </table:table-cell>
          <table:table-cell office:value-type="float" office:value="118.289703315881" calcext:value-type="float">
            <text:p>118,289703315881</text:p>
          </table:table-cell>
          <table:table-cell office:value-type="float" office:value="87.674688057041" calcext:value-type="float">
            <text:p>87,674688057041</text:p>
          </table:table-cell>
          <table:table-cell office:value-type="float" office:value="101.37235915493" calcext:value-type="float">
            <text:p>101,37235915493</text:p>
          </table:table-cell>
          <table:table-cell office:value-type="float" office:value="89.7459649122807" calcext:value-type="float">
            <text:p>89,7459649122807</text:p>
          </table:table-cell>
          <table:table-cell office:value-type="float" office:value="101.530263157895" calcext:value-type="float">
            <text:p>101,530263157895</text:p>
          </table:table-cell>
          <table:table-cell office:value-type="float" office:value="103.866188340807" calcext:value-type="float">
            <text:p>103,866188340807</text:p>
          </table:table-cell>
          <table:table-cell office:value-type="float" office:value="109.584358523726" calcext:value-type="float">
            <text:p>109,584358523726</text:p>
          </table:table-cell>
          <table:table-cell office:value-type="float" office:value="100.605257352941" calcext:value-type="float">
            <text:p>100,605257352941</text:p>
          </table:table-cell>
          <table:table-cell table:number-columns-repeated="1010"/>
        </table:table-row>
        <table:table-row table:style-name="ro1">
          <table:table-cell table:formula="of:=[.A21]+1" office:value-type="float" office:value="21" calcext:value-type="float">
            <text:p>21</text:p>
          </table:table-cell>
          <table:table-cell office:value-type="float" office:value="119.882468694097" calcext:value-type="float">
            <text:p>119,882468694097</text:p>
          </table:table-cell>
          <table:table-cell office:value-type="float" office:value="102.537234042553" calcext:value-type="float">
            <text:p>102,537234042553</text:p>
          </table:table-cell>
          <table:table-cell office:value-type="float" office:value="94.8548187444739" calcext:value-type="float">
            <text:p>94,8548187444739</text:p>
          </table:table-cell>
          <table:table-cell office:value-type="float" office:value="115.424934152766" calcext:value-type="float">
            <text:p>115,424934152766</text:p>
          </table:table-cell>
          <table:table-cell office:value-type="float" office:value="115.150528169014" calcext:value-type="float">
            <text:p>115,150528169014</text:p>
          </table:table-cell>
          <table:table-cell office:value-type="float" office:value="128.357862190813" calcext:value-type="float">
            <text:p>128,357862190813</text:p>
          </table:table-cell>
          <table:table-cell office:value-type="float" office:value="97.9956063268893" calcext:value-type="float">
            <text:p>97,9956063268893</text:p>
          </table:table-cell>
          <table:table-cell office:value-type="float" office:value="109.941850220264" calcext:value-type="float">
            <text:p>109,941850220264</text:p>
          </table:table-cell>
          <table:table-cell office:value-type="float" office:value="104.045814977974" calcext:value-type="float">
            <text:p>104,045814977974</text:p>
          </table:table-cell>
          <table:table-cell office:value-type="float" office:value="111.392990239574" calcext:value-type="float">
            <text:p>111,392990239574</text:p>
          </table:table-cell>
          <table:table-cell office:value-type="float" office:value="114.768950177936" calcext:value-type="float">
            <text:p>114,768950177936</text:p>
          </table:table-cell>
          <table:table-cell office:value-type="float" office:value="120.265394853594" calcext:value-type="float">
            <text:p>120,265394853594</text:p>
          </table:table-cell>
          <table:table-cell office:value-type="float" office:value="111.203154016212" calcext:value-type="float">
            <text:p>111,203154016212</text:p>
          </table:table-cell>
          <table:table-cell table:number-columns-repeated="1010"/>
        </table:table-row>
        <table:table-row table:style-name="ro1">
          <table:table-cell table:formula="of:=[.A22]+1" office:value-type="float" office:value="22" calcext:value-type="float">
            <text:p>22</text:p>
          </table:table-cell>
          <table:table-cell office:value-type="float" office:value="119.174356699201" calcext:value-type="float">
            <text:p>119,174356699201</text:p>
          </table:table-cell>
          <table:table-cell office:value-type="float" office:value="98.4751742160279" calcext:value-type="float">
            <text:p>98,4751742160279</text:p>
          </table:table-cell>
          <table:table-cell office:value-type="float" office:value="85.7754617414248" calcext:value-type="float">
            <text:p>85,7754617414248</text:p>
          </table:table-cell>
          <table:table-cell office:value-type="float" office:value="110.96968641115" calcext:value-type="float">
            <text:p>110,96968641115</text:p>
          </table:table-cell>
          <table:table-cell office:value-type="float" office:value="111.570891608392" calcext:value-type="float">
            <text:p>111,570891608392</text:p>
          </table:table-cell>
          <table:table-cell office:value-type="float" office:value="119.023792800702" calcext:value-type="float">
            <text:p>119,023792800702</text:p>
          </table:table-cell>
          <table:table-cell office:value-type="float" office:value="95.3193350831146" calcext:value-type="float">
            <text:p>95,3193350831146</text:p>
          </table:table-cell>
          <table:table-cell office:value-type="float" office:value="111.379370629371" calcext:value-type="float">
            <text:p>111,379370629371</text:p>
          </table:table-cell>
          <table:table-cell office:value-type="float" office:value="106.41426056338" calcext:value-type="float">
            <text:p>106,41426056338</text:p>
          </table:table-cell>
          <table:table-cell office:value-type="float" office:value="108.548245614035" calcext:value-type="float">
            <text:p>108,548245614035</text:p>
          </table:table-cell>
          <table:table-cell office:value-type="float" office:value="113.721727748691" calcext:value-type="float">
            <text:p>113,721727748691</text:p>
          </table:table-cell>
          <table:table-cell office:value-type="float" office:value="117.288478452067" calcext:value-type="float">
            <text:p>117,288478452067</text:p>
          </table:table-cell>
          <table:table-cell office:value-type="float" office:value="108.128117466579" calcext:value-type="float">
            <text:p>108,128117466579</text:p>
          </table:table-cell>
          <table:table-cell table:number-columns-repeated="1010"/>
        </table:table-row>
        <table:table-row table:style-name="ro1">
          <table:table-cell table:formula="of:=[.A23]+1" office:value-type="float" office:value="23" calcext:value-type="float">
            <text:p>23</text:p>
          </table:table-cell>
          <table:table-cell office:value-type="float" office:value="108.168157423971" calcext:value-type="float">
            <text:p>108,168157423971</text:p>
          </table:table-cell>
          <table:table-cell office:value-type="float" office:value="93.5940507436571" calcext:value-type="float">
            <text:p>93,5940507436571</text:p>
          </table:table-cell>
          <table:table-cell office:value-type="float" office:value="79.6017699115044" calcext:value-type="float">
            <text:p>79,6017699115044</text:p>
          </table:table-cell>
          <table:table-cell office:value-type="float" office:value="105.047703180212" calcext:value-type="float">
            <text:p>105,047703180212</text:p>
          </table:table-cell>
          <table:table-cell office:value-type="float" office:value="106.197508896797" calcext:value-type="float">
            <text:p>106,197508896797</text:p>
          </table:table-cell>
          <table:table-cell office:value-type="float" office:value="120.236013986014" calcext:value-type="float">
            <text:p>120,236013986014</text:p>
          </table:table-cell>
          <table:table-cell office:value-type="float" office:value="88.4825174825175" calcext:value-type="float">
            <text:p>88,4825174825175</text:p>
          </table:table-cell>
          <table:table-cell office:value-type="float" office:value="107.27950310559" calcext:value-type="float">
            <text:p>107,27950310559</text:p>
          </table:table-cell>
          <table:table-cell office:value-type="float" office:value="96.6812993854258" calcext:value-type="float">
            <text:p>96,6812993854258</text:p>
          </table:table-cell>
          <table:table-cell office:value-type="float" office:value="102.863074204947" calcext:value-type="float">
            <text:p>102,863074204947</text:p>
          </table:table-cell>
          <table:table-cell office:value-type="float" office:value="111.124017467249" calcext:value-type="float">
            <text:p>111,124017467249</text:p>
          </table:table-cell>
          <table:table-cell office:value-type="float" office:value="112.714411247803" calcext:value-type="float">
            <text:p>112,714411247803</text:p>
          </table:table-cell>
          <table:table-cell office:value-type="float" office:value="102.664879553467" calcext:value-type="float">
            <text:p>102,664879553467</text:p>
          </table:table-cell>
          <table:table-cell table:number-columns-repeated="1010"/>
        </table:table-row>
        <table:table-row table:style-name="ro1">
          <table:table-cell table:formula="of:=[.A24]+1" office:value-type="float" office:value="24" calcext:value-type="float">
            <text:p>24</text:p>
          </table:table-cell>
          <table:table-cell office:value-type="float" office:value="111.354464285714" calcext:value-type="float">
            <text:p>111,354464285714</text:p>
          </table:table-cell>
          <table:table-cell office:value-type="float" office:value="92.8421970357454" calcext:value-type="float">
            <text:p>92,8421970357454</text:p>
          </table:table-cell>
          <table:table-cell office:value-type="float" office:value="81.3132108486439" calcext:value-type="float">
            <text:p>81,3132108486439</text:p>
          </table:table-cell>
          <table:table-cell office:value-type="float" office:value="111.100983020554" calcext:value-type="float">
            <text:p>111,100983020554</text:p>
          </table:table-cell>
          <table:table-cell office:value-type="float" office:value="111.562943262411" calcext:value-type="float">
            <text:p>111,562943262411</text:p>
          </table:table-cell>
          <table:table-cell office:value-type="float" office:value="116.889478337754" calcext:value-type="float">
            <text:p>116,889478337754</text:p>
          </table:table-cell>
          <table:table-cell office:value-type="float" office:value="89.9956178790535" calcext:value-type="float">
            <text:p>89,9956178790535</text:p>
          </table:table-cell>
          <table:table-cell office:value-type="float" office:value="109.566137566138" calcext:value-type="float">
            <text:p>109,566137566138</text:p>
          </table:table-cell>
          <table:table-cell office:value-type="float" office:value="97.6924428822496" calcext:value-type="float">
            <text:p>97,6924428822496</text:p>
          </table:table-cell>
          <table:table-cell office:value-type="float" office:value="110.568920105356" calcext:value-type="float">
            <text:p>110,568920105356</text:p>
          </table:table-cell>
          <table:table-cell office:value-type="float" office:value="110.719756309835" calcext:value-type="float">
            <text:p>110,719756309835</text:p>
          </table:table-cell>
          <table:table-cell office:value-type="float" office:value="114.383928571429" calcext:value-type="float">
            <text:p>114,383928571429</text:p>
          </table:table-cell>
          <table:table-cell office:value-type="float" office:value="104.775295760159" calcext:value-type="float">
            <text:p>104,775295760159</text:p>
          </table:table-cell>
          <table:table-cell table:number-columns-repeated="1010"/>
        </table:table-row>
        <table:table-row table:style-name="ro1">
          <table:table-cell table:formula="of:=[.A25]+1" office:value-type="float" office:value="25" calcext:value-type="float">
            <text:p>25</text:p>
          </table:table-cell>
          <table:table-cell office:value-type="float" office:value="124.373983739837" calcext:value-type="float">
            <text:p>124,373983739837</text:p>
          </table:table-cell>
          <table:table-cell office:value-type="float" office:value="103.047577092511" calcext:value-type="float">
            <text:p>103,047577092511</text:p>
          </table:table-cell>
          <table:table-cell office:value-type="float" office:value="94.8333919156415" calcext:value-type="float">
            <text:p>94,8333919156415</text:p>
          </table:table-cell>
          <table:table-cell office:value-type="float" office:value="122.839572192513" calcext:value-type="float">
            <text:p>122,839572192513</text:p>
          </table:table-cell>
          <table:table-cell office:value-type="float" office:value="122.17399103139" calcext:value-type="float">
            <text:p>122,17399103139</text:p>
          </table:table-cell>
          <table:table-cell office:value-type="float" office:value="129.878354203936" calcext:value-type="float">
            <text:p>129,878354203936</text:p>
          </table:table-cell>
          <table:table-cell office:value-type="float" office:value="103.446317657498" calcext:value-type="float">
            <text:p>103,446317657498</text:p>
          </table:table-cell>
          <table:table-cell office:value-type="float" office:value="117.763716814159" calcext:value-type="float">
            <text:p>117,763716814159</text:p>
          </table:table-cell>
          <table:table-cell office:value-type="float" office:value="106.85536823425" calcext:value-type="float">
            <text:p>106,85536823425</text:p>
          </table:table-cell>
          <table:table-cell office:value-type="float" office:value="115.779346866726" calcext:value-type="float">
            <text:p>115,779346866726</text:p>
          </table:table-cell>
          <table:table-cell office:value-type="float" office:value="121.773127753304" calcext:value-type="float">
            <text:p>121,773127753304</text:p>
          </table:table-cell>
          <table:table-cell office:value-type="float" office:value="119.720430107527" calcext:value-type="float">
            <text:p>119,720430107527</text:p>
          </table:table-cell>
          <table:table-cell office:value-type="float" office:value="115.151958823965" calcext:value-type="float">
            <text:p>115,151958823965</text:p>
          </table:table-cell>
          <table:table-cell table:number-columns-repeated="1010"/>
        </table:table-row>
        <table:table-row table:style-name="ro1">
          <table:table-cell table:formula="of:=[.A26]+1" office:value-type="float" office:value="26" calcext:value-type="float">
            <text:p>26</text:p>
          </table:table-cell>
          <table:table-cell office:value-type="float" office:value="117.406049495875" calcext:value-type="float">
            <text:p>117,406049495875</text:p>
          </table:table-cell>
          <table:table-cell office:value-type="float" office:value="103.095575221239" calcext:value-type="float">
            <text:p>103,095575221239</text:p>
          </table:table-cell>
          <table:table-cell office:value-type="float" office:value="89.2802829354553" calcext:value-type="float">
            <text:p>89,2802829354553</text:p>
          </table:table-cell>
          <table:table-cell office:value-type="float" office:value="115.755281690141" calcext:value-type="float">
            <text:p>115,755281690141</text:p>
          </table:table-cell>
          <table:table-cell office:value-type="float" office:value="115.160777385159" calcext:value-type="float">
            <text:p>115,160777385159</text:p>
          </table:table-cell>
          <table:table-cell office:value-type="float" office:value="125.557709251101" calcext:value-type="float">
            <text:p>125,557709251101</text:p>
          </table:table-cell>
          <table:table-cell office:value-type="float" office:value="98.2440350877193" calcext:value-type="float">
            <text:p>98,2440350877193</text:p>
          </table:table-cell>
          <table:table-cell office:value-type="float" office:value="115.60195035461" calcext:value-type="float">
            <text:p>115,60195035461</text:p>
          </table:table-cell>
          <table:table-cell office:value-type="float" office:value="106.883082373782" calcext:value-type="float">
            <text:p>106,883082373782</text:p>
          </table:table-cell>
          <table:table-cell office:value-type="float" office:value="111.948988566403" calcext:value-type="float">
            <text:p>111,948988566403</text:p>
          </table:table-cell>
          <table:table-cell office:value-type="float" office:value="116.185964912281" calcext:value-type="float">
            <text:p>116,185964912281</text:p>
          </table:table-cell>
          <table:table-cell office:value-type="float" office:value="121.406329113924" calcext:value-type="float">
            <text:p>121,406329113924</text:p>
          </table:table-cell>
          <table:table-cell office:value-type="float" office:value="111.341972663465" calcext:value-type="float">
            <text:p>111,341972663465</text:p>
          </table:table-cell>
          <table:table-cell table:number-columns-repeated="1010"/>
        </table:table-row>
        <table:table-row table:style-name="ro1">
          <table:table-cell table:formula="of:=[.A27]+1" office:value-type="float" office:value="27" calcext:value-type="float">
            <text:p>27</text:p>
          </table:table-cell>
          <table:table-cell office:value-type="float" office:value="91.1697247706422" calcext:value-type="float">
            <text:p>91,1697247706422</text:p>
          </table:table-cell>
          <table:table-cell office:value-type="float" office:value="82.7406417112299" calcext:value-type="float">
            <text:p>82,7406417112299</text:p>
          </table:table-cell>
          <table:table-cell office:value-type="float" office:value="72.1280701754386" calcext:value-type="float">
            <text:p>72,1280701754386</text:p>
          </table:table-cell>
          <table:table-cell office:value-type="float" office:value="97.2263579697239" calcext:value-type="float">
            <text:p>97,2263579697239</text:p>
          </table:table-cell>
          <table:table-cell office:value-type="float" office:value="95.0192644483363" calcext:value-type="float">
            <text:p>95,0192644483363</text:p>
          </table:table-cell>
          <table:table-cell office:value-type="float" office:value="107.717030567686" calcext:value-type="float">
            <text:p>107,717030567686</text:p>
          </table:table-cell>
          <table:table-cell office:value-type="float" office:value="80.3784021071115" calcext:value-type="float">
            <text:p>80,3784021071115</text:p>
          </table:table-cell>
          <table:table-cell office:value-type="float" office:value="98.8096916299559" calcext:value-type="float">
            <text:p>98,8096916299559</text:p>
          </table:table-cell>
          <table:table-cell office:value-type="float" office:value="88.5" calcext:value-type="float">
            <text:p>88,5</text:p>
          </table:table-cell>
          <table:table-cell office:value-type="float" office:value="92.6975308641975" calcext:value-type="float">
            <text:p>92,6975308641975</text:p>
          </table:table-cell>
          <table:table-cell office:value-type="float" office:value="97.9055944055944" calcext:value-type="float">
            <text:p>97,9055944055944</text:p>
          </table:table-cell>
          <table:table-cell office:value-type="float" office:value="98.504932735426" calcext:value-type="float">
            <text:p>98,504932735426</text:p>
          </table:table-cell>
          <table:table-cell office:value-type="float" office:value="91.9042849767682" calcext:value-type="float">
            <text:p>91,9042849767682</text:p>
          </table:table-cell>
          <table:table-cell table:number-columns-repeated="1010"/>
        </table:table-row>
        <table:table-row table:style-name="ro1">
          <table:table-cell table:formula="of:=[.A28]+1" office:value-type="float" office:value="28" calcext:value-type="float">
            <text:p>28</text:p>
          </table:table-cell>
          <table:table-cell office:value-type="float" office:value="112.059326660601" calcext:value-type="float">
            <text:p>112,059326660601</text:p>
          </table:table-cell>
          <table:table-cell office:value-type="float" office:value="98.5084380610413" calcext:value-type="float">
            <text:p>98,5084380610413</text:p>
          </table:table-cell>
          <table:table-cell office:value-type="float" office:value="88.2268356643357" calcext:value-type="float">
            <text:p>88,2268356643357</text:p>
          </table:table-cell>
          <table:table-cell office:value-type="float" office:value="114.971064604186" calcext:value-type="float">
            <text:p>114,971064604186</text:p>
          </table:table-cell>
          <table:table-cell office:value-type="float" office:value="113.226696035242" calcext:value-type="float">
            <text:p>113,226696035242</text:p>
          </table:table-cell>
          <table:table-cell office:value-type="float" office:value="126.117832167832" calcext:value-type="float">
            <text:p>126,117832167832</text:p>
          </table:table-cell>
          <table:table-cell office:value-type="float" office:value="93.3686118479222" calcext:value-type="float">
            <text:p>93,3686118479222</text:p>
          </table:table-cell>
          <table:table-cell office:value-type="float" office:value="114.255302366345" calcext:value-type="float">
            <text:p>114,255302366345</text:p>
          </table:table-cell>
          <table:table-cell office:value-type="float" office:value="101.503070175439" calcext:value-type="float">
            <text:p>101,503070175439</text:p>
          </table:table-cell>
          <table:table-cell office:value-type="float" office:value="108.759912280702" calcext:value-type="float">
            <text:p>108,759912280702</text:p>
          </table:table-cell>
          <table:table-cell office:value-type="float" office:value="115.151396160558" calcext:value-type="float">
            <text:p>115,151396160558</text:p>
          </table:table-cell>
          <table:table-cell office:value-type="float" office:value="118.539772727273" calcext:value-type="float">
            <text:p>118,539772727273</text:p>
          </table:table-cell>
          <table:table-cell office:value-type="float" office:value="108.728393606835" calcext:value-type="float">
            <text:p>108,728393606835</text:p>
          </table:table-cell>
          <table:table-cell table:number-columns-repeated="1010"/>
        </table:table-row>
        <table:table-row table:style-name="ro1">
          <table:table-cell table:formula="of:=[.A29]+1" office:value-type="float" office:value="29" calcext:value-type="float">
            <text:p>29</text:p>
          </table:table-cell>
          <table:table-cell office:value-type="float" office:value="111.820537428023" calcext:value-type="float">
            <text:p>111,820537428023</text:p>
          </table:table-cell>
          <table:table-cell office:value-type="float" office:value="92.3042226487524" calcext:value-type="float">
            <text:p>92,3042226487524</text:p>
          </table:table-cell>
          <table:table-cell office:value-type="float" office:value="79.9171374764595" calcext:value-type="float">
            <text:p>79,9171374764595</text:p>
          </table:table-cell>
          <table:table-cell office:value-type="float" office:value="119.396204933586" calcext:value-type="float">
            <text:p>119,396204933586</text:p>
          </table:table-cell>
          <table:table-cell office:value-type="float" office:value="116.344237918216" calcext:value-type="float">
            <text:p>116,344237918216</text:p>
          </table:table-cell>
          <table:table-cell office:value-type="float" office:value="124.329925650558" calcext:value-type="float">
            <text:p>124,329925650558</text:p>
          </table:table-cell>
          <table:table-cell office:value-type="float" office:value="90.7507136060894" calcext:value-type="float">
            <text:p>90,7507136060894</text:p>
          </table:table-cell>
          <table:table-cell office:value-type="float" office:value="116.251441860465" calcext:value-type="float">
            <text:p>116,251441860465</text:p>
          </table:table-cell>
          <table:table-cell office:value-type="float" office:value="103.103544776119" calcext:value-type="float">
            <text:p>103,103544776119</text:p>
          </table:table-cell>
          <table:table-cell office:value-type="float" office:value="115.44990689013" calcext:value-type="float">
            <text:p>115,44990689013</text:p>
          </table:table-cell>
          <table:table-cell office:value-type="float" office:value="115.537360594796" calcext:value-type="float">
            <text:p>115,537360594796</text:p>
          </table:table-cell>
          <table:table-cell office:value-type="float" office:value="120.118628359592" calcext:value-type="float">
            <text:p>120,118628359592</text:p>
          </table:table-cell>
          <table:table-cell office:value-type="float" office:value="108.864128648564" calcext:value-type="float">
            <text:p>108,864128648564</text:p>
          </table:table-cell>
          <table:table-cell table:number-columns-repeated="1010"/>
        </table:table-row>
        <table:table-row table:style-name="ro1">
          <table:table-cell table:formula="of:=[.A30]+1" office:value-type="float" office:value="30" calcext:value-type="float">
            <text:p>30</text:p>
          </table:table-cell>
          <table:table-cell office:value-type="float" office:value="118.303414634146" calcext:value-type="float">
            <text:p>118,303414634146</text:p>
          </table:table-cell>
          <table:table-cell office:value-type="float" office:value="96.4700854700855" calcext:value-type="float">
            <text:p>96,4700854700855</text:p>
          </table:table-cell>
          <table:table-cell office:value-type="float" office:value="83.4704612365064" calcext:value-type="float">
            <text:p>83,4704612365064</text:p>
          </table:table-cell>
          <table:table-cell office:value-type="float" office:value="117.675934803452" calcext:value-type="float">
            <text:p>117,675934803452</text:p>
          </table:table-cell>
          <table:table-cell office:value-type="float" office:value="119.061669829222" calcext:value-type="float">
            <text:p>119,061669829222</text:p>
          </table:table-cell>
          <table:table-cell office:value-type="float" office:value="125.858499525166" calcext:value-type="float">
            <text:p>125,858499525166</text:p>
          </table:table-cell>
          <table:table-cell office:value-type="float" office:value="95.1153474903475" calcext:value-type="float">
            <text:p>95,1153474903475</text:p>
          </table:table-cell>
          <table:table-cell office:value-type="float" office:value="116.525763358779" calcext:value-type="float">
            <text:p>116,525763358779</text:p>
          </table:table-cell>
          <table:table-cell office:value-type="float" office:value="104.942135367016" calcext:value-type="float">
            <text:p>104,942135367016</text:p>
          </table:table-cell>
          <table:table-cell office:value-type="float" office:value="116.778947368421" calcext:value-type="float">
            <text:p>116,778947368421</text:p>
          </table:table-cell>
          <table:table-cell office:value-type="float" office:value="116.21223709369" calcext:value-type="float">
            <text:p>116,21223709369</text:p>
          </table:table-cell>
          <table:table-cell office:value-type="float" office:value="119.406457739791" calcext:value-type="float">
            <text:p>119,406457739791</text:p>
          </table:table-cell>
          <table:table-cell office:value-type="float" office:value="110.885196422868" calcext:value-type="float">
            <text:p>110,885196422868</text:p>
          </table:table-cell>
          <table:table-cell table:number-columns-repeated="1010"/>
        </table:table-row>
        <table:table-row table:style-name="ro1">
          <table:table-cell table:formula="of:=[.A31]+1" office:value-type="float" office:value="31" calcext:value-type="float">
            <text:p>31</text:p>
          </table:table-cell>
          <table:table-cell office:value-type="float" office:value="122.845061728395" calcext:value-type="float">
            <text:p>122,845061728395</text:p>
          </table:table-cell>
          <table:table-cell office:value-type="float" office:value="105.527769347496" calcext:value-type="float">
            <text:p>105,527769347496</text:p>
          </table:table-cell>
          <table:table-cell office:value-type="float" office:value="94.4348297213622" calcext:value-type="float">
            <text:p>94,4348297213622</text:p>
          </table:table-cell>
          <table:table-cell office:value-type="float" office:value="116.987920489297" calcext:value-type="float">
            <text:p>116,987920489297</text:p>
          </table:table-cell>
          <table:table-cell office:value-type="float" office:value="117.570764617691" calcext:value-type="float">
            <text:p>117,570764617691</text:p>
          </table:table-cell>
          <table:table-cell office:value-type="float" office:value="127.604229607251" calcext:value-type="float">
            <text:p>127,604229607251</text:p>
          </table:table-cell>
          <table:table-cell office:value-type="float" office:value="92.5616822429907" calcext:value-type="float">
            <text:p>92,5616822429907</text:p>
          </table:table-cell>
          <table:table-cell office:value-type="float" office:value="117.190425531915" calcext:value-type="float">
            <text:p>117,190425531915</text:p>
          </table:table-cell>
          <table:table-cell office:value-type="float" office:value="105.345645645646" calcext:value-type="float">
            <text:p>105,345645645646</text:p>
          </table:table-cell>
          <table:table-cell office:value-type="float" office:value="118.168827160494" calcext:value-type="float">
            <text:p>118,168827160494</text:p>
          </table:table-cell>
          <table:table-cell office:value-type="float" office:value="120.321289355322" calcext:value-type="float">
            <text:p>120,321289355322</text:p>
          </table:table-cell>
          <table:table-cell office:value-type="float" office:value="122.995475113122" calcext:value-type="float">
            <text:p>122,995475113122</text:p>
          </table:table-cell>
          <table:table-cell office:value-type="float" office:value="113.531078680203" calcext:value-type="float">
            <text:p>113,531078680203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Geral</text:p>
          </table:table-cell>
          <table:table-cell table:style-name="ce3" office:value-type="float" office:value="110.060391311943" calcext:value-type="float">
            <text:p>110,060391311943</text:p>
          </table:table-cell>
          <table:table-cell table:style-name="ce3" office:value-type="float" office:value="94.657870773157" calcext:value-type="float">
            <text:p>94,657870773157</text:p>
          </table:table-cell>
          <table:table-cell table:style-name="ce3" office:value-type="float" office:value="83.7397233201581" calcext:value-type="float">
            <text:p>83,7397233201581</text:p>
          </table:table-cell>
          <table:table-cell table:style-name="ce3" office:value-type="float" office:value="110.336741908377" calcext:value-type="float">
            <text:p>110,336741908377</text:p>
          </table:table-cell>
          <table:table-cell table:style-name="ce3" office:value-type="float" office:value="109.023303017179" calcext:value-type="float">
            <text:p>109,023303017179</text:p>
          </table:table-cell>
          <table:table-cell table:style-name="ce3" office:value-type="float" office:value="118.861978490903" calcext:value-type="float">
            <text:p>118,861978490903</text:p>
          </table:table-cell>
          <table:table-cell table:style-name="ce3" office:value-type="float" office:value="91.4826902324496" calcext:value-type="float">
            <text:p>91,4826902324496</text:p>
          </table:table-cell>
          <table:table-cell table:style-name="ce3" office:value-type="float" office:value="108.991095771719" calcext:value-type="float">
            <text:p>108,991095771719</text:p>
          </table:table-cell>
          <table:table-cell table:style-name="ce3" office:value-type="float" office:value="98.7370263066404" calcext:value-type="float">
            <text:p>98,7370263066404</text:p>
          </table:table-cell>
          <table:table-cell table:style-name="ce3" office:value-type="float" office:value="106.363672498332" calcext:value-type="float">
            <text:p>106,363672498332</text:p>
          </table:table-cell>
          <table:table-cell table:style-name="ce3" office:value-type="float" office:value="110.46461759632" calcext:value-type="float">
            <text:p>110,46461759632</text:p>
          </table:table-cell>
          <table:table-cell table:style-name="ce3" office:value-type="float" office:value="112.223458646617" calcext:value-type="float">
            <text:p>112,223458646617</text:p>
          </table:table-cell>
          <table:table-cell table:style-name="ce3" office:value-type="float" office:value="104.602617548314" calcext:value-type="float">
            <text:p>104,602617548314</text:p>
          </table:table-cell>
          <table:table-cell table:style-name="ce3" table:number-columns-repeated="10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25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5T15:26:09.523900448</meta:creation-date>
    <dc:date>2019-11-25T15:45:16.933295345</dc:date>
    <meta:editing-duration>PT19M5S</meta:editing-duration>
    <meta:editing-cycles>4</meta:editing-cycles>
    <meta:generator>LibreOffice/6.0.7.3$Linux_X86_64 LibreOffice_project/00m0$Build-3</meta:generator>
    <meta:document-statistic meta:table-count="2" meta:cell-count="924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50" chart:maximum="11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draw:stroke="dash" draw:stroke-dash="Ultrafine_20_Dashed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draw:stroke="dash" draw:stroke-dash="Ultrafine_20_Dashed"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draw:stroke="dash" draw:stroke-dash="Ultrafine_20_Dashed"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draw:stroke="dash" draw:stroke-dash="Ultrafine_20_Dashed"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draw:stroke="dash" draw:stroke-dash="Ultrafine_20_Dashed"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draw:stroke="dash" draw:stroke-dash="Ultrafine_20_Dashed"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draw:stroke="dash" draw:stroke-dash="Ultrafine_20_Dashed" svg:stroke-width="0.08cm" svg:stroke-color="#314004" draw:fill-color="#314004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draw:stroke="dash" draw:stroke-dash="Ultrafine_20_Dashed" svg:stroke-width="0.08cm" svg:stroke-color="#aecf00" draw:fill-color="#aecf00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draw:stroke="dash" draw:stroke-dash="Ultrafine_20_Dashed" svg:stroke-width="0.08cm" svg:stroke-color="#4b1f6f" draw:fill-color="#4b1f6f"/>
      <style:text-properties fo:font-size="10pt" style:font-size-asian="10pt" style:font-size-complex="10pt"/>
    </style:style>
    <style:style style:name="ch19" style:family="chart" style:data-style-name="N0">
      <style:chart-properties chart:symbol-type="none" chart:link-data-style-to-source="true"/>
      <style:graphic-properties draw:stroke="dash" draw:stroke-dash="Ultrafine_20_Dashed" svg:stroke-width="0.08cm" svg:stroke-color="#ff950e" draw:fill-color="#ff950e"/>
      <style:text-properties fo:font-size="10pt" style:font-size-asian="10pt" style:font-size-complex="10pt"/>
    </style:style>
    <style:style style:name="ch20" style:family="chart" style:data-style-name="N0">
      <style:chart-properties chart:symbol-type="none" chart:link-data-style-to-source="true"/>
      <style:graphic-properties draw:stroke="dash" draw:stroke-dash="Ultrafine_20_Dashed" svg:stroke-width="0.08cm" svg:stroke-color="#c5000b" draw:fill-color="#c5000b"/>
      <style:text-properties fo:font-size="10pt" style:font-size-asian="10pt" style:font-size-complex="10pt"/>
    </style:style>
    <style:style style:name="ch21" style:family="chart" style:data-style-name="N0">
      <style:chart-properties chart:symbol-type="none" chart:link-data-style-to-source="true"/>
      <style:graphic-properties draw:stroke="dash" draw:stroke-dash="Ultrafine_20_Dashed" svg:stroke-width="0.08cm" svg:stroke-color="#0084d1" draw:fill-color="#0084d1"/>
      <style:text-properties fo:font-size="10pt" style:font-size-asian="10pt" style:font-size-complex="10pt"/>
    </style:style>
    <style:style style:name="ch22" style:family="chart" style:data-style-name="N0">
      <style:chart-properties chart:symbol-type="none" chart:link-data-style-to-source="true"/>
      <style:graphic-properties svg:stroke-width="0.2cm" svg:stroke-color="#004586" draw:fill-color="#004586"/>
      <style:text-properties fo:font-size="10pt" style:font-size-asian="10pt" style:font-size-complex="10pt"/>
    </style:style>
    <style:style style:name="ch23" style:family="chart">
      <style:graphic-properties draw:stroke="solid" svg:stroke-color="#b3b3b3" draw:fill="none" draw:fill-color="#e6e6e6"/>
    </style:style>
    <style:style style:name="ch24" style:family="chart">
      <style:graphic-properties svg:stroke-color="#b3b3b3" draw:fill-color="#cccccc"/>
    </style:style>
  </office:automatic-styles>
  <office:body>
    <office:chart>
      <chart:chart svg:width="29.61cm" svg:height="9.006cm" xlink:href=".." xlink:type="simple" chart:class="chart:line" chart:style-name="ch1">
        <chart:title svg:x="11.626cm" svg:y="0.316cm" chart:style-name="ch2">
          <text:p>Médias por dia do mês - PM2.5</text:p>
        </chart:title>
        <chart:subtitle svg:x="10.819cm" svg:y="1.275cm" chart:style-name="ch3">
          <text:p>comparação das estações com a média geral</text:p>
        </chart:subtitle>
        <chart:legend chart:legend-position="end" svg:x="25.032cm" svg:y="1.216cm" style:legend-expansion="high" chart:style-name="ch4"/>
        <chart:plot-area chart:style-name="ch5" table:cell-range-address="'Diário PM2.5'.A1:'Diário PM2.5'.N32" chart:data-source-has-labels="both" svg:x="0.592cm" svg:y="2.138cm" svg:width="23.848cm" svg:height="5.707cm">
          <chartooo:coordinate-region svg:x="1.213cm" svg:y="2.337cm" svg:width="22.854cm" svg:height="4.861cm"/>
          <chart:axis chart:dimension="x" chart:name="primary-x" chart:style-name="ch6" chartooo:axis-type="auto">
            <chartooo:date-scale/>
            <chart:title svg:x="12.207cm" svg:y="8.025cm" chart:style-name="ch7">
              <text:p>Dia</text:p>
            </chart:title>
            <chart:categories table:cell-range-address="'Diário PM2.5'.A2:'Diário PM2.5'.A32"/>
          </chart:axis>
          <chart:axis chart:dimension="y" chart:name="primary-y" chart:style-name="ch8">
            <chart:grid chart:style-name="ch9" chart:class="major"/>
          </chart:axis>
          <chart:series chart:style-name="ch10" chart:values-cell-range-address="'Diário PM2.5'.B2:'Diário PM2.5'.B32" chart:label-cell-address="'Diário PM2.5'.B1:'Diário PM2.5'.B1" chart:class="chart:line">
            <chart:data-point chart:repeated="31"/>
          </chart:series>
          <chart:series chart:style-name="ch11" chart:values-cell-range-address="'Diário PM2.5'.C2:'Diário PM2.5'.C32" chart:label-cell-address="'Diário PM2.5'.C1:'Diário PM2.5'.C1" chart:class="chart:line">
            <chart:data-point chart:repeated="31"/>
          </chart:series>
          <chart:series chart:style-name="ch12" chart:values-cell-range-address="'Diário PM2.5'.D2:'Diário PM2.5'.D32" chart:label-cell-address="'Diário PM2.5'.D1:'Diário PM2.5'.D1" chart:class="chart:line">
            <chart:data-point chart:repeated="31"/>
          </chart:series>
          <chart:series chart:style-name="ch13" chart:values-cell-range-address="'Diário PM2.5'.E2:'Diário PM2.5'.E32" chart:label-cell-address="'Diário PM2.5'.E1:'Diário PM2.5'.E1" chart:class="chart:line">
            <chart:data-point chart:repeated="31"/>
          </chart:series>
          <chart:series chart:style-name="ch14" chart:values-cell-range-address="'Diário PM2.5'.F2:'Diário PM2.5'.F32" chart:label-cell-address="'Diário PM2.5'.F1:'Diário PM2.5'.F1" chart:class="chart:line">
            <chart:data-point chart:repeated="31"/>
          </chart:series>
          <chart:series chart:style-name="ch15" chart:values-cell-range-address="'Diário PM2.5'.G2:'Diário PM2.5'.G32" chart:label-cell-address="'Diário PM2.5'.G1:'Diário PM2.5'.G1" chart:class="chart:line">
            <chart:data-point chart:repeated="31"/>
          </chart:series>
          <chart:series chart:style-name="ch16" chart:values-cell-range-address="'Diário PM2.5'.H2:'Diário PM2.5'.H32" chart:label-cell-address="'Diário PM2.5'.H1:'Diário PM2.5'.H1" chart:class="chart:line">
            <chart:data-point chart:repeated="31"/>
          </chart:series>
          <chart:series chart:style-name="ch17" chart:values-cell-range-address="'Diário PM2.5'.I2:'Diário PM2.5'.I32" chart:label-cell-address="'Diário PM2.5'.I1:'Diário PM2.5'.I1" chart:class="chart:line">
            <chart:data-point chart:repeated="31"/>
          </chart:series>
          <chart:series chart:style-name="ch18" chart:values-cell-range-address="'Diário PM2.5'.J2:'Diário PM2.5'.J32" chart:label-cell-address="'Diário PM2.5'.J1:'Diário PM2.5'.J1" chart:class="chart:line">
            <chart:data-point chart:repeated="31"/>
          </chart:series>
          <chart:series chart:style-name="ch19" chart:values-cell-range-address="'Diário PM2.5'.K2:'Diário PM2.5'.K32" chart:label-cell-address="'Diário PM2.5'.K1:'Diário PM2.5'.K1" chart:class="chart:line">
            <chart:data-point chart:repeated="31"/>
          </chart:series>
          <chart:series chart:style-name="ch20" chart:values-cell-range-address="'Diário PM2.5'.L2:'Diário PM2.5'.L32" chart:label-cell-address="'Diário PM2.5'.L1:'Diário PM2.5'.L1" chart:class="chart:line">
            <chart:data-point chart:repeated="31"/>
          </chart:series>
          <chart:series chart:style-name="ch21" chart:values-cell-range-address="'Diário PM2.5'.M2:'Diário PM2.5'.M32" chart:label-cell-address="'Diário PM2.5'.M1:'Diário PM2.5'.M1" chart:class="chart:line">
            <chart:data-point chart:repeated="31"/>
          </chart:series>
          <chart:series chart:style-name="ch22" chart:values-cell-range-address="'Diário PM2.5'.N2:'Diário PM2.5'.N32" chart:label-cell-address="'Diário PM2.5'.N1:'Diário PM2.5'.N1" chart:class="chart:line">
            <chart:data-point chart:repeated="31"/>
          </chart:series>
          <chart:wall chart:style-name="ch23"/>
          <chart:floor chart:style-name="ch2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otizhongxin</text:p>
                <draw:g>
                  <svg:desc>'Diário PM2.5'.B1:'Diário PM2.5'.B1</svg:desc>
                </draw:g>
              </table:table-cell>
              <table:table-cell office:value-type="string">
                <text:p>Changping</text:p>
                <draw:g>
                  <svg:desc>'Diário PM2.5'.C1:'Diário PM2.5'.C1</svg:desc>
                </draw:g>
              </table:table-cell>
              <table:table-cell office:value-type="string">
                <text:p>Dingling</text:p>
                <draw:g>
                  <svg:desc>'Diário PM2.5'.D1:'Diário PM2.5'.D1</svg:desc>
                </draw:g>
              </table:table-cell>
              <table:table-cell office:value-type="string">
                <text:p>Dongsi</text:p>
                <draw:g>
                  <svg:desc>'Diário PM2.5'.E1:'Diário PM2.5'.E1</svg:desc>
                </draw:g>
              </table:table-cell>
              <table:table-cell office:value-type="string">
                <text:p>Guanyuan</text:p>
                <draw:g>
                  <svg:desc>'Diário PM2.5'.F1:'Diário PM2.5'.F1</svg:desc>
                </draw:g>
              </table:table-cell>
              <table:table-cell office:value-type="string">
                <text:p>Gucheng</text:p>
                <draw:g>
                  <svg:desc>'Diário PM2.5'.G1:'Diário PM2.5'.G1</svg:desc>
                </draw:g>
              </table:table-cell>
              <table:table-cell office:value-type="string">
                <text:p>Huairou</text:p>
                <draw:g>
                  <svg:desc>'Diário PM2.5'.H1:'Diário PM2.5'.H1</svg:desc>
                </draw:g>
              </table:table-cell>
              <table:table-cell office:value-type="string">
                <text:p>Nongzhanguan</text:p>
                <draw:g>
                  <svg:desc>'Diário PM2.5'.I1:'Diário PM2.5'.I1</svg:desc>
                </draw:g>
              </table:table-cell>
              <table:table-cell office:value-type="string">
                <text:p>Shunyi</text:p>
                <draw:g>
                  <svg:desc>'Diário PM2.5'.J1:'Diário PM2.5'.J1</svg:desc>
                </draw:g>
              </table:table-cell>
              <table:table-cell office:value-type="string">
                <text:p>Tiantan</text:p>
                <draw:g>
                  <svg:desc>'Diário PM2.5'.K1:'Diário PM2.5'.K1</svg:desc>
                </draw:g>
              </table:table-cell>
              <table:table-cell office:value-type="string">
                <text:p>Wanliu</text:p>
                <draw:g>
                  <svg:desc>'Diário PM2.5'.L1:'Diário PM2.5'.L1</svg:desc>
                </draw:g>
              </table:table-cell>
              <table:table-cell office:value-type="string">
                <text:p>Wanshouxigong</text:p>
                <draw:g>
                  <svg:desc>'Diário PM2.5'.M1:'Diário PM2.5'.M1</svg:desc>
                </draw:g>
              </table:table-cell>
              <table:table-cell office:value-type="string">
                <text:p>Geral</text:p>
                <draw:g>
                  <svg:desc>'Diário PM2.5'.N1:'Diário PM2.5'.N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Diário PM2.5'.A2:'Diário PM2.5'.A32</svg:desc>
                </draw:g>
              </table:table-cell>
              <table:table-cell office:value-type="float" office:value="90.6767379679144">
                <text:p>90.6767379679144</text:p>
                <draw:g>
                  <svg:desc>'Diário PM2.5'.B2:'Diário PM2.5'.B32</svg:desc>
                </draw:g>
              </table:table-cell>
              <table:table-cell office:value-type="float" office:value="81.5817941952507">
                <text:p>81.5817941952507</text:p>
                <draw:g>
                  <svg:desc>'Diário PM2.5'.C2:'Diário PM2.5'.C32</svg:desc>
                </draw:g>
              </table:table-cell>
              <table:table-cell office:value-type="float" office:value="75.1646833013436">
                <text:p>75.1646833013436</text:p>
                <draw:g>
                  <svg:desc>'Diário PM2.5'.D2:'Diário PM2.5'.D32</svg:desc>
                </draw:g>
              </table:table-cell>
              <table:table-cell office:value-type="float" office:value="94.8945566286216">
                <text:p>94.8945566286216</text:p>
                <draw:g>
                  <svg:desc>'Diário PM2.5'.E2:'Diário PM2.5'.E32</svg:desc>
                </draw:g>
              </table:table-cell>
              <table:table-cell office:value-type="float" office:value="90.9821773485514">
                <text:p>90.9821773485514</text:p>
                <draw:g>
                  <svg:desc>'Diário PM2.5'.F2:'Diário PM2.5'.F32</svg:desc>
                </draw:g>
              </table:table-cell>
              <table:table-cell office:value-type="float" office:value="96.2020140105079">
                <text:p>96.2020140105079</text:p>
                <draw:g>
                  <svg:desc>'Diário PM2.5'.G2:'Diário PM2.5'.G32</svg:desc>
                </draw:g>
              </table:table-cell>
              <table:table-cell office:value-type="float" office:value="81.495045045045">
                <text:p>81.495045045045</text:p>
                <draw:g>
                  <svg:desc>'Diário PM2.5'.H2:'Diário PM2.5'.H32</svg:desc>
                </draw:g>
              </table:table-cell>
              <table:table-cell office:value-type="float" office:value="91.5679543459175">
                <text:p>91.5679543459175</text:p>
                <draw:g>
                  <svg:desc>'Diário PM2.5'.I2:'Diário PM2.5'.I32</svg:desc>
                </draw:g>
              </table:table-cell>
              <table:table-cell office:value-type="float" office:value="90.0909090909091">
                <text:p>90.0909090909091</text:p>
                <draw:g>
                  <svg:desc>'Diário PM2.5'.J2:'Diário PM2.5'.J32</svg:desc>
                </draw:g>
              </table:table-cell>
              <table:table-cell office:value-type="float" office:value="88.6262093227792">
                <text:p>88.6262093227792</text:p>
                <draw:g>
                  <svg:desc>'Diário PM2.5'.K2:'Diário PM2.5'.K32</svg:desc>
                </draw:g>
              </table:table-cell>
              <table:table-cell office:value-type="float" office:value="93.2012237762238">
                <text:p>93.2012237762238</text:p>
                <draw:g>
                  <svg:desc>'Diário PM2.5'.L2:'Diário PM2.5'.L32</svg:desc>
                </draw:g>
              </table:table-cell>
              <table:table-cell office:value-type="float" office:value="93.4633125556545">
                <text:p>93.4633125556545</text:p>
                <draw:g>
                  <svg:desc>'Diário PM2.5'.M2:'Diário PM2.5'.M32</svg:desc>
                </draw:g>
              </table:table-cell>
              <table:table-cell office:value-type="float" office:value="89.1057916203189">
                <text:p>89.1057916203189</text:p>
                <draw:g>
                  <svg:desc>'Diário PM2.5'.N2:'Diário PM2.5'.N32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74.8261180679785">
                <text:p>74.8261180679785</text:p>
              </table:table-cell>
              <table:table-cell office:value-type="float" office:value="66.9805457746479">
                <text:p>66.9805457746479</text:p>
              </table:table-cell>
              <table:table-cell office:value-type="float" office:value="58.9472095150961">
                <text:p>58.9472095150961</text:p>
              </table:table-cell>
              <table:table-cell office:value-type="float" office:value="79.8735915492958">
                <text:p>79.8735915492958</text:p>
              </table:table-cell>
              <table:table-cell office:value-type="float" office:value="76.739241622575">
                <text:p>76.739241622575</text:p>
              </table:table-cell>
              <table:table-cell office:value-type="float" office:value="76.8819700967458">
                <text:p>76.8819700967458</text:p>
              </table:table-cell>
              <table:table-cell office:value-type="float" office:value="62.3387241689129">
                <text:p>62.3387241689129</text:p>
              </table:table-cell>
              <table:table-cell office:value-type="float" office:value="78.5149384885765">
                <text:p>78.5149384885765</text:p>
              </table:table-cell>
              <table:table-cell office:value-type="float" office:value="74.4463661453542">
                <text:p>74.4463661453542</text:p>
              </table:table-cell>
              <table:table-cell office:value-type="float" office:value="77.1504811898513">
                <text:p>77.1504811898513</text:p>
              </table:table-cell>
              <table:table-cell office:value-type="float" office:value="77.834238178634">
                <text:p>77.834238178634</text:p>
              </table:table-cell>
              <table:table-cell office:value-type="float" office:value="81.3528947368421">
                <text:p>81.3528947368421</text:p>
              </table:table-cell>
              <table:table-cell office:value-type="float" office:value="73.8933565140194">
                <text:p>73.8933565140194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86.922192749779">
                <text:p>86.922192749779</text:p>
              </table:table-cell>
              <table:table-cell office:value-type="float" office:value="72.9831261101243">
                <text:p>72.9831261101243</text:p>
              </table:table-cell>
              <table:table-cell office:value-type="float" office:value="68.4397379912664">
                <text:p>68.4397379912664</text:p>
              </table:table-cell>
              <table:table-cell office:value-type="float" office:value="91.8851268591426">
                <text:p>91.8851268591426</text:p>
              </table:table-cell>
              <table:table-cell office:value-type="float" office:value="83.910777385159">
                <text:p>83.910777385159</text:p>
              </table:table-cell>
              <table:table-cell office:value-type="float" office:value="87.3540925266904">
                <text:p>87.3540925266904</text:p>
              </table:table-cell>
              <table:table-cell office:value-type="float" office:value="68.7176834659593">
                <text:p>68.7176834659593</text:p>
              </table:table-cell>
              <table:table-cell office:value-type="float" office:value="88.9737072743208">
                <text:p>88.9737072743208</text:p>
              </table:table-cell>
              <table:table-cell office:value-type="float" office:value="84.5112522686025">
                <text:p>84.5112522686025</text:p>
              </table:table-cell>
              <table:table-cell office:value-type="float" office:value="86.8620071684588">
                <text:p>86.8620071684588</text:p>
              </table:table-cell>
              <table:table-cell office:value-type="float" office:value="85.7968476357268">
                <text:p>85.7968476357268</text:p>
              </table:table-cell>
              <table:table-cell office:value-type="float" office:value="90.7948943661972">
                <text:p>90.7948943661972</text:p>
              </table:table-cell>
              <table:table-cell office:value-type="float" office:value="83.0923649495173">
                <text:p>83.0923649495173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94.0208877284595">
                <text:p>94.0208877284595</text:p>
              </table:table-cell>
              <table:table-cell office:value-type="float" office:value="75.6025408348457">
                <text:p>75.6025408348457</text:p>
              </table:table-cell>
              <table:table-cell office:value-type="float" office:value="67.7962962962963">
                <text:p>67.7962962962963</text:p>
              </table:table-cell>
              <table:table-cell office:value-type="float" office:value="97.5704099821747">
                <text:p>97.5704099821747</text:p>
              </table:table-cell>
              <table:table-cell office:value-type="float" office:value="89.1128888888889">
                <text:p>89.1128888888889</text:p>
              </table:table-cell>
              <table:table-cell office:value-type="float" office:value="93.2156914893617">
                <text:p>93.2156914893617</text:p>
              </table:table-cell>
              <table:table-cell office:value-type="float" office:value="77.7635555555556">
                <text:p>77.7635555555556</text:p>
              </table:table-cell>
              <table:table-cell office:value-type="float" office:value="94.5079086115993">
                <text:p>94.5079086115993</text:p>
              </table:table-cell>
              <table:table-cell office:value-type="float" office:value="90.2171171171171">
                <text:p>90.2171171171171</text:p>
              </table:table-cell>
              <table:table-cell office:value-type="float" office:value="94.3736559139785">
                <text:p>94.3736559139785</text:p>
              </table:table-cell>
              <table:table-cell office:value-type="float" office:value="94.062335381914">
                <text:p>94.062335381914</text:p>
              </table:table-cell>
              <table:table-cell office:value-type="float" office:value="97.3880994671403">
                <text:p>97.3880994671403</text:p>
              </table:table-cell>
              <table:table-cell office:value-type="float" office:value="88.8256844753589">
                <text:p>88.8256844753589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78.9737762237762">
                <text:p>78.9737762237762</text:p>
              </table:table-cell>
              <table:table-cell office:value-type="float" office:value="67.188919164396">
                <text:p>67.188919164396</text:p>
              </table:table-cell>
              <table:table-cell office:value-type="float" office:value="63.4447368421053">
                <text:p>63.4447368421053</text:p>
              </table:table-cell>
              <table:table-cell office:value-type="float" office:value="80.7728531855956">
                <text:p>80.7728531855956</text:p>
              </table:table-cell>
              <table:table-cell office:value-type="float" office:value="78.9726555652936">
                <text:p>78.9726555652936</text:p>
              </table:table-cell>
              <table:table-cell office:value-type="float" office:value="81.5756161971831">
                <text:p>81.5756161971831</text:p>
              </table:table-cell>
              <table:table-cell office:value-type="float" office:value="69.6165031222123">
                <text:p>69.6165031222123</text:p>
              </table:table-cell>
              <table:table-cell office:value-type="float" office:value="81.0759717314488">
                <text:p>81.0759717314488</text:p>
              </table:table-cell>
              <table:table-cell office:value-type="float" office:value="77.3363476733977">
                <text:p>77.3363476733977</text:p>
              </table:table-cell>
              <table:table-cell office:value-type="float" office:value="77.5309187279152">
                <text:p>77.5309187279152</text:p>
              </table:table-cell>
              <table:table-cell office:value-type="float" office:value="79.6958808063103">
                <text:p>79.6958808063103</text:p>
              </table:table-cell>
              <table:table-cell office:value-type="float" office:value="80.4907488986784">
                <text:p>80.4907488986784</text:p>
              </table:table-cell>
              <table:table-cell office:value-type="float" office:value="76.4017644887412">
                <text:p>76.4017644887412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89.535495179667">
                <text:p>89.535495179667</text:p>
              </table:table-cell>
              <table:table-cell office:value-type="float" office:value="76.5237242614145">
                <text:p>76.5237242614145</text:p>
              </table:table-cell>
              <table:table-cell office:value-type="float" office:value="72.3705357142857">
                <text:p>72.3705357142857</text:p>
              </table:table-cell>
              <table:table-cell office:value-type="float" office:value="93.7490909090909">
                <text:p>93.7490909090909</text:p>
              </table:table-cell>
              <table:table-cell office:value-type="float" office:value="89.4986760812004">
                <text:p>89.4986760812004</text:p>
              </table:table-cell>
              <table:table-cell office:value-type="float" office:value="89.0004389815628">
                <text:p>89.0004389815628</text:p>
              </table:table-cell>
              <table:table-cell office:value-type="float" office:value="75.9664607237423">
                <text:p>75.9664607237423</text:p>
              </table:table-cell>
              <table:table-cell office:value-type="float" office:value="89.7669902912621">
                <text:p>89.7669902912621</text:p>
              </table:table-cell>
              <table:table-cell office:value-type="float" office:value="85.538256227758">
                <text:p>85.538256227758</text:p>
              </table:table-cell>
              <table:table-cell office:value-type="float" office:value="88.6095406360424">
                <text:p>88.6095406360424</text:p>
              </table:table-cell>
              <table:table-cell office:value-type="float" office:value="90.1363636363636">
                <text:p>90.1363636363636</text:p>
              </table:table-cell>
              <table:table-cell office:value-type="float" office:value="90.8917480035492">
                <text:p>90.8917480035492</text:p>
              </table:table-cell>
              <table:table-cell office:value-type="float" office:value="85.9755962489847">
                <text:p>85.9755962489847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88.4832155477032">
                <text:p>88.4832155477032</text:p>
              </table:table-cell>
              <table:table-cell office:value-type="float" office:value="74.1633752244165">
                <text:p>74.1633752244165</text:p>
              </table:table-cell>
              <table:table-cell office:value-type="float" office:value="68.8159784560144">
                <text:p>68.8159784560144</text:p>
              </table:table-cell>
              <table:table-cell office:value-type="float" office:value="94.0097431355182">
                <text:p>94.0097431355182</text:p>
              </table:table-cell>
              <table:table-cell office:value-type="float" office:value="87.6381288614298">
                <text:p>87.6381288614298</text:p>
              </table:table-cell>
              <table:table-cell office:value-type="float" office:value="87.8016014234875">
                <text:p>87.8016014234875</text:p>
              </table:table-cell>
              <table:table-cell office:value-type="float" office:value="74.7572463768116">
                <text:p>74.7572463768116</text:p>
              </table:table-cell>
              <table:table-cell office:value-type="float" office:value="89.6860670194004">
                <text:p>89.6860670194004</text:p>
              </table:table-cell>
              <table:table-cell office:value-type="float" office:value="87.1460923623446">
                <text:p>87.1460923623446</text:p>
              </table:table-cell>
              <table:table-cell office:value-type="float" office:value="87.0194690265487">
                <text:p>87.0194690265487</text:p>
              </table:table-cell>
              <table:table-cell office:value-type="float" office:value="89.7009674582234">
                <text:p>89.7009674582234</text:p>
              </table:table-cell>
              <table:table-cell office:value-type="float" office:value="88.5882874889086">
                <text:p>88.5882874889086</text:p>
              </table:table-cell>
              <table:table-cell office:value-type="float" office:value="84.8700755331754">
                <text:p>84.8700755331754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85.1965065502183">
                <text:p>85.1965065502183</text:p>
              </table:table-cell>
              <table:table-cell office:value-type="float" office:value="73.3381037567084">
                <text:p>73.3381037567084</text:p>
              </table:table-cell>
              <table:table-cell office:value-type="float" office:value="66.2122775800712">
                <text:p>66.2122775800712</text:p>
              </table:table-cell>
              <table:table-cell office:value-type="float" office:value="87.9965004374453">
                <text:p>87.9965004374453</text:p>
              </table:table-cell>
              <table:table-cell office:value-type="float" office:value="84.8056537102474">
                <text:p>84.8056537102474</text:p>
              </table:table-cell>
              <table:table-cell office:value-type="float" office:value="81.5388788426763">
                <text:p>81.5388788426763</text:p>
              </table:table-cell>
              <table:table-cell office:value-type="float" office:value="68.6995433789954">
                <text:p>68.6995433789954</text:p>
              </table:table-cell>
              <table:table-cell office:value-type="float" office:value="87.0755555555555">
                <text:p>87.0755555555555</text:p>
              </table:table-cell>
              <table:table-cell office:value-type="float" office:value="82.1662174303684">
                <text:p>82.1662174303684</text:p>
              </table:table-cell>
              <table:table-cell office:value-type="float" office:value="83.6421145374449">
                <text:p>83.6421145374449</text:p>
              </table:table-cell>
              <table:table-cell office:value-type="float" office:value="85.0131118881119">
                <text:p>85.0131118881119</text:p>
              </table:table-cell>
              <table:table-cell office:value-type="float" office:value="89.1844405594406">
                <text:p>89.1844405594406</text:p>
              </table:table-cell>
              <table:table-cell office:value-type="float" office:value="81.3057823129252">
                <text:p>81.3057823129252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73.7205357142857">
                <text:p>73.7205357142857</text:p>
              </table:table-cell>
              <table:table-cell office:value-type="float" office:value="65.2453166815343">
                <text:p>65.2453166815343</text:p>
              </table:table-cell>
              <table:table-cell office:value-type="float" office:value="59.4760180995475">
                <text:p>59.4760180995475</text:p>
              </table:table-cell>
              <table:table-cell office:value-type="float" office:value="76.7661996497373">
                <text:p>76.7661996497373</text:p>
              </table:table-cell>
              <table:table-cell office:value-type="float" office:value="75.2121478873239">
                <text:p>75.2121478873239</text:p>
              </table:table-cell>
              <table:table-cell office:value-type="float" office:value="72.3218806509946">
                <text:p>72.3218806509946</text:p>
              </table:table-cell>
              <table:table-cell office:value-type="float" office:value="60.1799460431655">
                <text:p>60.1799460431655</text:p>
              </table:table-cell>
              <table:table-cell office:value-type="float" office:value="78.5681003584229">
                <text:p>78.5681003584229</text:p>
              </table:table-cell>
              <table:table-cell office:value-type="float" office:value="68.2802893309222">
                <text:p>68.2802893309222</text:p>
              </table:table-cell>
              <table:table-cell office:value-type="float" office:value="71.448">
                <text:p>71.448</text:p>
              </table:table-cell>
              <table:table-cell office:value-type="float" office:value="73.1466198419666">
                <text:p>73.1466198419666</text:p>
              </table:table-cell>
              <table:table-cell office:value-type="float" office:value="74.1865148861646">
                <text:p>74.1865148861646</text:p>
              </table:table-cell>
              <table:table-cell office:value-type="float" office:value="70.7541276911656">
                <text:p>70.7541276911656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64.3544131028207">
                <text:p>64.3544131028207</text:p>
              </table:table-cell>
              <table:table-cell office:value-type="float" office:value="60.2489006156552">
                <text:p>60.2489006156552</text:p>
              </table:table-cell>
              <table:table-cell office:value-type="float" office:value="52.2604278074866">
                <text:p>52.2604278074866</text:p>
              </table:table-cell>
              <table:table-cell office:value-type="float" office:value="69.3938864628821">
                <text:p>69.3938864628821</text:p>
              </table:table-cell>
              <table:table-cell office:value-type="float" office:value="69.0845814977974">
                <text:p>69.0845814977974</text:p>
              </table:table-cell>
              <table:table-cell office:value-type="float" office:value="67.6390845070423">
                <text:p>67.6390845070423</text:p>
              </table:table-cell>
              <table:table-cell office:value-type="float" office:value="57.0471849865952">
                <text:p>57.0471849865952</text:p>
              </table:table-cell>
              <table:table-cell office:value-type="float" office:value="70.9910474485228">
                <text:p>70.9910474485228</text:p>
              </table:table-cell>
              <table:table-cell office:value-type="float" office:value="64.039440433213">
                <text:p>64.039440433213</text:p>
              </table:table-cell>
              <table:table-cell office:value-type="float" office:value="67.3444347063979">
                <text:p>67.3444347063979</text:p>
              </table:table-cell>
              <table:table-cell office:value-type="float" office:value="67.9136878814298">
                <text:p>67.9136878814298</text:p>
              </table:table-cell>
              <table:table-cell office:value-type="float" office:value="70.544502617801">
                <text:p>70.544502617801</text:p>
              </table:table-cell>
              <table:table-cell office:value-type="float" office:value="65.1002951593861">
                <text:p>65.1002951593861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69.2840809146878">
                <text:p>69.2840809146878</text:p>
              </table:table-cell>
              <table:table-cell office:value-type="float" office:value="56.9290096406661">
                <text:p>56.9290096406661</text:p>
              </table:table-cell>
              <table:table-cell office:value-type="float" office:value="51.667264573991">
                <text:p>51.667264573991</text:p>
              </table:table-cell>
              <table:table-cell office:value-type="float" office:value="70.4742547425474">
                <text:p>70.4742547425474</text:p>
              </table:table-cell>
              <table:table-cell office:value-type="float" office:value="70.891265597148">
                <text:p>70.891265597148</text:p>
              </table:table-cell>
              <table:table-cell office:value-type="float" office:value="68.4288256227758">
                <text:p>68.4288256227758</text:p>
              </table:table-cell>
              <table:table-cell office:value-type="float" office:value="55.8502242152466">
                <text:p>55.8502242152466</text:p>
              </table:table-cell>
              <table:table-cell office:value-type="float" office:value="72.0212201591512">
                <text:p>72.0212201591512</text:p>
              </table:table-cell>
              <table:table-cell office:value-type="float" office:value="65.2232142857143">
                <text:p>65.2232142857143</text:p>
              </table:table-cell>
              <table:table-cell office:value-type="float" office:value="68.8185840707965">
                <text:p>68.8185840707965</text:p>
              </table:table-cell>
              <table:table-cell office:value-type="float" office:value="68.3839441535777">
                <text:p>68.3839441535777</text:p>
              </table:table-cell>
              <table:table-cell office:value-type="float" office:value="72.9159369527145">
                <text:p>72.9159369527145</text:p>
              </table:table-cell>
              <table:table-cell office:value-type="float" office:value="65.9269770879527">
                <text:p>65.9269770879527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63.2419928825623">
                <text:p>63.2419928825623</text:p>
              </table:table-cell>
              <table:table-cell office:value-type="float" office:value="57.3532513181019">
                <text:p>57.3532513181019</text:p>
              </table:table-cell>
              <table:table-cell office:value-type="float" office:value="52.4215053763441">
                <text:p>52.4215053763441</text:p>
              </table:table-cell>
              <table:table-cell office:value-type="float" office:value="67.6782449725777">
                <text:p>67.6782449725777</text:p>
              </table:table-cell>
              <table:table-cell office:value-type="float" office:value="64.1738738738739">
                <text:p>64.1738738738739</text:p>
              </table:table-cell>
              <table:table-cell office:value-type="float" office:value="65.6620087336245">
                <text:p>65.6620087336245</text:p>
              </table:table-cell>
              <table:table-cell office:value-type="float" office:value="53.0351351351351">
                <text:p>53.0351351351351</text:p>
              </table:table-cell>
              <table:table-cell office:value-type="float" office:value="65.9458259325044">
                <text:p>65.9458259325044</text:p>
              </table:table-cell>
              <table:table-cell office:value-type="float" office:value="62.8194122885129">
                <text:p>62.8194122885129</text:p>
              </table:table-cell>
              <table:table-cell office:value-type="float" office:value="63.1432337434095">
                <text:p>63.1432337434095</text:p>
              </table:table-cell>
              <table:table-cell office:value-type="float" office:value="63.0736196319018">
                <text:p>63.0736196319018</text:p>
              </table:table-cell>
              <table:table-cell office:value-type="float" office:value="66.0288461538462">
                <text:p>66.0288461538462</text:p>
              </table:table-cell>
              <table:table-cell office:value-type="float" office:value="62.0580057739285">
                <text:p>62.0580057739285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72.3833625218914">
                <text:p>72.3833625218914</text:p>
              </table:table-cell>
              <table:table-cell office:value-type="float" office:value="61.2272727272727">
                <text:p>61.2272727272727</text:p>
              </table:table-cell>
              <table:table-cell office:value-type="float" office:value="55.7029333333333">
                <text:p>55.7029333333333</text:p>
              </table:table-cell>
              <table:table-cell office:value-type="float" office:value="76.4093043478261">
                <text:p>76.4093043478261</text:p>
              </table:table-cell>
              <table:table-cell office:value-type="float" office:value="74.0286738351255">
                <text:p>74.0286738351255</text:p>
              </table:table-cell>
              <table:table-cell office:value-type="float" office:value="76.1825857519789">
                <text:p>76.1825857519789</text:p>
              </table:table-cell>
              <table:table-cell office:value-type="float" office:value="61.7823529411765">
                <text:p>61.7823529411765</text:p>
              </table:table-cell>
              <table:table-cell office:value-type="float" office:value="74.6639718804921">
                <text:p>74.6639718804921</text:p>
              </table:table-cell>
              <table:table-cell office:value-type="float" office:value="70.98">
                <text:p>70.98</text:p>
              </table:table-cell>
              <table:table-cell office:value-type="float" office:value="73.4714666666667">
                <text:p>73.4714666666667</text:p>
              </table:table-cell>
              <table:table-cell office:value-type="float" office:value="73.3168865435356">
                <text:p>73.3168865435356</text:p>
              </table:table-cell>
              <table:table-cell office:value-type="float" office:value="76.8805944055944">
                <text:p>76.8805944055944</text:p>
              </table:table-cell>
              <table:table-cell office:value-type="float" office:value="70.6161290322581">
                <text:p>70.6161290322581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80.0078602620087">
                <text:p>80.0078602620087</text:p>
              </table:table-cell>
              <table:table-cell office:value-type="float" office:value="72.8831282952548">
                <text:p>72.8831282952548</text:p>
              </table:table-cell>
              <table:table-cell office:value-type="float" office:value="66.204010462075">
                <text:p>66.204010462075</text:p>
              </table:table-cell>
              <table:table-cell office:value-type="float" office:value="84.5271453590193">
                <text:p>84.5271453590193</text:p>
              </table:table-cell>
              <table:table-cell office:value-type="float" office:value="82.713268032057">
                <text:p>82.713268032057</text:p>
              </table:table-cell>
              <table:table-cell office:value-type="float" office:value="86.2876344086022">
                <text:p>86.2876344086022</text:p>
              </table:table-cell>
              <table:table-cell office:value-type="float" office:value="72.6426523297491">
                <text:p>72.6426523297491</text:p>
              </table:table-cell>
              <table:table-cell office:value-type="float" office:value="82.5075154730327">
                <text:p>82.5075154730327</text:p>
              </table:table-cell>
              <table:table-cell office:value-type="float" office:value="78.9475587703436">
                <text:p>78.9475587703436</text:p>
              </table:table-cell>
              <table:table-cell office:value-type="float" office:value="80.6894409937888">
                <text:p>80.6894409937888</text:p>
              </table:table-cell>
              <table:table-cell office:value-type="float" office:value="82.748031496063">
                <text:p>82.748031496063</text:p>
              </table:table-cell>
              <table:table-cell office:value-type="float" office:value="85.9395017793594">
                <text:p>85.9395017793594</text:p>
              </table:table-cell>
              <table:table-cell office:value-type="float" office:value="79.6588877415548">
                <text:p>79.6588877415548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95.3852242744063">
                <text:p>95.3852242744063</text:p>
              </table:table-cell>
              <table:table-cell office:value-type="float" office:value="84.5570175438597">
                <text:p>84.5570175438597</text:p>
              </table:table-cell>
              <table:table-cell office:value-type="float" office:value="81.0841367221735">
                <text:p>81.0841367221735</text:p>
              </table:table-cell>
              <table:table-cell office:value-type="float" office:value="99.0848056537103">
                <text:p>99.0848056537103</text:p>
              </table:table-cell>
              <table:table-cell office:value-type="float" office:value="94.4179236912156">
                <text:p>94.4179236912156</text:p>
              </table:table-cell>
              <table:table-cell office:value-type="float" office:value="94.8359649122807">
                <text:p>94.8359649122807</text:p>
              </table:table-cell>
              <table:table-cell office:value-type="float" office:value="80.9548272807795">
                <text:p>80.9548272807795</text:p>
              </table:table-cell>
              <table:table-cell office:value-type="float" office:value="101.020426287744">
                <text:p>101.020426287744</text:p>
              </table:table-cell>
              <table:table-cell office:value-type="float" office:value="94.5890410958904">
                <text:p>94.5890410958904</text:p>
              </table:table-cell>
              <table:table-cell office:value-type="float" office:value="93.3538873994638">
                <text:p>93.3538873994638</text:p>
              </table:table-cell>
              <table:table-cell office:value-type="float" office:value="95.6409807355517">
                <text:p>95.6409807355517</text:p>
              </table:table-cell>
              <table:table-cell office:value-type="float" office:value="99.157382847038">
                <text:p>99.157382847038</text:p>
              </table:table-cell>
              <table:table-cell office:value-type="float" office:value="92.824323327679">
                <text:p>92.824323327679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98.5772285966461">
                <text:p>98.5772285966461</text:p>
              </table:table-cell>
              <table:table-cell office:value-type="float" office:value="80.1745851528384">
                <text:p>80.1745851528384</text:p>
              </table:table-cell>
              <table:table-cell office:value-type="float" office:value="75.6402116402117">
                <text:p>75.6402116402117</text:p>
              </table:table-cell>
              <table:table-cell office:value-type="float" office:value="102.577127659574">
                <text:p>102.577127659574</text:p>
              </table:table-cell>
              <table:table-cell office:value-type="float" office:value="96.3540753724803">
                <text:p>96.3540753724803</text:p>
              </table:table-cell>
              <table:table-cell office:value-type="float" office:value="95.5605263157895">
                <text:p>95.5605263157895</text:p>
              </table:table-cell>
              <table:table-cell office:value-type="float" office:value="83.0944881889764">
                <text:p>83.0944881889764</text:p>
              </table:table-cell>
              <table:table-cell office:value-type="float" office:value="101.449288256228">
                <text:p>101.449288256228</text:p>
              </table:table-cell>
              <table:table-cell office:value-type="float" office:value="95.7329079307202">
                <text:p>95.7329079307202</text:p>
              </table:table-cell>
              <table:table-cell office:value-type="float" office:value="96.5759493670886">
                <text:p>96.5759493670886</text:p>
              </table:table-cell>
              <table:table-cell office:value-type="float" office:value="94.655293088364">
                <text:p>94.655293088364</text:p>
              </table:table-cell>
              <table:table-cell office:value-type="float" office:value="99.7221223021583">
                <text:p>99.7221223021583</text:p>
              </table:table-cell>
              <table:table-cell office:value-type="float" office:value="93.2946921600472">
                <text:p>93.2946921600472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89.4475088967972">
                <text:p>89.4475088967972</text:p>
              </table:table-cell>
              <table:table-cell office:value-type="float" office:value="78.5761531766754">
                <text:p>78.5761531766754</text:p>
              </table:table-cell>
              <table:table-cell office:value-type="float" office:value="76.703768624014">
                <text:p>76.703768624014</text:p>
              </table:table-cell>
              <table:table-cell office:value-type="float" office:value="93.6220264317181">
                <text:p>93.6220264317181</text:p>
              </table:table-cell>
              <table:table-cell office:value-type="float" office:value="91.5396126760563">
                <text:p>91.5396126760563</text:p>
              </table:table-cell>
              <table:table-cell office:value-type="float" office:value="91.6979806848113">
                <text:p>91.6979806848113</text:p>
              </table:table-cell>
              <table:table-cell office:value-type="float" office:value="79.4049079754601">
                <text:p>79.4049079754601</text:p>
              </table:table-cell>
              <table:table-cell office:value-type="float" office:value="91.4165202108963">
                <text:p>91.4165202108963</text:p>
              </table:table-cell>
              <table:table-cell office:value-type="float" office:value="87.9586762075134">
                <text:p>87.9586762075134</text:p>
              </table:table-cell>
              <table:table-cell office:value-type="float" office:value="90.0455357142857">
                <text:p>90.0455357142857</text:p>
              </table:table-cell>
              <table:table-cell office:value-type="float" office:value="90.8168273444347">
                <text:p>90.8168273444347</text:p>
              </table:table-cell>
              <table:table-cell office:value-type="float" office:value="91.2735849056604">
                <text:p>91.2735849056604</text:p>
              </table:table-cell>
              <table:table-cell office:value-type="float" office:value="87.6842442074292">
                <text:p>87.6842442074292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79.6596067917784">
                <text:p>79.6596067917784</text:p>
              </table:table-cell>
              <table:table-cell office:value-type="float" office:value="70.8877748460862">
                <text:p>70.8877748460862</text:p>
              </table:table-cell>
              <table:table-cell office:value-type="float" office:value="65.9066259808195">
                <text:p>65.9066259808195</text:p>
              </table:table-cell>
              <table:table-cell office:value-type="float" office:value="83.4070866141732">
                <text:p>83.4070866141732</text:p>
              </table:table-cell>
              <table:table-cell office:value-type="float" office:value="82.2554385964912">
                <text:p>82.2554385964912</text:p>
              </table:table-cell>
              <table:table-cell office:value-type="float" office:value="83.0543209876543">
                <text:p>83.0543209876543</text:p>
              </table:table-cell>
              <table:table-cell office:value-type="float" office:value="69.378640776699">
                <text:p>69.378640776699</text:p>
              </table:table-cell>
              <table:table-cell office:value-type="float" office:value="82.895701754386">
                <text:p>82.895701754386</text:p>
              </table:table-cell>
              <table:table-cell office:value-type="float" office:value="74.102559576346">
                <text:p>74.102559576346</text:p>
              </table:table-cell>
              <table:table-cell office:value-type="float" office:value="80.2295636687444">
                <text:p>80.2295636687444</text:p>
              </table:table-cell>
              <table:table-cell office:value-type="float" office:value="83.303690685413">
                <text:p>83.303690685413</text:p>
              </table:table-cell>
              <table:table-cell office:value-type="float" office:value="82.4015859030837">
                <text:p>82.4015859030837</text:p>
              </table:table-cell>
              <table:table-cell office:value-type="float" office:value="78.1170900014682">
                <text:p>78.1170900014682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84.5898576512456">
                <text:p>84.5898576512456</text:p>
              </table:table-cell>
              <table:table-cell office:value-type="float" office:value="72.0159716060337">
                <text:p>72.0159716060337</text:p>
              </table:table-cell>
              <table:table-cell office:value-type="float" office:value="66.7629046369204">
                <text:p>66.7629046369204</text:p>
              </table:table-cell>
              <table:table-cell office:value-type="float" office:value="87.1000875656743">
                <text:p>87.1000875656743</text:p>
              </table:table-cell>
              <table:table-cell office:value-type="float" office:value="83.6777583187391">
                <text:p>83.6777583187391</text:p>
              </table:table-cell>
              <table:table-cell office:value-type="float" office:value="84.5781802120141">
                <text:p>84.5781802120141</text:p>
              </table:table-cell>
              <table:table-cell office:value-type="float" office:value="73.5969202898551">
                <text:p>73.5969202898551</text:p>
              </table:table-cell>
              <table:table-cell office:value-type="float" office:value="85.3906772207564">
                <text:p>85.3906772207564</text:p>
              </table:table-cell>
              <table:table-cell office:value-type="float" office:value="77.947146619842">
                <text:p>77.947146619842</text:p>
              </table:table-cell>
              <table:table-cell office:value-type="float" office:value="82.6101398601399">
                <text:p>82.6101398601399</text:p>
              </table:table-cell>
              <table:table-cell office:value-type="float" office:value="83.2949061662199">
                <text:p>83.2949061662199</text:p>
              </table:table-cell>
              <table:table-cell office:value-type="float" office:value="86.167519858782">
                <text:p>86.167519858782</text:p>
              </table:table-cell>
              <table:table-cell office:value-type="float" office:value="80.655424701899">
                <text:p>80.655424701899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81.6639314697926">
                <text:p>81.6639314697926</text:p>
              </table:table-cell>
              <table:table-cell office:value-type="float" office:value="72.1152482269504">
                <text:p>72.1152482269504</text:p>
              </table:table-cell>
              <table:table-cell office:value-type="float" office:value="67.34986760812">
                <text:p>67.34986760812</text:p>
              </table:table-cell>
              <table:table-cell office:value-type="float" office:value="84.4494293239684">
                <text:p>84.4494293239684</text:p>
              </table:table-cell>
              <table:table-cell office:value-type="float" office:value="81.7870598591549">
                <text:p>81.7870598591549</text:p>
              </table:table-cell>
              <table:table-cell office:value-type="float" office:value="87.1227915194346">
                <text:p>87.1227915194346</text:p>
              </table:table-cell>
              <table:table-cell office:value-type="float" office:value="67.5231464737794">
                <text:p>67.5231464737794</text:p>
              </table:table-cell>
              <table:table-cell office:value-type="float" office:value="83.2772039180766">
                <text:p>83.2772039180766</text:p>
              </table:table-cell>
              <table:table-cell office:value-type="float" office:value="73.1213157894737">
                <text:p>73.1213157894737</text:p>
              </table:table-cell>
              <table:table-cell office:value-type="float" office:value="80.1388059701493">
                <text:p>80.1388059701493</text:p>
              </table:table-cell>
              <table:table-cell office:value-type="float" office:value="80.8438958707361">
                <text:p>80.8438958707361</text:p>
              </table:table-cell>
              <table:table-cell office:value-type="float" office:value="83.5807282415631">
                <text:p>83.5807282415631</text:p>
              </table:table-cell>
              <table:table-cell office:value-type="float" office:value="78.5914232902033">
                <text:p>78.5914232902033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88.293321299639">
                <text:p>88.293321299639</text:p>
              </table:table-cell>
              <table:table-cell office:value-type="float" office:value="77.8858917480035">
                <text:p>77.8858917480035</text:p>
              </table:table-cell>
              <table:table-cell office:value-type="float" office:value="74.2793987621574">
                <text:p>74.2793987621574</text:p>
              </table:table-cell>
              <table:table-cell office:value-type="float" office:value="90.2357644991213">
                <text:p>90.2357644991213</text:p>
              </table:table-cell>
              <table:table-cell office:value-type="float" office:value="87.3691968225949">
                <text:p>87.3691968225949</text:p>
              </table:table-cell>
              <table:table-cell office:value-type="float" office:value="90.3178191489362">
                <text:p>90.3178191489362</text:p>
              </table:table-cell>
              <table:table-cell office:value-type="float" office:value="73.6648263579697">
                <text:p>73.6648263579697</text:p>
              </table:table-cell>
              <table:table-cell office:value-type="float" office:value="86.5040035587189">
                <text:p>86.5040035587189</text:p>
              </table:table-cell>
              <table:table-cell office:value-type="float" office:value="82.5888888888889">
                <text:p>82.5888888888889</text:p>
              </table:table-cell>
              <table:table-cell office:value-type="float" office:value="86.8259589652096">
                <text:p>86.8259589652096</text:p>
              </table:table-cell>
              <table:table-cell office:value-type="float" office:value="90.0812444444444">
                <text:p>90.0812444444444</text:p>
              </table:table-cell>
              <table:table-cell office:value-type="float" office:value="89.4308377896613">
                <text:p>89.4308377896613</text:p>
              </table:table-cell>
              <table:table-cell office:value-type="float" office:value="84.7860811010804">
                <text:p>84.7860811010804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81.3775401069519">
                <text:p>81.3775401069519</text:p>
              </table:table-cell>
              <table:table-cell office:value-type="float" office:value="70.3617283950617">
                <text:p>70.3617283950617</text:p>
              </table:table-cell>
              <table:table-cell office:value-type="float" office:value="64.0525991189427">
                <text:p>64.0525991189427</text:p>
              </table:table-cell>
              <table:table-cell office:value-type="float" office:value="83.3589519650655">
                <text:p>83.3589519650655</text:p>
              </table:table-cell>
              <table:table-cell office:value-type="float" office:value="80.1776605101143">
                <text:p>80.1776605101143</text:p>
              </table:table-cell>
              <table:table-cell office:value-type="float" office:value="76.6984834968778">
                <text:p>76.6984834968778</text:p>
              </table:table-cell>
              <table:table-cell office:value-type="float" office:value="67.743838028169">
                <text:p>67.743838028169</text:p>
              </table:table-cell>
              <table:table-cell office:value-type="float" office:value="81.1719298245614">
                <text:p>81.1719298245614</text:p>
              </table:table-cell>
              <table:table-cell office:value-type="float" office:value="78.9700265251989">
                <text:p>78.9700265251989</text:p>
              </table:table-cell>
              <table:table-cell office:value-type="float" office:value="80.0884479717813">
                <text:p>80.0884479717813</text:p>
              </table:table-cell>
              <table:table-cell office:value-type="float" office:value="82.1262697022767">
                <text:p>82.1262697022767</text:p>
              </table:table-cell>
              <table:table-cell office:value-type="float" office:value="81.4700967458223">
                <text:p>81.4700967458223</text:p>
              </table:table-cell>
              <table:table-cell office:value-type="float" office:value="77.3050242397532">
                <text:p>77.3050242397532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81.2594254937163">
                <text:p>81.2594254937163</text:p>
              </table:table-cell>
              <table:table-cell office:value-type="float" office:value="70.6921708185053">
                <text:p>70.6921708185053</text:p>
              </table:table-cell>
              <table:table-cell office:value-type="float" office:value="64.0647163120567">
                <text:p>64.0647163120567</text:p>
              </table:table-cell>
              <table:table-cell office:value-type="float" office:value="84.5176991150442">
                <text:p>84.5176991150442</text:p>
              </table:table-cell>
              <table:table-cell office:value-type="float" office:value="80.9428571428571">
                <text:p>80.9428571428571</text:p>
              </table:table-cell>
              <table:table-cell office:value-type="float" office:value="84.1840490797546">
                <text:p>84.1840490797546</text:p>
              </table:table-cell>
              <table:table-cell office:value-type="float" office:value="68.0132042253521">
                <text:p>68.0132042253521</text:p>
              </table:table-cell>
              <table:table-cell office:value-type="float" office:value="84.9332740213523">
                <text:p>84.9332740213523</text:p>
              </table:table-cell>
              <table:table-cell office:value-type="float" office:value="77.8434476693052">
                <text:p>77.8434476693052</text:p>
              </table:table-cell>
              <table:table-cell office:value-type="float" office:value="80.7369353410097">
                <text:p>80.7369353410097</text:p>
              </table:table-cell>
              <table:table-cell office:value-type="float" office:value="85.2283464566929">
                <text:p>85.2283464566929</text:p>
              </table:table-cell>
              <table:table-cell office:value-type="float" office:value="84.0709849157054">
                <text:p>84.0709849157054</text:p>
              </table:table-cell>
              <table:table-cell office:value-type="float" office:value="78.8764849110898">
                <text:p>78.8764849110898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81.8161434977579">
                <text:p>81.8161434977579</text:p>
              </table:table-cell>
              <table:table-cell office:value-type="float" office:value="68.8653846153846">
                <text:p>68.8653846153846</text:p>
              </table:table-cell>
              <table:table-cell office:value-type="float" office:value="64.6033274956217">
                <text:p>64.6033274956217</text:p>
              </table:table-cell>
              <table:table-cell office:value-type="float" office:value="84.7028725314183">
                <text:p>84.7028725314183</text:p>
              </table:table-cell>
              <table:table-cell office:value-type="float" office:value="81.2442067736185">
                <text:p>81.2442067736185</text:p>
              </table:table-cell>
              <table:table-cell office:value-type="float" office:value="80.4410983170948">
                <text:p>80.4410983170948</text:p>
              </table:table-cell>
              <table:table-cell office:value-type="float" office:value="67.9645390070922">
                <text:p>67.9645390070922</text:p>
              </table:table-cell>
              <table:table-cell office:value-type="float" office:value="83.489417989418">
                <text:p>83.489417989418</text:p>
              </table:table-cell>
              <table:table-cell office:value-type="float" office:value="77.3409490333919">
                <text:p>77.3409490333919</text:p>
              </table:table-cell>
              <table:table-cell office:value-type="float" office:value="80.7156690140845">
                <text:p>80.7156690140845</text:p>
              </table:table-cell>
              <table:table-cell office:value-type="float" office:value="83.7242582897033">
                <text:p>83.7242582897033</text:p>
              </table:table-cell>
              <table:table-cell office:value-type="float" office:value="82.3252470799641">
                <text:p>82.3252470799641</text:p>
              </table:table-cell>
              <table:table-cell office:value-type="float" office:value="78.0724872796991">
                <text:p>78.0724872796991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96.4538878842676">
                <text:p>96.4538878842676</text:p>
              </table:table-cell>
              <table:table-cell office:value-type="float" office:value="81.7850133809099">
                <text:p>81.7850133809099</text:p>
              </table:table-cell>
              <table:table-cell office:value-type="float" office:value="79.944014084507">
                <text:p>79.944014084507</text:p>
              </table:table-cell>
              <table:table-cell office:value-type="float" office:value="98.3235031277927">
                <text:p>98.3235031277927</text:p>
              </table:table-cell>
              <table:table-cell office:value-type="float" office:value="95.533273381295">
                <text:p>95.533273381295</text:p>
              </table:table-cell>
              <table:table-cell office:value-type="float" office:value="96.7222222222222">
                <text:p>96.7222222222222</text:p>
              </table:table-cell>
              <table:table-cell office:value-type="float" office:value="81.4542157751587">
                <text:p>81.4542157751587</text:p>
              </table:table-cell>
              <table:table-cell office:value-type="float" office:value="94.3873552983081">
                <text:p>94.3873552983081</text:p>
              </table:table-cell>
              <table:table-cell office:value-type="float" office:value="86.904">
                <text:p>86.904</text:p>
              </table:table-cell>
              <table:table-cell office:value-type="float" office:value="90.6295313881521">
                <text:p>90.6295313881521</text:p>
              </table:table-cell>
              <table:table-cell office:value-type="float" office:value="96.4854497354497">
                <text:p>96.4854497354497</text:p>
              </table:table-cell>
              <table:table-cell office:value-type="float" office:value="94.3879387938794">
                <text:p>94.3879387938794</text:p>
              </table:table-cell>
              <table:table-cell office:value-type="float" office:value="91.0741906675597">
                <text:p>91.0741906675597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87.2470046082949">
                <text:p>87.2470046082949</text:p>
              </table:table-cell>
              <table:table-cell office:value-type="float" office:value="74.3209428830462">
                <text:p>74.3209428830462</text:p>
              </table:table-cell>
              <table:table-cell office:value-type="float" office:value="69.2448979591837">
                <text:p>69.2448979591837</text:p>
              </table:table-cell>
              <table:table-cell office:value-type="float" office:value="89.168430335097">
                <text:p>89.168430335097</text:p>
              </table:table-cell>
              <table:table-cell office:value-type="float" office:value="86.6498673740053">
                <text:p>86.6498673740053</text:p>
              </table:table-cell>
              <table:table-cell office:value-type="float" office:value="88.5247349823321">
                <text:p>88.5247349823321</text:p>
              </table:table-cell>
              <table:table-cell office:value-type="float" office:value="73.0581045172719">
                <text:p>73.0581045172719</text:p>
              </table:table-cell>
              <table:table-cell office:value-type="float" office:value="88.1308993766696">
                <text:p>88.1308993766696</text:p>
              </table:table-cell>
              <table:table-cell office:value-type="float" office:value="83.4317375886525">
                <text:p>83.4317375886525</text:p>
              </table:table-cell>
              <table:table-cell office:value-type="float" office:value="85.037037037037">
                <text:p>85.037037037037</text:p>
              </table:table-cell>
              <table:table-cell office:value-type="float" office:value="86.4064969271291">
                <text:p>86.4064969271291</text:p>
              </table:table-cell>
              <table:table-cell office:value-type="float" office:value="89.8178832116788">
                <text:p>89.8178832116788</text:p>
              </table:table-cell>
              <table:table-cell office:value-type="float" office:value="83.4157937746081">
                <text:p>83.4157937746081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66.4011039558418">
                <text:p>66.4011039558418</text:p>
              </table:table-cell>
              <table:table-cell office:value-type="float" office:value="58.9779816513761">
                <text:p>58.9779816513761</text:p>
              </table:table-cell>
              <table:table-cell office:value-type="float" office:value="56.0983318700615">
                <text:p>56.0983318700615</text:p>
              </table:table-cell>
              <table:table-cell office:value-type="float" office:value="71.3896021699819">
                <text:p>71.3896021699819</text:p>
              </table:table-cell>
              <table:table-cell office:value-type="float" office:value="68.5043859649123">
                <text:p>68.5043859649123</text:p>
              </table:table-cell>
              <table:table-cell office:value-type="float" office:value="72.3452797202797">
                <text:p>72.3452797202797</text:p>
              </table:table-cell>
              <table:table-cell office:value-type="float" office:value="57.609691629956">
                <text:p>57.609691629956</text:p>
              </table:table-cell>
              <table:table-cell office:value-type="float" office:value="72.0159574468085">
                <text:p>72.0159574468085</text:p>
              </table:table-cell>
              <table:table-cell office:value-type="float" office:value="69.0487588652482">
                <text:p>69.0487588652482</text:p>
              </table:table-cell>
              <table:table-cell office:value-type="float" office:value="69.7453580901857">
                <text:p>69.7453580901857</text:p>
              </table:table-cell>
              <table:table-cell office:value-type="float" office:value="69.42405618964">
                <text:p>69.42405618964</text:p>
              </table:table-cell>
              <table:table-cell office:value-type="float" office:value="68.154478976234">
                <text:p>68.154478976234</text:p>
              </table:table-cell>
              <table:table-cell office:value-type="float" office:value="66.6518015006315">
                <text:p>66.6518015006315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87.6741788321168">
                <text:p>87.6741788321168</text:p>
              </table:table-cell>
              <table:table-cell office:value-type="float" office:value="73.6382165605095">
                <text:p>73.6382165605095</text:p>
              </table:table-cell>
              <table:table-cell office:value-type="float" office:value="70.9088927637315">
                <text:p>70.9088927637315</text:p>
              </table:table-cell>
              <table:table-cell office:value-type="float" office:value="89.036246550138">
                <text:p>89.036246550138</text:p>
              </table:table-cell>
              <table:table-cell office:value-type="float" office:value="87.4457522123894">
                <text:p>87.4457522123894</text:p>
              </table:table-cell>
              <table:table-cell office:value-type="float" office:value="88.5562884784521">
                <text:p>88.5562884784521</text:p>
              </table:table-cell>
              <table:table-cell office:value-type="float" office:value="70.7757922535211">
                <text:p>70.7757922535211</text:p>
              </table:table-cell>
              <table:table-cell office:value-type="float" office:value="89.8294014084507">
                <text:p>89.8294014084507</text:p>
              </table:table-cell>
              <table:table-cell office:value-type="float" office:value="82.2101143359719">
                <text:p>82.2101143359719</text:p>
              </table:table-cell>
              <table:table-cell office:value-type="float" office:value="87.3063922942207">
                <text:p>87.3063922942207</text:p>
              </table:table-cell>
              <table:table-cell office:value-type="float" office:value="86.8648648648649">
                <text:p>86.8648648648649</text:p>
              </table:table-cell>
              <table:table-cell office:value-type="float" office:value="84.8695498676081">
                <text:p>84.8695498676081</text:p>
              </table:table-cell>
              <table:table-cell office:value-type="float" office:value="83.2447623271974">
                <text:p>83.2447623271974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82.125">
                <text:p>82.125</text:p>
              </table:table-cell>
              <table:table-cell office:value-type="float" office:value="66.172281039461">
                <text:p>66.172281039461</text:p>
              </table:table-cell>
              <table:table-cell office:value-type="float" office:value="61.6200378071834">
                <text:p>61.6200378071834</text:p>
              </table:table-cell>
              <table:table-cell office:value-type="float" office:value="86.465844402277">
                <text:p>86.465844402277</text:p>
              </table:table-cell>
              <table:table-cell office:value-type="float" office:value="83.6628491620112">
                <text:p>83.6628491620112</text:p>
              </table:table-cell>
              <table:table-cell office:value-type="float" office:value="83.611954459203">
                <text:p>83.611954459203</text:p>
              </table:table-cell>
              <table:table-cell office:value-type="float" office:value="67.1134413727359">
                <text:p>67.1134413727359</text:p>
              </table:table-cell>
              <table:table-cell office:value-type="float" office:value="86.0260950605778">
                <text:p>86.0260950605778</text:p>
              </table:table-cell>
              <table:table-cell office:value-type="float" office:value="79.6295603367633">
                <text:p>79.6295603367633</text:p>
              </table:table-cell>
              <table:table-cell office:value-type="float" office:value="84.8929236499069">
                <text:p>84.8929236499069</text:p>
              </table:table-cell>
              <table:table-cell office:value-type="float" office:value="81.955223880597">
                <text:p>81.955223880597</text:p>
              </table:table-cell>
              <table:table-cell office:value-type="float" office:value="84.6595348837209">
                <text:p>84.6595348837209</text:p>
              </table:table-cell>
              <table:table-cell office:value-type="float" office:value="79.0468070065195">
                <text:p>79.0468070065195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86.1808406647116">
                <text:p>86.1808406647116</text:p>
              </table:table-cell>
              <table:table-cell office:value-type="float" office:value="67.7874762808349">
                <text:p>67.7874762808349</text:p>
              </table:table-cell>
              <table:table-cell office:value-type="float" office:value="60.423031496063">
                <text:p>60.423031496063</text:p>
              </table:table-cell>
              <table:table-cell office:value-type="float" office:value="88.4596153846154">
                <text:p>88.4596153846154</text:p>
              </table:table-cell>
              <table:table-cell office:value-type="float" office:value="86.1295238095238">
                <text:p>86.1295238095238</text:p>
              </table:table-cell>
              <table:table-cell office:value-type="float" office:value="83.8423076923077">
                <text:p>83.8423076923077</text:p>
              </table:table-cell>
              <table:table-cell office:value-type="float" office:value="67.034749034749">
                <text:p>67.034749034749</text:p>
              </table:table-cell>
              <table:table-cell office:value-type="float" office:value="86.0582617000955">
                <text:p>86.0582617000955</text:p>
              </table:table-cell>
              <table:table-cell office:value-type="float" office:value="80.6848137535817">
                <text:p>80.6848137535817</text:p>
              </table:table-cell>
              <table:table-cell office:value-type="float" office:value="84.0192492781521">
                <text:p>84.0192492781521</text:p>
              </table:table-cell>
              <table:table-cell office:value-type="float" office:value="84.6861244019139">
                <text:p>84.6861244019139</text:p>
              </table:table-cell>
              <table:table-cell office:value-type="float" office:value="87.2578496669838">
                <text:p>87.2578496669838</text:p>
              </table:table-cell>
              <table:table-cell office:value-type="float" office:value="80.2498238308776">
                <text:p>80.2498238308776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87.8135802469136">
                <text:p>87.8135802469136</text:p>
              </table:table-cell>
              <table:table-cell office:value-type="float" office:value="73.2754172989378">
                <text:p>73.2754172989378</text:p>
              </table:table-cell>
              <table:table-cell office:value-type="float" office:value="67.4027906976744">
                <text:p>67.4027906976744</text:p>
              </table:table-cell>
              <table:table-cell office:value-type="float" office:value="92.3741194486983">
                <text:p>92.3741194486983</text:p>
              </table:table-cell>
              <table:table-cell office:value-type="float" office:value="87.2249249249249">
                <text:p>87.2249249249249</text:p>
              </table:table-cell>
              <table:table-cell office:value-type="float" office:value="89.4647951441578">
                <text:p>89.4647951441578</text:p>
              </table:table-cell>
              <table:table-cell office:value-type="float" office:value="68.9543307086614">
                <text:p>68.9543307086614</text:p>
              </table:table-cell>
              <table:table-cell office:value-type="float" office:value="87.0246575342466">
                <text:p>87.0246575342466</text:p>
              </table:table-cell>
              <table:table-cell office:value-type="float" office:value="82.3037593984962">
                <text:p>82.3037593984962</text:p>
              </table:table-cell>
              <table:table-cell office:value-type="float" office:value="90.0119122257053">
                <text:p>90.0119122257053</text:p>
              </table:table-cell>
              <table:table-cell office:value-type="float" office:value="86.5155922038981">
                <text:p>86.5155922038981</text:p>
              </table:table-cell>
              <table:table-cell office:value-type="float" office:value="92.6373292867982">
                <text:p>92.6373292867982</text:p>
              </table:table-cell>
              <table:table-cell office:value-type="float" office:value="83.7995924086104">
                <text:p>83.799592408610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60" chart:maximum="15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draw:stroke="dash" draw:stroke-dash="Ultrafine_20_Dashed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draw:stroke="dash" draw:stroke-dash="Ultrafine_20_Dashed"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draw:stroke="dash" draw:stroke-dash="Ultrafine_20_Dashed"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draw:stroke="dash" draw:stroke-dash="Ultrafine_20_Dashed"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draw:stroke="dash" draw:stroke-dash="Ultrafine_20_Dashed"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draw:stroke="dash" draw:stroke-dash="Ultrafine_20_Dashed"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draw:stroke="dash" draw:stroke-dash="Ultrafine_20_Dashed" svg:stroke-width="0.08cm" svg:stroke-color="#314004" draw:fill-color="#314004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draw:stroke="dash" draw:stroke-dash="Ultrafine_20_Dashed" svg:stroke-width="0.08cm" svg:stroke-color="#aecf00" draw:fill-color="#aecf00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draw:stroke="dash" draw:stroke-dash="Ultrafine_20_Dashed" svg:stroke-width="0.08cm" svg:stroke-color="#4b1f6f" draw:fill-color="#4b1f6f"/>
      <style:text-properties fo:font-size="10pt" style:font-size-asian="10pt" style:font-size-complex="10pt"/>
    </style:style>
    <style:style style:name="ch19" style:family="chart" style:data-style-name="N0">
      <style:chart-properties chart:symbol-type="none" chart:link-data-style-to-source="true"/>
      <style:graphic-properties draw:stroke="dash" draw:stroke-dash="Ultrafine_20_Dashed" svg:stroke-width="0.08cm" svg:stroke-color="#ff950e" draw:fill-color="#ff950e"/>
      <style:text-properties fo:font-size="10pt" style:font-size-asian="10pt" style:font-size-complex="10pt"/>
    </style:style>
    <style:style style:name="ch20" style:family="chart" style:data-style-name="N0">
      <style:chart-properties chart:symbol-type="none" chart:link-data-style-to-source="true"/>
      <style:graphic-properties draw:stroke="dash" draw:stroke-dash="Ultrafine_20_Dashed" svg:stroke-width="0.08cm" svg:stroke-color="#c5000b" draw:fill-color="#c5000b"/>
      <style:text-properties fo:font-size="10pt" style:font-size-asian="10pt" style:font-size-complex="10pt"/>
    </style:style>
    <style:style style:name="ch21" style:family="chart" style:data-style-name="N0">
      <style:chart-properties chart:symbol-type="none" chart:link-data-style-to-source="true"/>
      <style:graphic-properties draw:stroke="dash" draw:stroke-dash="Ultrafine_20_Dashed" svg:stroke-width="0.08cm" svg:stroke-color="#0084d1" draw:fill-color="#0084d1"/>
      <style:text-properties fo:font-size="10pt" style:font-size-asian="10pt" style:font-size-complex="10pt"/>
    </style:style>
    <style:style style:name="ch22" style:family="chart" style:data-style-name="N0">
      <style:chart-properties chart:symbol-type="none" chart:link-data-style-to-source="true"/>
      <style:graphic-properties svg:stroke-width="0.2cm" svg:stroke-color="#004586" draw:fill-color="#004586"/>
      <style:text-properties fo:font-size="10pt" style:font-size-asian="10pt" style:font-size-complex="10pt"/>
    </style:style>
    <style:style style:name="ch23" style:family="chart">
      <style:graphic-properties draw:stroke="solid" svg:stroke-color="#b3b3b3" draw:fill="none" draw:fill-color="#e6e6e6"/>
    </style:style>
    <style:style style:name="ch24" style:family="chart">
      <style:graphic-properties svg:stroke-color="#b3b3b3" draw:fill-color="#cccccc"/>
    </style:style>
  </office:automatic-styles>
  <office:body>
    <office:chart>
      <chart:chart svg:width="29.61cm" svg:height="9.006cm" xlink:href=".." xlink:type="simple" chart:class="chart:line" chart:style-name="ch1">
        <chart:title svg:x="11.692cm" svg:y="0.316cm" chart:style-name="ch2">
          <text:p>Médias por dia do mês - PM10</text:p>
        </chart:title>
        <chart:subtitle svg:x="10.819cm" svg:y="1.275cm" chart:style-name="ch3">
          <text:p>comparação das estações com a média geral</text:p>
        </chart:subtitle>
        <chart:legend chart:legend-position="end" svg:x="25.032cm" svg:y="1.216cm" style:legend-expansion="high" chart:style-name="ch4"/>
        <chart:plot-area chart:style-name="ch5" table:cell-range-address="'Diário PM10'.A1:'Diário PM10'.N32" chart:data-source-has-labels="both" svg:x="0.592cm" svg:y="2.138cm" svg:width="23.848cm" svg:height="5.707cm">
          <chartooo:coordinate-region svg:x="1.213cm" svg:y="2.338cm" svg:width="22.854cm" svg:height="4.86cm"/>
          <chart:axis chart:dimension="x" chart:name="primary-x" chart:style-name="ch6" chartooo:axis-type="auto">
            <chartooo:date-scale/>
            <chart:title svg:x="12.207cm" svg:y="8.025cm" chart:style-name="ch7">
              <text:p>Dia</text:p>
            </chart:title>
            <chart:categories table:cell-range-address="'Diário PM10'.A2:'Diário PM10'.A32"/>
          </chart:axis>
          <chart:axis chart:dimension="y" chart:name="primary-y" chart:style-name="ch8">
            <chart:grid chart:style-name="ch9" chart:class="major"/>
          </chart:axis>
          <chart:series chart:style-name="ch10" chart:values-cell-range-address="'Diário PM10'.B2:'Diário PM10'.B32" chart:label-cell-address="'Diário PM10'.B1:'Diário PM10'.B1" chart:class="chart:line">
            <chart:data-point chart:repeated="31"/>
          </chart:series>
          <chart:series chart:style-name="ch11" chart:values-cell-range-address="'Diário PM10'.C2:'Diário PM10'.C32" chart:label-cell-address="'Diário PM10'.C1:'Diário PM10'.C1" chart:class="chart:line">
            <chart:data-point chart:repeated="31"/>
          </chart:series>
          <chart:series chart:style-name="ch12" chart:values-cell-range-address="'Diário PM10'.D2:'Diário PM10'.D32" chart:label-cell-address="'Diário PM10'.D1:'Diário PM10'.D1" chart:class="chart:line">
            <chart:data-point chart:repeated="31"/>
          </chart:series>
          <chart:series chart:style-name="ch13" chart:values-cell-range-address="'Diário PM10'.E2:'Diário PM10'.E32" chart:label-cell-address="'Diário PM10'.E1:'Diário PM10'.E1" chart:class="chart:line">
            <chart:data-point chart:repeated="31"/>
          </chart:series>
          <chart:series chart:style-name="ch14" chart:values-cell-range-address="'Diário PM10'.F2:'Diário PM10'.F32" chart:label-cell-address="'Diário PM10'.F1:'Diário PM10'.F1" chart:class="chart:line">
            <chart:data-point chart:repeated="31"/>
          </chart:series>
          <chart:series chart:style-name="ch15" chart:values-cell-range-address="'Diário PM10'.G2:'Diário PM10'.G32" chart:label-cell-address="'Diário PM10'.G1:'Diário PM10'.G1" chart:class="chart:line">
            <chart:data-point chart:repeated="31"/>
          </chart:series>
          <chart:series chart:style-name="ch16" chart:values-cell-range-address="'Diário PM10'.H2:'Diário PM10'.H32" chart:label-cell-address="'Diário PM10'.H1:'Diário PM10'.H1" chart:class="chart:line">
            <chart:data-point chart:repeated="31"/>
          </chart:series>
          <chart:series chart:style-name="ch17" chart:values-cell-range-address="'Diário PM10'.I2:'Diário PM10'.I32" chart:label-cell-address="'Diário PM10'.I1:'Diário PM10'.I1" chart:class="chart:line">
            <chart:data-point chart:repeated="31"/>
          </chart:series>
          <chart:series chart:style-name="ch18" chart:values-cell-range-address="'Diário PM10'.J2:'Diário PM10'.J32" chart:label-cell-address="'Diário PM10'.J1:'Diário PM10'.J1" chart:class="chart:line">
            <chart:data-point chart:repeated="31"/>
          </chart:series>
          <chart:series chart:style-name="ch19" chart:values-cell-range-address="'Diário PM10'.K2:'Diário PM10'.K32" chart:label-cell-address="'Diário PM10'.K1:'Diário PM10'.K1" chart:class="chart:line">
            <chart:data-point chart:repeated="31"/>
          </chart:series>
          <chart:series chart:style-name="ch20" chart:values-cell-range-address="'Diário PM10'.L2:'Diário PM10'.L32" chart:label-cell-address="'Diário PM10'.L1:'Diário PM10'.L1" chart:class="chart:line">
            <chart:data-point chart:repeated="31"/>
          </chart:series>
          <chart:series chart:style-name="ch21" chart:values-cell-range-address="'Diário PM10'.M2:'Diário PM10'.M32" chart:label-cell-address="'Diário PM10'.M1:'Diário PM10'.M1" chart:class="chart:line">
            <chart:data-point chart:repeated="31"/>
          </chart:series>
          <chart:series chart:style-name="ch22" chart:values-cell-range-address="'Diário PM10'.N2:'Diário PM10'.N32" chart:label-cell-address="'Diário PM10'.N1:'Diário PM10'.N1" chart:class="chart:line">
            <chart:data-point chart:repeated="31"/>
          </chart:series>
          <chart:wall chart:style-name="ch23"/>
          <chart:floor chart:style-name="ch2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otizhongxin</text:p>
                <draw:g>
                  <svg:desc>'Diário PM10'.B1:'Diário PM10'.B1</svg:desc>
                </draw:g>
              </table:table-cell>
              <table:table-cell office:value-type="string">
                <text:p>Changping</text:p>
                <draw:g>
                  <svg:desc>'Diário PM10'.C1:'Diário PM10'.C1</svg:desc>
                </draw:g>
              </table:table-cell>
              <table:table-cell office:value-type="string">
                <text:p>Dingling</text:p>
                <draw:g>
                  <svg:desc>'Diário PM10'.D1:'Diário PM10'.D1</svg:desc>
                </draw:g>
              </table:table-cell>
              <table:table-cell office:value-type="string">
                <text:p>Dongsi</text:p>
                <draw:g>
                  <svg:desc>'Diário PM10'.E1:'Diário PM10'.E1</svg:desc>
                </draw:g>
              </table:table-cell>
              <table:table-cell office:value-type="string">
                <text:p>Guanyuan</text:p>
                <draw:g>
                  <svg:desc>'Diário PM10'.F1:'Diário PM10'.F1</svg:desc>
                </draw:g>
              </table:table-cell>
              <table:table-cell office:value-type="string">
                <text:p>Gucheng</text:p>
                <draw:g>
                  <svg:desc>'Diário PM10'.G1:'Diário PM10'.G1</svg:desc>
                </draw:g>
              </table:table-cell>
              <table:table-cell office:value-type="string">
                <text:p>Huairou</text:p>
                <draw:g>
                  <svg:desc>'Diário PM10'.H1:'Diário PM10'.H1</svg:desc>
                </draw:g>
              </table:table-cell>
              <table:table-cell office:value-type="string">
                <text:p>Nongzhanguan</text:p>
                <draw:g>
                  <svg:desc>'Diário PM10'.I1:'Diário PM10'.I1</svg:desc>
                </draw:g>
              </table:table-cell>
              <table:table-cell office:value-type="string">
                <text:p>Shunyi</text:p>
                <draw:g>
                  <svg:desc>'Diário PM10'.J1:'Diário PM10'.J1</svg:desc>
                </draw:g>
              </table:table-cell>
              <table:table-cell office:value-type="string">
                <text:p>Tiantan</text:p>
                <draw:g>
                  <svg:desc>'Diário PM10'.K1:'Diário PM10'.K1</svg:desc>
                </draw:g>
              </table:table-cell>
              <table:table-cell office:value-type="string">
                <text:p>Wanliu</text:p>
                <draw:g>
                  <svg:desc>'Diário PM10'.L1:'Diário PM10'.L1</svg:desc>
                </draw:g>
              </table:table-cell>
              <table:table-cell office:value-type="string">
                <text:p>Wanshouxigong</text:p>
                <draw:g>
                  <svg:desc>'Diário PM10'.M1:'Diário PM10'.M1</svg:desc>
                </draw:g>
              </table:table-cell>
              <table:table-cell office:value-type="string">
                <text:p>Geral</text:p>
                <draw:g>
                  <svg:desc>'Diário PM10'.N1:'Diário PM10'.N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Diário PM10'.A2:'Diário PM10'.A32</svg:desc>
                </draw:g>
              </table:table-cell>
              <table:table-cell office:value-type="float" office:value="113.9730228471">
                <text:p>113.9730228471</text:p>
                <draw:g>
                  <svg:desc>'Diário PM10'.B2:'Diário PM10'.B32</svg:desc>
                </draw:g>
              </table:table-cell>
              <table:table-cell office:value-type="float" office:value="101.626754385965">
                <text:p>101.626754385965</text:p>
                <draw:g>
                  <svg:desc>'Diário PM10'.C2:'Diário PM10'.C32</svg:desc>
                </draw:g>
              </table:table-cell>
              <table:table-cell office:value-type="float" office:value="92.6991362763916">
                <text:p>92.6991362763916</text:p>
                <draw:g>
                  <svg:desc>'Diário PM10'.D2:'Diário PM10'.D32</svg:desc>
                </draw:g>
              </table:table-cell>
              <table:table-cell office:value-type="float" office:value="116.250569675723">
                <text:p>116.250569675723</text:p>
                <draw:g>
                  <svg:desc>'Diário PM10'.E2:'Diário PM10'.E32</svg:desc>
                </draw:g>
              </table:table-cell>
              <table:table-cell office:value-type="float" office:value="114.15823117338">
                <text:p>114.15823117338</text:p>
                <draw:g>
                  <svg:desc>'Diário PM10'.F2:'Diário PM10'.F32</svg:desc>
                </draw:g>
              </table:table-cell>
              <table:table-cell office:value-type="float" office:value="124.896500437445">
                <text:p>124.896500437445</text:p>
                <draw:g>
                  <svg:desc>'Diário PM10'.G2:'Diário PM10'.G32</svg:desc>
                </draw:g>
              </table:table-cell>
              <table:table-cell office:value-type="float" office:value="101.867025089606">
                <text:p>101.867025089606</text:p>
                <draw:g>
                  <svg:desc>'Diário PM10'.H2:'Diário PM10'.H32</svg:desc>
                </draw:g>
              </table:table-cell>
              <table:table-cell office:value-type="float" office:value="112.932604895105">
                <text:p>112.932604895105</text:p>
                <draw:g>
                  <svg:desc>'Diário PM10'.I2:'Diário PM10'.I32</svg:desc>
                </draw:g>
              </table:table-cell>
              <table:table-cell office:value-type="float" office:value="105.657511111111">
                <text:p>105.657511111111</text:p>
                <draw:g>
                  <svg:desc>'Diário PM10'.J2:'Diário PM10'.J32</svg:desc>
                </draw:g>
              </table:table-cell>
              <table:table-cell office:value-type="float" office:value="111.785087719298">
                <text:p>111.785087719298</text:p>
                <draw:g>
                  <svg:desc>'Diário PM10'.K2:'Diário PM10'.K32</svg:desc>
                </draw:g>
              </table:table-cell>
              <table:table-cell office:value-type="float" office:value="115.505410122164">
                <text:p>115.505410122164</text:p>
                <draw:g>
                  <svg:desc>'Diário PM10'.L2:'Diário PM10'.L32</svg:desc>
                </draw:g>
              </table:table-cell>
              <table:table-cell office:value-type="float" office:value="115.358223394899">
                <text:p>115.358223394899</text:p>
                <draw:g>
                  <svg:desc>'Diário PM10'.M2:'Diário PM10'.M32</svg:desc>
                </draw:g>
              </table:table-cell>
              <table:table-cell office:value-type="float" office:value="110.714571344253">
                <text:p>110.714571344253</text:p>
                <draw:g>
                  <svg:desc>'Diário PM10'.N2:'Diário PM10'.N32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93.4783595113438">
                <text:p>93.4783595113438</text:p>
              </table:table-cell>
              <table:table-cell office:value-type="float" office:value="84.6077396657872">
                <text:p>84.6077396657872</text:p>
              </table:table-cell>
              <table:table-cell office:value-type="float" office:value="73.5328153564899">
                <text:p>73.5328153564899</text:p>
              </table:table-cell>
              <table:table-cell office:value-type="float" office:value="97.0656195462478">
                <text:p>97.0656195462478</text:p>
              </table:table-cell>
              <table:table-cell office:value-type="float" office:value="95.4950920245399">
                <text:p>95.4950920245399</text:p>
              </table:table-cell>
              <table:table-cell office:value-type="float" office:value="104.16486013986">
                <text:p>104.16486013986</text:p>
              </table:table-cell>
              <table:table-cell office:value-type="float" office:value="80.5451121076233">
                <text:p>80.5451121076233</text:p>
              </table:table-cell>
              <table:table-cell office:value-type="float" office:value="96.1104203152364">
                <text:p>96.1104203152364</text:p>
              </table:table-cell>
              <table:table-cell office:value-type="float" office:value="88.46316262354">
                <text:p>88.46316262354</text:p>
              </table:table-cell>
              <table:table-cell office:value-type="float" office:value="96.20096069869">
                <text:p>96.20096069869</text:p>
              </table:table-cell>
              <table:table-cell office:value-type="float" office:value="98.0265911072363">
                <text:p>98.0265911072363</text:p>
              </table:table-cell>
              <table:table-cell office:value-type="float" office:value="101.468034934498">
                <text:p>101.468034934498</text:p>
              </table:table-cell>
              <table:table-cell office:value-type="float" office:value="92.5394564818215">
                <text:p>92.5394564818215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15.832749562172">
                <text:p>115.832749562172</text:p>
              </table:table-cell>
              <table:table-cell office:value-type="float" office:value="98.0718038528897">
                <text:p>98.0718038528897</text:p>
              </table:table-cell>
              <table:table-cell office:value-type="float" office:value="85.3630472854641">
                <text:p>85.3630472854641</text:p>
              </table:table-cell>
              <table:table-cell office:value-type="float" office:value="118.492146596859">
                <text:p>118.492146596859</text:p>
              </table:table-cell>
              <table:table-cell office:value-type="float" office:value="114.301489921122">
                <text:p>114.301489921122</text:p>
              </table:table-cell>
              <table:table-cell office:value-type="float" office:value="124.852242744063">
                <text:p>124.852242744063</text:p>
              </table:table-cell>
              <table:table-cell office:value-type="float" office:value="92.8526501766784">
                <text:p>92.8526501766784</text:p>
              </table:table-cell>
              <table:table-cell office:value-type="float" office:value="117.078371278459">
                <text:p>117.078371278459</text:p>
              </table:table-cell>
              <table:table-cell office:value-type="float" office:value="102.339244951712">
                <text:p>102.339244951712</text:p>
              </table:table-cell>
              <table:table-cell office:value-type="float" office:value="114.201075268817">
                <text:p>114.201075268817</text:p>
              </table:table-cell>
              <table:table-cell office:value-type="float" office:value="114.62739965096">
                <text:p>114.62739965096</text:p>
              </table:table-cell>
              <table:table-cell office:value-type="float" office:value="118.514886164623">
                <text:p>118.514886164623</text:p>
              </table:table-cell>
              <table:table-cell office:value-type="float" office:value="109.71413624058">
                <text:p>109.71413624058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17.627280625543">
                <text:p>117.627280625543</text:p>
              </table:table-cell>
              <table:table-cell office:value-type="float" office:value="95.9215509467989">
                <text:p>95.9215509467989</text:p>
              </table:table-cell>
              <table:table-cell office:value-type="float" office:value="81.5400175901495">
                <text:p>81.5400175901495</text:p>
              </table:table-cell>
              <table:table-cell office:value-type="float" office:value="121.994661921708">
                <text:p>121.994661921708</text:p>
              </table:table-cell>
              <table:table-cell office:value-type="float" office:value="117.739894551845">
                <text:p>117.739894551845</text:p>
              </table:table-cell>
              <table:table-cell office:value-type="float" office:value="127.840333919156">
                <text:p>127.840333919156</text:p>
              </table:table-cell>
              <table:table-cell office:value-type="float" office:value="100.269026548673">
                <text:p>100.269026548673</text:p>
              </table:table-cell>
              <table:table-cell office:value-type="float" office:value="116.345614035088">
                <text:p>116.345614035088</text:p>
              </table:table-cell>
              <table:table-cell office:value-type="float" office:value="106.60873015873">
                <text:p>106.60873015873</text:p>
              </table:table-cell>
              <table:table-cell office:value-type="float" office:value="119.1">
                <text:p>119.1</text:p>
              </table:table-cell>
              <table:table-cell office:value-type="float" office:value="118.07180385289">
                <text:p>118.07180385289</text:p>
              </table:table-cell>
              <table:table-cell office:value-type="float" office:value="122.531746031746">
                <text:p>122.531746031746</text:p>
              </table:table-cell>
              <table:table-cell office:value-type="float" office:value="112.16367848213">
                <text:p>112.16367848213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04.075174825175">
                <text:p>104.075174825175</text:p>
              </table:table-cell>
              <table:table-cell office:value-type="float" office:value="90.7565849227975">
                <text:p>90.7565849227975</text:p>
              </table:table-cell>
              <table:table-cell office:value-type="float" office:value="83.7157894736842">
                <text:p>83.7157894736842</text:p>
              </table:table-cell>
              <table:table-cell office:value-type="float" office:value="106.784810126582">
                <text:p>106.784810126582</text:p>
              </table:table-cell>
              <table:table-cell office:value-type="float" office:value="105.245008756567">
                <text:p>105.245008756567</text:p>
              </table:table-cell>
              <table:table-cell office:value-type="float" office:value="115.127328646749">
                <text:p>115.127328646749</text:p>
              </table:table-cell>
              <table:table-cell office:value-type="float" office:value="92.2365384615385">
                <text:p>92.2365384615385</text:p>
              </table:table-cell>
              <table:table-cell office:value-type="float" office:value="103.434129089302">
                <text:p>103.434129089302</text:p>
              </table:table-cell>
              <table:table-cell office:value-type="float" office:value="94.1305604203152">
                <text:p>94.1305604203152</text:p>
              </table:table-cell>
              <table:table-cell office:value-type="float" office:value="101.424669603524">
                <text:p>101.424669603524</text:p>
              </table:table-cell>
              <table:table-cell office:value-type="float" office:value="106.53415061296">
                <text:p>106.53415061296</text:p>
              </table:table-cell>
              <table:table-cell office:value-type="float" office:value="107.29458041958">
                <text:p>107.29458041958</text:p>
              </table:table-cell>
              <table:table-cell office:value-type="float" office:value="100.907737526637">
                <text:p>100.907737526637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13.825744308231">
                <text:p>113.825744308231</text:p>
              </table:table-cell>
              <table:table-cell office:value-type="float" office:value="96.0170250896057">
                <text:p>96.0170250896057</text:p>
              </table:table-cell>
              <table:table-cell office:value-type="float" office:value="87.5026833631485">
                <text:p>87.5026833631485</text:p>
              </table:table-cell>
              <table:table-cell office:value-type="float" office:value="112.862989323843">
                <text:p>112.862989323843</text:p>
              </table:table-cell>
              <table:table-cell office:value-type="float" office:value="109.178445229682">
                <text:p>109.178445229682</text:p>
              </table:table-cell>
              <table:table-cell office:value-type="float" office:value="119.693613298338">
                <text:p>119.693613298338</text:p>
              </table:table-cell>
              <table:table-cell office:value-type="float" office:value="93.6439929328622">
                <text:p>93.6439929328622</text:p>
              </table:table-cell>
              <table:table-cell office:value-type="float" office:value="112.902202643172">
                <text:p>112.902202643172</text:p>
              </table:table-cell>
              <table:table-cell office:value-type="float" office:value="100.926090828139">
                <text:p>100.926090828139</text:p>
              </table:table-cell>
              <table:table-cell office:value-type="float" office:value="106.326837909655">
                <text:p>106.326837909655</text:p>
              </table:table-cell>
              <table:table-cell office:value-type="float" office:value="111.157342657343">
                <text:p>111.157342657343</text:p>
              </table:table-cell>
              <table:table-cell office:value-type="float" office:value="110.572824156306">
                <text:p>110.572824156306</text:p>
              </table:table-cell>
              <table:table-cell office:value-type="float" office:value="106.268858743733">
                <text:p>106.268858743733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10.859154929577">
                <text:p>110.859154929577</text:p>
              </table:table-cell>
              <table:table-cell office:value-type="float" office:value="91.3865470852018">
                <text:p>91.3865470852018</text:p>
              </table:table-cell>
              <table:table-cell office:value-type="float" office:value="83.1347708894879">
                <text:p>83.1347708894879</text:p>
              </table:table-cell>
              <table:table-cell office:value-type="float" office:value="111.354295837024">
                <text:p>111.354295837024</text:p>
              </table:table-cell>
              <table:table-cell office:value-type="float" office:value="106.469603524229">
                <text:p>106.469603524229</text:p>
              </table:table-cell>
              <table:table-cell office:value-type="float" office:value="116.694468832309">
                <text:p>116.694468832309</text:p>
              </table:table-cell>
              <table:table-cell office:value-type="float" office:value="92.588768115942">
                <text:p>92.588768115942</text:p>
              </table:table-cell>
              <table:table-cell office:value-type="float" office:value="109.033450704225">
                <text:p>109.033450704225</text:p>
              </table:table-cell>
              <table:table-cell office:value-type="float" office:value="100.542365401589">
                <text:p>100.542365401589</text:p>
              </table:table-cell>
              <table:table-cell office:value-type="float" office:value="104.091872791519">
                <text:p>104.091872791519</text:p>
              </table:table-cell>
              <table:table-cell office:value-type="float" office:value="112.015817223199">
                <text:p>112.015817223199</text:p>
              </table:table-cell>
              <table:table-cell office:value-type="float" office:value="110.000884955752">
                <text:p>110.000884955752</text:p>
              </table:table-cell>
              <table:table-cell office:value-type="float" office:value="104.094497784343">
                <text:p>104.094497784343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07.782722513089">
                <text:p>107.782722513089</text:p>
              </table:table-cell>
              <table:table-cell office:value-type="float" office:value="91.8725490196078">
                <text:p>91.8725490196078</text:p>
              </table:table-cell>
              <table:table-cell office:value-type="float" office:value="80.1449033391916">
                <text:p>80.1449033391916</text:p>
              </table:table-cell>
              <table:table-cell office:value-type="float" office:value="108.773321708806">
                <text:p>108.773321708806</text:p>
              </table:table-cell>
              <table:table-cell office:value-type="float" office:value="108.01154855643">
                <text:p>108.01154855643</text:p>
              </table:table-cell>
              <table:table-cell office:value-type="float" office:value="114.564798598949">
                <text:p>114.564798598949</text:p>
              </table:table-cell>
              <table:table-cell office:value-type="float" office:value="84.9778280542986">
                <text:p>84.9778280542986</text:p>
              </table:table-cell>
              <table:table-cell office:value-type="float" office:value="106.597966401415">
                <text:p>106.597966401415</text:p>
              </table:table-cell>
              <table:table-cell office:value-type="float" office:value="95.4873350923483">
                <text:p>95.4873350923483</text:p>
              </table:table-cell>
              <table:table-cell office:value-type="float" office:value="104.997715289982">
                <text:p>104.997715289982</text:p>
              </table:table-cell>
              <table:table-cell office:value-type="float" office:value="107.76501305483">
                <text:p>107.76501305483</text:p>
              </table:table-cell>
              <table:table-cell office:value-type="float" office:value="110.006968641115">
                <text:p>110.006968641115</text:p>
              </table:table-cell>
              <table:table-cell office:value-type="float" office:value="101.823787190385">
                <text:p>101.823787190385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99.5544815465729">
                <text:p>99.5544815465729</text:p>
              </table:table-cell>
              <table:table-cell office:value-type="float" office:value="88.385370205174">
                <text:p>88.385370205174</text:p>
              </table:table-cell>
              <table:table-cell office:value-type="float" office:value="79.7330097087379">
                <text:p>79.7330097087379</text:p>
              </table:table-cell>
              <table:table-cell office:value-type="float" office:value="101.323400525855">
                <text:p>101.323400525855</text:p>
              </table:table-cell>
              <table:table-cell office:value-type="float" office:value="102.693449781659">
                <text:p>102.693449781659</text:p>
              </table:table-cell>
              <table:table-cell office:value-type="float" office:value="105.796654929577">
                <text:p>105.796654929577</text:p>
              </table:table-cell>
              <table:table-cell office:value-type="float" office:value="81.9390484739677">
                <text:p>81.9390484739677</text:p>
              </table:table-cell>
              <table:table-cell office:value-type="float" office:value="103.806797853309">
                <text:p>103.806797853309</text:p>
              </table:table-cell>
              <table:table-cell office:value-type="float" office:value="88.0443262411348">
                <text:p>88.0443262411348</text:p>
              </table:table-cell>
              <table:table-cell office:value-type="float" office:value="96.6170212765958">
                <text:p>96.6170212765958</text:p>
              </table:table-cell>
              <table:table-cell office:value-type="float" office:value="100.426315789474">
                <text:p>100.426315789474</text:p>
              </table:table-cell>
              <table:table-cell office:value-type="float" office:value="102.152230971129">
                <text:p>102.152230971129</text:p>
              </table:table-cell>
              <table:table-cell office:value-type="float" office:value="95.9123739418476">
                <text:p>95.9123739418476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93.2910856134157">
                <text:p>93.2910856134157</text:p>
              </table:table-cell>
              <table:table-cell office:value-type="float" office:value="87.5970149253731">
                <text:p>87.5970149253731</text:p>
              </table:table-cell>
              <table:table-cell office:value-type="float" office:value="73.8943957968476">
                <text:p>73.8943957968476</text:p>
              </table:table-cell>
              <table:table-cell office:value-type="float" office:value="95.5165794066318">
                <text:p>95.5165794066318</text:p>
              </table:table-cell>
              <table:table-cell office:value-type="float" office:value="97.5853873239437">
                <text:p>97.5853873239437</text:p>
              </table:table-cell>
              <table:table-cell office:value-type="float" office:value="105.401402278703">
                <text:p>105.401402278703</text:p>
              </table:table-cell>
              <table:table-cell office:value-type="float" office:value="80.2563782337199">
                <text:p>80.2563782337199</text:p>
              </table:table-cell>
              <table:table-cell office:value-type="float" office:value="97.8388444444444">
                <text:p>97.8388444444444</text:p>
              </table:table-cell>
              <table:table-cell office:value-type="float" office:value="85.3638373121132">
                <text:p>85.3638373121132</text:p>
              </table:table-cell>
              <table:table-cell office:value-type="float" office:value="93.3863277826468">
                <text:p>93.3863277826468</text:p>
              </table:table-cell>
              <table:table-cell office:value-type="float" office:value="100.613100436681">
                <text:p>100.613100436681</text:p>
              </table:table-cell>
              <table:table-cell office:value-type="float" office:value="97.5569070373588">
                <text:p>97.5569070373588</text:p>
              </table:table-cell>
              <table:table-cell office:value-type="float" office:value="92.3791370595561">
                <text:p>92.3791370595561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91.1055846422338">
                <text:p>91.1055846422338</text:p>
              </table:table-cell>
              <table:table-cell office:value-type="float" office:value="76.8803493449782">
                <text:p>76.8803493449782</text:p>
              </table:table-cell>
              <table:table-cell office:value-type="float" office:value="65.1765789473684">
                <text:p>65.1765789473684</text:p>
              </table:table-cell>
              <table:table-cell office:value-type="float" office:value="85.7088156723063">
                <text:p>85.7088156723063</text:p>
              </table:table-cell>
              <table:table-cell office:value-type="float" office:value="92.3558118899734">
                <text:p>92.3558118899734</text:p>
              </table:table-cell>
              <table:table-cell office:value-type="float" office:value="97.630377524144">
                <text:p>97.630377524144</text:p>
              </table:table-cell>
              <table:table-cell office:value-type="float" office:value="73.0908928571429">
                <text:p>73.0908928571429</text:p>
              </table:table-cell>
              <table:table-cell office:value-type="float" office:value="89.9514010507881">
                <text:p>89.9514010507881</text:p>
              </table:table-cell>
              <table:table-cell office:value-type="float" office:value="79.1781659388646">
                <text:p>79.1781659388646</text:p>
              </table:table-cell>
              <table:table-cell office:value-type="float" office:value="88.9536628420124">
                <text:p>88.9536628420124</text:p>
              </table:table-cell>
              <table:table-cell office:value-type="float" office:value="91.7212543554007">
                <text:p>91.7212543554007</text:p>
              </table:table-cell>
              <table:table-cell office:value-type="float" office:value="91.6666666666667">
                <text:p>91.6666666666667</text:p>
              </table:table-cell>
              <table:table-cell office:value-type="float" office:value="85.2972828475172">
                <text:p>85.2972828475172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83.427855887522">
                <text:p>83.427855887522</text:p>
              </table:table-cell>
              <table:table-cell office:value-type="float" office:value="75.4237140366173">
                <text:p>75.4237140366173</text:p>
              </table:table-cell>
              <table:table-cell office:value-type="float" office:value="64.6790965456156">
                <text:p>64.6790965456156</text:p>
              </table:table-cell>
              <table:table-cell office:value-type="float" office:value="83.6001788908766">
                <text:p>83.6001788908766</text:p>
              </table:table-cell>
              <table:table-cell office:value-type="float" office:value="83.0925266903915">
                <text:p>83.0925266903915</text:p>
              </table:table-cell>
              <table:table-cell office:value-type="float" office:value="95.2571926765475">
                <text:p>95.2571926765475</text:p>
              </table:table-cell>
              <table:table-cell office:value-type="float" office:value="68.6345634563456">
                <text:p>68.6345634563456</text:p>
              </table:table-cell>
              <table:table-cell office:value-type="float" office:value="83.6258741258741">
                <text:p>83.6258741258741</text:p>
              </table:table-cell>
              <table:table-cell office:value-type="float" office:value="77.4348432055749">
                <text:p>77.4348432055749</text:p>
              </table:table-cell>
              <table:table-cell office:value-type="float" office:value="81.6026315789474">
                <text:p>81.6026315789474</text:p>
              </table:table-cell>
              <table:table-cell office:value-type="float" office:value="85.005212858384">
                <text:p>85.005212858384</text:p>
              </table:table-cell>
              <table:table-cell office:value-type="float" office:value="85.0460869565217">
                <text:p>85.0460869565217</text:p>
              </table:table-cell>
              <table:table-cell office:value-type="float" office:value="80.6098629735473">
                <text:p>80.6098629735473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97.7265091863517">
                <text:p>97.7265091863517</text:p>
              </table:table-cell>
              <table:table-cell office:value-type="float" office:value="80.5182926829268">
                <text:p>80.5182926829268</text:p>
              </table:table-cell>
              <table:table-cell office:value-type="float" office:value="71.0237168141593">
                <text:p>71.0237168141593</text:p>
              </table:table-cell>
              <table:table-cell office:value-type="float" office:value="96.6690104166667">
                <text:p>96.6690104166667</text:p>
              </table:table-cell>
              <table:table-cell office:value-type="float" office:value="96.3459649122807">
                <text:p>96.3459649122807</text:p>
              </table:table-cell>
              <table:table-cell office:value-type="float" office:value="105.691834942932">
                <text:p>105.691834942932</text:p>
              </table:table-cell>
              <table:table-cell office:value-type="float" office:value="78.4252252252252">
                <text:p>78.4252252252252</text:p>
              </table:table-cell>
              <table:table-cell office:value-type="float" office:value="98.1583260680035">
                <text:p>98.1583260680035</text:p>
              </table:table-cell>
              <table:table-cell office:value-type="float" office:value="89.677212971078">
                <text:p>89.677212971078</text:p>
              </table:table-cell>
              <table:table-cell office:value-type="float" office:value="93.7416518650089">
                <text:p>93.7416518650089</text:p>
              </table:table-cell>
              <table:table-cell office:value-type="float" office:value="97.6484375">
                <text:p>97.6484375</text:p>
              </table:table-cell>
              <table:table-cell office:value-type="float" office:value="100.439130434783">
                <text:p>100.439130434783</text:p>
              </table:table-cell>
              <table:table-cell office:value-type="float" office:value="92.2272042696301">
                <text:p>92.2272042696301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05.8">
                <text:p>105.8</text:p>
              </table:table-cell>
              <table:table-cell office:value-type="float" office:value="94.3236842105263">
                <text:p>94.3236842105263</text:p>
              </table:table-cell>
              <table:table-cell office:value-type="float" office:value="82.1620209059233">
                <text:p>82.1620209059233</text:p>
              </table:table-cell>
              <table:table-cell office:value-type="float" office:value="107.723926380368">
                <text:p>107.723926380368</text:p>
              </table:table-cell>
              <table:table-cell office:value-type="float" office:value="106.118158123371">
                <text:p>106.118158123371</text:p>
              </table:table-cell>
              <table:table-cell office:value-type="float" office:value="117.208742194469">
                <text:p>117.208742194469</text:p>
              </table:table-cell>
              <table:table-cell office:value-type="float" office:value="92.5573345259392">
                <text:p>92.5573345259392</text:p>
              </table:table-cell>
              <table:table-cell office:value-type="float" office:value="105.806451612903">
                <text:p>105.806451612903</text:p>
              </table:table-cell>
              <table:table-cell office:value-type="float" office:value="97.5916740478299">
                <text:p>97.5916740478299</text:p>
              </table:table-cell>
              <table:table-cell office:value-type="float" office:value="104.058562555457">
                <text:p>104.058562555457</text:p>
              </table:table-cell>
              <table:table-cell office:value-type="float" office:value="109.90331010453">
                <text:p>109.90331010453</text:p>
              </table:table-cell>
              <table:table-cell office:value-type="float" office:value="110.009308510638">
                <text:p>110.009308510638</text:p>
              </table:table-cell>
              <table:table-cell office:value-type="float" office:value="102.762706149674">
                <text:p>102.762706149674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33.519754170325">
                <text:p>133.519754170325</text:p>
              </table:table-cell>
              <table:table-cell office:value-type="float" office:value="115.567543859649">
                <text:p>115.567543859649</text:p>
              </table:table-cell>
              <table:table-cell office:value-type="float" office:value="105.15701754386">
                <text:p>105.15701754386</text:p>
              </table:table-cell>
              <table:table-cell office:value-type="float" office:value="132.380616740088">
                <text:p>132.380616740088</text:p>
              </table:table-cell>
              <table:table-cell office:value-type="float" office:value="128.155399473222">
                <text:p>128.155399473222</text:p>
              </table:table-cell>
              <table:table-cell office:value-type="float" office:value="140.815720524017">
                <text:p>140.815720524017</text:p>
              </table:table-cell>
              <table:table-cell office:value-type="float" office:value="108.36958443855">
                <text:p>108.36958443855</text:p>
              </table:table-cell>
              <table:table-cell office:value-type="float" office:value="134.791481810115">
                <text:p>134.791481810115</text:p>
              </table:table-cell>
              <table:table-cell office:value-type="float" office:value="122.939256572983">
                <text:p>122.939256572983</text:p>
              </table:table-cell>
              <table:table-cell office:value-type="float" office:value="124.627345844504">
                <text:p>124.627345844504</text:p>
              </table:table-cell>
              <table:table-cell office:value-type="float" office:value="135.846019247594">
                <text:p>135.846019247594</text:p>
              </table:table-cell>
              <table:table-cell office:value-type="float" office:value="134.457193292145">
                <text:p>134.457193292145</text:p>
              </table:table-cell>
              <table:table-cell office:value-type="float" office:value="126.40194203325">
                <text:p>126.40194203325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29.365875109938">
                <text:p>129.365875109938</text:p>
              </table:table-cell>
              <table:table-cell office:value-type="float" office:value="110.303135888502">
                <text:p>110.303135888502</text:p>
              </table:table-cell>
              <table:table-cell office:value-type="float" office:value="96.8478452066843">
                <text:p>96.8478452066843</text:p>
              </table:table-cell>
              <table:table-cell office:value-type="float" office:value="129.687390542907">
                <text:p>129.687390542907</text:p>
              </table:table-cell>
              <table:table-cell office:value-type="float" office:value="125.810148731409">
                <text:p>125.810148731409</text:p>
              </table:table-cell>
              <table:table-cell office:value-type="float" office:value="135.135371179039">
                <text:p>135.135371179039</text:p>
              </table:table-cell>
              <table:table-cell office:value-type="float" office:value="108.76352530541">
                <text:p>108.76352530541</text:p>
              </table:table-cell>
              <table:table-cell office:value-type="float" office:value="128.303056768559">
                <text:p>128.303056768559</text:p>
              </table:table-cell>
              <table:table-cell office:value-type="float" office:value="119.626666666667">
                <text:p>119.626666666667</text:p>
              </table:table-cell>
              <table:table-cell office:value-type="float" office:value="124.394973070018">
                <text:p>124.394973070018</text:p>
              </table:table-cell>
              <table:table-cell office:value-type="float" office:value="126.63612565445">
                <text:p>126.63612565445</text:p>
              </table:table-cell>
              <table:table-cell office:value-type="float" office:value="133.845607808341">
                <text:p>133.845607808341</text:p>
              </table:table-cell>
              <table:table-cell office:value-type="float" office:value="122.383156352984">
                <text:p>122.383156352984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118.763765541741">
                <text:p>118.763765541741</text:p>
              </table:table-cell>
              <table:table-cell office:value-type="float" office:value="106.453043478261">
                <text:p>106.453043478261</text:p>
              </table:table-cell>
              <table:table-cell office:value-type="float" office:value="98.3640350877193">
                <text:p>98.3640350877193</text:p>
              </table:table-cell>
              <table:table-cell office:value-type="float" office:value="117.486533449175">
                <text:p>117.486533449175</text:p>
              </table:table-cell>
              <table:table-cell office:value-type="float" office:value="117.1393514461">
                <text:p>117.1393514461</text:p>
              </table:table-cell>
              <table:table-cell office:value-type="float" office:value="129.063867016623">
                <text:p>129.063867016623</text:p>
              </table:table-cell>
              <table:table-cell office:value-type="float" office:value="101.420454545455">
                <text:p>101.420454545455</text:p>
              </table:table-cell>
              <table:table-cell office:value-type="float" office:value="114.576889661164">
                <text:p>114.576889661164</text:p>
              </table:table-cell>
              <table:table-cell office:value-type="float" office:value="108.62591943958">
                <text:p>108.62591943958</text:p>
              </table:table-cell>
              <table:table-cell office:value-type="float" office:value="113.471479500891">
                <text:p>113.471479500891</text:p>
              </table:table-cell>
              <table:table-cell office:value-type="float" office:value="118.247826086957">
                <text:p>118.247826086957</text:p>
              </table:table-cell>
              <table:table-cell office:value-type="float" office:value="116.866931918656">
                <text:p>116.866931918656</text:p>
              </table:table-cell>
              <table:table-cell office:value-type="float" office:value="113.367708713754">
                <text:p>113.367708713754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108.573998219056">
                <text:p>108.573998219056</text:p>
              </table:table-cell>
              <table:table-cell office:value-type="float" office:value="93.17212971078">
                <text:p>93.17212971078</text:p>
              </table:table-cell>
              <table:table-cell office:value-type="float" office:value="83.2843804537522">
                <text:p>83.2843804537522</text:p>
              </table:table-cell>
              <table:table-cell office:value-type="float" office:value="108.474410480349">
                <text:p>108.474410480349</text:p>
              </table:table-cell>
              <table:table-cell office:value-type="float" office:value="106.364448336252">
                <text:p>106.364448336252</text:p>
              </table:table-cell>
              <table:table-cell office:value-type="float" office:value="117.685475352113">
                <text:p>117.685475352113</text:p>
              </table:table-cell>
              <table:table-cell office:value-type="float" office:value="92.2901147396293">
                <text:p>92.2901147396293</text:p>
              </table:table-cell>
              <table:table-cell office:value-type="float" office:value="107.104895104895">
                <text:p>107.104895104895</text:p>
              </table:table-cell>
              <table:table-cell office:value-type="float" office:value="93.2072246696035">
                <text:p>93.2072246696035</text:p>
              </table:table-cell>
              <table:table-cell office:value-type="float" office:value="103.63620230701">
                <text:p>103.63620230701</text:p>
              </table:table-cell>
              <table:table-cell office:value-type="float" office:value="109.134497816594">
                <text:p>109.134497816594</text:p>
              </table:table-cell>
              <table:table-cell office:value-type="float" office:value="107.940246045694">
                <text:p>107.940246045694</text:p>
              </table:table-cell>
              <table:table-cell office:value-type="float" office:value="102.564621017942">
                <text:p>102.564621017942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116.042628774423">
                <text:p>116.042628774423</text:p>
              </table:table-cell>
              <table:table-cell office:value-type="float" office:value="97.6604774535809">
                <text:p>97.6604774535809</text:p>
              </table:table-cell>
              <table:table-cell office:value-type="float" office:value="85.3085664335664">
                <text:p>85.3085664335664</text:p>
              </table:table-cell>
              <table:table-cell office:value-type="float" office:value="116.926573426573">
                <text:p>116.926573426573</text:p>
              </table:table-cell>
              <table:table-cell office:value-type="float" office:value="111.886264216973">
                <text:p>111.886264216973</text:p>
              </table:table-cell>
              <table:table-cell office:value-type="float" office:value="122.074430823117">
                <text:p>122.074430823117</text:p>
              </table:table-cell>
              <table:table-cell office:value-type="float" office:value="97.2023486901536">
                <text:p>97.2023486901536</text:p>
              </table:table-cell>
              <table:table-cell office:value-type="float" office:value="108.999299474606">
                <text:p>108.999299474606</text:p>
              </table:table-cell>
              <table:table-cell office:value-type="float" office:value="97.892469352014">
                <text:p>97.892469352014</text:p>
              </table:table-cell>
              <table:table-cell office:value-type="float" office:value="107.520524017467">
                <text:p>107.520524017467</text:p>
              </table:table-cell>
              <table:table-cell office:value-type="float" office:value="113.468444444444">
                <text:p>113.468444444444</text:p>
              </table:table-cell>
              <table:table-cell office:value-type="float" office:value="115.092024539877">
                <text:p>115.092024539877</text:p>
              </table:table-cell>
              <table:table-cell office:value-type="float" office:value="107.521009389671">
                <text:p>107.521009389671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07.656951871658">
                <text:p>107.656951871658</text:p>
              </table:table-cell>
              <table:table-cell office:value-type="float" office:value="93.070947741364">
                <text:p>93.070947741364</text:p>
              </table:table-cell>
              <table:table-cell office:value-type="float" office:value="83.426102292769">
                <text:p>83.426102292769</text:p>
              </table:table-cell>
              <table:table-cell office:value-type="float" office:value="107.739702015776">
                <text:p>107.739702015776</text:p>
              </table:table-cell>
              <table:table-cell office:value-type="float" office:value="103.046965699208">
                <text:p>103.046965699208</text:p>
              </table:table-cell>
              <table:table-cell office:value-type="float" office:value="118.289703315881">
                <text:p>118.289703315881</text:p>
              </table:table-cell>
              <table:table-cell office:value-type="float" office:value="87.674688057041">
                <text:p>87.674688057041</text:p>
              </table:table-cell>
              <table:table-cell office:value-type="float" office:value="101.37235915493">
                <text:p>101.37235915493</text:p>
              </table:table-cell>
              <table:table-cell office:value-type="float" office:value="89.7459649122807">
                <text:p>89.7459649122807</text:p>
              </table:table-cell>
              <table:table-cell office:value-type="float" office:value="101.530263157895">
                <text:p>101.530263157895</text:p>
              </table:table-cell>
              <table:table-cell office:value-type="float" office:value="103.866188340807">
                <text:p>103.866188340807</text:p>
              </table:table-cell>
              <table:table-cell office:value-type="float" office:value="109.584358523726">
                <text:p>109.584358523726</text:p>
              </table:table-cell>
              <table:table-cell office:value-type="float" office:value="100.605257352941">
                <text:p>100.605257352941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119.882468694097">
                <text:p>119.882468694097</text:p>
              </table:table-cell>
              <table:table-cell office:value-type="float" office:value="102.537234042553">
                <text:p>102.537234042553</text:p>
              </table:table-cell>
              <table:table-cell office:value-type="float" office:value="94.8548187444739">
                <text:p>94.8548187444739</text:p>
              </table:table-cell>
              <table:table-cell office:value-type="float" office:value="115.424934152766">
                <text:p>115.424934152766</text:p>
              </table:table-cell>
              <table:table-cell office:value-type="float" office:value="115.150528169014">
                <text:p>115.150528169014</text:p>
              </table:table-cell>
              <table:table-cell office:value-type="float" office:value="128.357862190813">
                <text:p>128.357862190813</text:p>
              </table:table-cell>
              <table:table-cell office:value-type="float" office:value="97.9956063268893">
                <text:p>97.9956063268893</text:p>
              </table:table-cell>
              <table:table-cell office:value-type="float" office:value="109.941850220264">
                <text:p>109.941850220264</text:p>
              </table:table-cell>
              <table:table-cell office:value-type="float" office:value="104.045814977974">
                <text:p>104.045814977974</text:p>
              </table:table-cell>
              <table:table-cell office:value-type="float" office:value="111.392990239574">
                <text:p>111.392990239574</text:p>
              </table:table-cell>
              <table:table-cell office:value-type="float" office:value="114.768950177936">
                <text:p>114.768950177936</text:p>
              </table:table-cell>
              <table:table-cell office:value-type="float" office:value="120.265394853594">
                <text:p>120.265394853594</text:p>
              </table:table-cell>
              <table:table-cell office:value-type="float" office:value="111.203154016212">
                <text:p>111.203154016212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119.174356699201">
                <text:p>119.174356699201</text:p>
              </table:table-cell>
              <table:table-cell office:value-type="float" office:value="98.4751742160279">
                <text:p>98.4751742160279</text:p>
              </table:table-cell>
              <table:table-cell office:value-type="float" office:value="85.7754617414248">
                <text:p>85.7754617414248</text:p>
              </table:table-cell>
              <table:table-cell office:value-type="float" office:value="110.96968641115">
                <text:p>110.96968641115</text:p>
              </table:table-cell>
              <table:table-cell office:value-type="float" office:value="111.570891608392">
                <text:p>111.570891608392</text:p>
              </table:table-cell>
              <table:table-cell office:value-type="float" office:value="119.023792800702">
                <text:p>119.023792800702</text:p>
              </table:table-cell>
              <table:table-cell office:value-type="float" office:value="95.3193350831146">
                <text:p>95.3193350831146</text:p>
              </table:table-cell>
              <table:table-cell office:value-type="float" office:value="111.379370629371">
                <text:p>111.379370629371</text:p>
              </table:table-cell>
              <table:table-cell office:value-type="float" office:value="106.41426056338">
                <text:p>106.41426056338</text:p>
              </table:table-cell>
              <table:table-cell office:value-type="float" office:value="108.548245614035">
                <text:p>108.548245614035</text:p>
              </table:table-cell>
              <table:table-cell office:value-type="float" office:value="113.721727748691">
                <text:p>113.721727748691</text:p>
              </table:table-cell>
              <table:table-cell office:value-type="float" office:value="117.288478452067">
                <text:p>117.288478452067</text:p>
              </table:table-cell>
              <table:table-cell office:value-type="float" office:value="108.128117466579">
                <text:p>108.128117466579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108.168157423971">
                <text:p>108.168157423971</text:p>
              </table:table-cell>
              <table:table-cell office:value-type="float" office:value="93.5940507436571">
                <text:p>93.5940507436571</text:p>
              </table:table-cell>
              <table:table-cell office:value-type="float" office:value="79.6017699115044">
                <text:p>79.6017699115044</text:p>
              </table:table-cell>
              <table:table-cell office:value-type="float" office:value="105.047703180212">
                <text:p>105.047703180212</text:p>
              </table:table-cell>
              <table:table-cell office:value-type="float" office:value="106.197508896797">
                <text:p>106.197508896797</text:p>
              </table:table-cell>
              <table:table-cell office:value-type="float" office:value="120.236013986014">
                <text:p>120.236013986014</text:p>
              </table:table-cell>
              <table:table-cell office:value-type="float" office:value="88.4825174825175">
                <text:p>88.4825174825175</text:p>
              </table:table-cell>
              <table:table-cell office:value-type="float" office:value="107.27950310559">
                <text:p>107.27950310559</text:p>
              </table:table-cell>
              <table:table-cell office:value-type="float" office:value="96.6812993854258">
                <text:p>96.6812993854258</text:p>
              </table:table-cell>
              <table:table-cell office:value-type="float" office:value="102.863074204947">
                <text:p>102.863074204947</text:p>
              </table:table-cell>
              <table:table-cell office:value-type="float" office:value="111.124017467249">
                <text:p>111.124017467249</text:p>
              </table:table-cell>
              <table:table-cell office:value-type="float" office:value="112.714411247803">
                <text:p>112.714411247803</text:p>
              </table:table-cell>
              <table:table-cell office:value-type="float" office:value="102.664879553467">
                <text:p>102.664879553467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111.354464285714">
                <text:p>111.354464285714</text:p>
              </table:table-cell>
              <table:table-cell office:value-type="float" office:value="92.8421970357454">
                <text:p>92.8421970357454</text:p>
              </table:table-cell>
              <table:table-cell office:value-type="float" office:value="81.3132108486439">
                <text:p>81.3132108486439</text:p>
              </table:table-cell>
              <table:table-cell office:value-type="float" office:value="111.100983020554">
                <text:p>111.100983020554</text:p>
              </table:table-cell>
              <table:table-cell office:value-type="float" office:value="111.562943262411">
                <text:p>111.562943262411</text:p>
              </table:table-cell>
              <table:table-cell office:value-type="float" office:value="116.889478337754">
                <text:p>116.889478337754</text:p>
              </table:table-cell>
              <table:table-cell office:value-type="float" office:value="89.9956178790535">
                <text:p>89.9956178790535</text:p>
              </table:table-cell>
              <table:table-cell office:value-type="float" office:value="109.566137566138">
                <text:p>109.566137566138</text:p>
              </table:table-cell>
              <table:table-cell office:value-type="float" office:value="97.6924428822496">
                <text:p>97.6924428822496</text:p>
              </table:table-cell>
              <table:table-cell office:value-type="float" office:value="110.568920105356">
                <text:p>110.568920105356</text:p>
              </table:table-cell>
              <table:table-cell office:value-type="float" office:value="110.719756309835">
                <text:p>110.719756309835</text:p>
              </table:table-cell>
              <table:table-cell office:value-type="float" office:value="114.383928571429">
                <text:p>114.383928571429</text:p>
              </table:table-cell>
              <table:table-cell office:value-type="float" office:value="104.775295760159">
                <text:p>104.775295760159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124.373983739837">
                <text:p>124.373983739837</text:p>
              </table:table-cell>
              <table:table-cell office:value-type="float" office:value="103.047577092511">
                <text:p>103.047577092511</text:p>
              </table:table-cell>
              <table:table-cell office:value-type="float" office:value="94.8333919156415">
                <text:p>94.8333919156415</text:p>
              </table:table-cell>
              <table:table-cell office:value-type="float" office:value="122.839572192513">
                <text:p>122.839572192513</text:p>
              </table:table-cell>
              <table:table-cell office:value-type="float" office:value="122.17399103139">
                <text:p>122.17399103139</text:p>
              </table:table-cell>
              <table:table-cell office:value-type="float" office:value="129.878354203936">
                <text:p>129.878354203936</text:p>
              </table:table-cell>
              <table:table-cell office:value-type="float" office:value="103.446317657498">
                <text:p>103.446317657498</text:p>
              </table:table-cell>
              <table:table-cell office:value-type="float" office:value="117.763716814159">
                <text:p>117.763716814159</text:p>
              </table:table-cell>
              <table:table-cell office:value-type="float" office:value="106.85536823425">
                <text:p>106.85536823425</text:p>
              </table:table-cell>
              <table:table-cell office:value-type="float" office:value="115.779346866726">
                <text:p>115.779346866726</text:p>
              </table:table-cell>
              <table:table-cell office:value-type="float" office:value="121.773127753304">
                <text:p>121.773127753304</text:p>
              </table:table-cell>
              <table:table-cell office:value-type="float" office:value="119.720430107527">
                <text:p>119.720430107527</text:p>
              </table:table-cell>
              <table:table-cell office:value-type="float" office:value="115.151958823965">
                <text:p>115.151958823965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117.406049495875">
                <text:p>117.406049495875</text:p>
              </table:table-cell>
              <table:table-cell office:value-type="float" office:value="103.095575221239">
                <text:p>103.095575221239</text:p>
              </table:table-cell>
              <table:table-cell office:value-type="float" office:value="89.2802829354553">
                <text:p>89.2802829354553</text:p>
              </table:table-cell>
              <table:table-cell office:value-type="float" office:value="115.755281690141">
                <text:p>115.755281690141</text:p>
              </table:table-cell>
              <table:table-cell office:value-type="float" office:value="115.160777385159">
                <text:p>115.160777385159</text:p>
              </table:table-cell>
              <table:table-cell office:value-type="float" office:value="125.557709251101">
                <text:p>125.557709251101</text:p>
              </table:table-cell>
              <table:table-cell office:value-type="float" office:value="98.2440350877193">
                <text:p>98.2440350877193</text:p>
              </table:table-cell>
              <table:table-cell office:value-type="float" office:value="115.60195035461">
                <text:p>115.60195035461</text:p>
              </table:table-cell>
              <table:table-cell office:value-type="float" office:value="106.883082373782">
                <text:p>106.883082373782</text:p>
              </table:table-cell>
              <table:table-cell office:value-type="float" office:value="111.948988566403">
                <text:p>111.948988566403</text:p>
              </table:table-cell>
              <table:table-cell office:value-type="float" office:value="116.185964912281">
                <text:p>116.185964912281</text:p>
              </table:table-cell>
              <table:table-cell office:value-type="float" office:value="121.406329113924">
                <text:p>121.406329113924</text:p>
              </table:table-cell>
              <table:table-cell office:value-type="float" office:value="111.341972663465">
                <text:p>111.341972663465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91.1697247706422">
                <text:p>91.1697247706422</text:p>
              </table:table-cell>
              <table:table-cell office:value-type="float" office:value="82.7406417112299">
                <text:p>82.7406417112299</text:p>
              </table:table-cell>
              <table:table-cell office:value-type="float" office:value="72.1280701754386">
                <text:p>72.1280701754386</text:p>
              </table:table-cell>
              <table:table-cell office:value-type="float" office:value="97.2263579697239">
                <text:p>97.2263579697239</text:p>
              </table:table-cell>
              <table:table-cell office:value-type="float" office:value="95.0192644483363">
                <text:p>95.0192644483363</text:p>
              </table:table-cell>
              <table:table-cell office:value-type="float" office:value="107.717030567686">
                <text:p>107.717030567686</text:p>
              </table:table-cell>
              <table:table-cell office:value-type="float" office:value="80.3784021071115">
                <text:p>80.3784021071115</text:p>
              </table:table-cell>
              <table:table-cell office:value-type="float" office:value="98.8096916299559">
                <text:p>98.8096916299559</text:p>
              </table:table-cell>
              <table:table-cell office:value-type="float" office:value="88.5">
                <text:p>88.5</text:p>
              </table:table-cell>
              <table:table-cell office:value-type="float" office:value="92.6975308641975">
                <text:p>92.6975308641975</text:p>
              </table:table-cell>
              <table:table-cell office:value-type="float" office:value="97.9055944055944">
                <text:p>97.9055944055944</text:p>
              </table:table-cell>
              <table:table-cell office:value-type="float" office:value="98.504932735426">
                <text:p>98.504932735426</text:p>
              </table:table-cell>
              <table:table-cell office:value-type="float" office:value="91.9042849767682">
                <text:p>91.9042849767682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112.059326660601">
                <text:p>112.059326660601</text:p>
              </table:table-cell>
              <table:table-cell office:value-type="float" office:value="98.5084380610413">
                <text:p>98.5084380610413</text:p>
              </table:table-cell>
              <table:table-cell office:value-type="float" office:value="88.2268356643357">
                <text:p>88.2268356643357</text:p>
              </table:table-cell>
              <table:table-cell office:value-type="float" office:value="114.971064604186">
                <text:p>114.971064604186</text:p>
              </table:table-cell>
              <table:table-cell office:value-type="float" office:value="113.226696035242">
                <text:p>113.226696035242</text:p>
              </table:table-cell>
              <table:table-cell office:value-type="float" office:value="126.117832167832">
                <text:p>126.117832167832</text:p>
              </table:table-cell>
              <table:table-cell office:value-type="float" office:value="93.3686118479222">
                <text:p>93.3686118479222</text:p>
              </table:table-cell>
              <table:table-cell office:value-type="float" office:value="114.255302366345">
                <text:p>114.255302366345</text:p>
              </table:table-cell>
              <table:table-cell office:value-type="float" office:value="101.503070175439">
                <text:p>101.503070175439</text:p>
              </table:table-cell>
              <table:table-cell office:value-type="float" office:value="108.759912280702">
                <text:p>108.759912280702</text:p>
              </table:table-cell>
              <table:table-cell office:value-type="float" office:value="115.151396160558">
                <text:p>115.151396160558</text:p>
              </table:table-cell>
              <table:table-cell office:value-type="float" office:value="118.539772727273">
                <text:p>118.539772727273</text:p>
              </table:table-cell>
              <table:table-cell office:value-type="float" office:value="108.728393606835">
                <text:p>108.728393606835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111.820537428023">
                <text:p>111.820537428023</text:p>
              </table:table-cell>
              <table:table-cell office:value-type="float" office:value="92.3042226487524">
                <text:p>92.3042226487524</text:p>
              </table:table-cell>
              <table:table-cell office:value-type="float" office:value="79.9171374764595">
                <text:p>79.9171374764595</text:p>
              </table:table-cell>
              <table:table-cell office:value-type="float" office:value="119.396204933586">
                <text:p>119.396204933586</text:p>
              </table:table-cell>
              <table:table-cell office:value-type="float" office:value="116.344237918216">
                <text:p>116.344237918216</text:p>
              </table:table-cell>
              <table:table-cell office:value-type="float" office:value="124.329925650558">
                <text:p>124.329925650558</text:p>
              </table:table-cell>
              <table:table-cell office:value-type="float" office:value="90.7507136060894">
                <text:p>90.7507136060894</text:p>
              </table:table-cell>
              <table:table-cell office:value-type="float" office:value="116.251441860465">
                <text:p>116.251441860465</text:p>
              </table:table-cell>
              <table:table-cell office:value-type="float" office:value="103.103544776119">
                <text:p>103.103544776119</text:p>
              </table:table-cell>
              <table:table-cell office:value-type="float" office:value="115.44990689013">
                <text:p>115.44990689013</text:p>
              </table:table-cell>
              <table:table-cell office:value-type="float" office:value="115.537360594796">
                <text:p>115.537360594796</text:p>
              </table:table-cell>
              <table:table-cell office:value-type="float" office:value="120.118628359592">
                <text:p>120.118628359592</text:p>
              </table:table-cell>
              <table:table-cell office:value-type="float" office:value="108.864128648564">
                <text:p>108.864128648564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18.303414634146">
                <text:p>118.303414634146</text:p>
              </table:table-cell>
              <table:table-cell office:value-type="float" office:value="96.4700854700855">
                <text:p>96.4700854700855</text:p>
              </table:table-cell>
              <table:table-cell office:value-type="float" office:value="83.4704612365064">
                <text:p>83.4704612365064</text:p>
              </table:table-cell>
              <table:table-cell office:value-type="float" office:value="117.675934803452">
                <text:p>117.675934803452</text:p>
              </table:table-cell>
              <table:table-cell office:value-type="float" office:value="119.061669829222">
                <text:p>119.061669829222</text:p>
              </table:table-cell>
              <table:table-cell office:value-type="float" office:value="125.858499525166">
                <text:p>125.858499525166</text:p>
              </table:table-cell>
              <table:table-cell office:value-type="float" office:value="95.1153474903475">
                <text:p>95.1153474903475</text:p>
              </table:table-cell>
              <table:table-cell office:value-type="float" office:value="116.525763358779">
                <text:p>116.525763358779</text:p>
              </table:table-cell>
              <table:table-cell office:value-type="float" office:value="104.942135367016">
                <text:p>104.942135367016</text:p>
              </table:table-cell>
              <table:table-cell office:value-type="float" office:value="116.778947368421">
                <text:p>116.778947368421</text:p>
              </table:table-cell>
              <table:table-cell office:value-type="float" office:value="116.21223709369">
                <text:p>116.21223709369</text:p>
              </table:table-cell>
              <table:table-cell office:value-type="float" office:value="119.406457739791">
                <text:p>119.406457739791</text:p>
              </table:table-cell>
              <table:table-cell office:value-type="float" office:value="110.885196422868">
                <text:p>110.885196422868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122.845061728395">
                <text:p>122.845061728395</text:p>
              </table:table-cell>
              <table:table-cell office:value-type="float" office:value="105.527769347496">
                <text:p>105.527769347496</text:p>
              </table:table-cell>
              <table:table-cell office:value-type="float" office:value="94.4348297213622">
                <text:p>94.4348297213622</text:p>
              </table:table-cell>
              <table:table-cell office:value-type="float" office:value="116.987920489297">
                <text:p>116.987920489297</text:p>
              </table:table-cell>
              <table:table-cell office:value-type="float" office:value="117.570764617691">
                <text:p>117.570764617691</text:p>
              </table:table-cell>
              <table:table-cell office:value-type="float" office:value="127.604229607251">
                <text:p>127.604229607251</text:p>
              </table:table-cell>
              <table:table-cell office:value-type="float" office:value="92.5616822429907">
                <text:p>92.5616822429907</text:p>
              </table:table-cell>
              <table:table-cell office:value-type="float" office:value="117.190425531915">
                <text:p>117.190425531915</text:p>
              </table:table-cell>
              <table:table-cell office:value-type="float" office:value="105.345645645646">
                <text:p>105.345645645646</text:p>
              </table:table-cell>
              <table:table-cell office:value-type="float" office:value="118.168827160494">
                <text:p>118.168827160494</text:p>
              </table:table-cell>
              <table:table-cell office:value-type="float" office:value="120.321289355322">
                <text:p>120.321289355322</text:p>
              </table:table-cell>
              <table:table-cell office:value-type="float" office:value="122.995475113122">
                <text:p>122.995475113122</text:p>
              </table:table-cell>
              <table:table-cell office:value-type="float" office:value="113.531078680203">
                <text:p>113.53107868020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</office:styles>
</office:document-styles>
</file>